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justify" style:justify-single-word="false" fo:text-indent="0.1965in" style:auto-text-indent="false"/>
      <style:text-properties officeooo:paragraph-rsid="001c1a51"/>
    </style:style>
    <style:style style:name="P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1f0c1e"/>
    </style:style>
    <style:style style:name="P5"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1f0c1e"/>
    </style:style>
    <style:style style:name="P6"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22071c"/>
    </style:style>
    <style:style style:name="P7"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26e3e5"/>
    </style:style>
    <style:style style:name="P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41224a"/>
    </style:style>
    <style:style style:name="P9" style:family="paragraph" style:parent-style-name="Text_20_body">
      <style:paragraph-properties fo:margin-left="0in" fo:margin-right="0in" fo:text-align="center" style:justify-single-word="false" fo:text-indent="0.1965in" style:auto-text-indent="false"/>
    </style:style>
    <style:style style:name="P10"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officeooo:paragraph-rsid="001b9694"/>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6"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7"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8"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2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language="en" fo:country="US" officeooo:paragraph-rsid="001c1a51"/>
    </style:style>
    <style:style style:name="P23"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24"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5"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6"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fo:background-color="transparent"/>
    </style:style>
    <style:style style:name="P2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3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4" style:family="paragraph" style:parent-style-name="Text_20_body">
      <style:paragraph-properties fo:margin-left="0in" fo:margin-right="0in" fo:text-align="justify" style:justify-single-word="false" fo:text-indent="0.1965in" style:auto-text-indent="false"/>
      <style:text-properties fo:color="#6666ff"/>
    </style:style>
    <style:style style:name="P3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7" style:family="paragraph" style:parent-style-name="Text_20_body">
      <style:paragraph-properties fo:margin-left="0in" fo:margin-right="0in" fo:text-align="justify" style:justify-single-word="false" fo:text-indent="0.1965in" style:auto-text-indent="false"/>
      <style:text-properties fo:color="#800000"/>
    </style:style>
    <style:style style:name="P3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4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4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6"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paragraph-rsid="002aae77"/>
    </style:style>
    <style:style style:name="P47"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paragraph-rsid="002c6dd7"/>
    </style:style>
    <style:style style:name="P48"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paragraph-rsid="00368a13"/>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3d08f0"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f0c1e" fo:background-color="transparent"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c1a51" style:font-style-asian="normal" style:font-style-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officeooo:paragraph-rsid="001c1a51"/>
    </style:style>
    <style:style style:name="P63"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officeooo:paragraph-rsid="00205062"/>
    </style:style>
    <style:style style:name="P64"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officeooo:rsid="0022071c" officeooo:paragraph-rsid="0022071c"/>
    </style:style>
    <style:style style:name="P65"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rsid="002c6dd7" officeooo:paragraph-rsid="00330856"/>
    </style:style>
    <style:style style:name="P6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6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68"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0" style:family="paragraph" style:parent-style-name="Text_20_body">
      <style:paragraph-properties fo:margin-left="0in" fo:margin-right="0in" fo:text-align="justify" style:justify-single-word="false" fo:text-indent="0.1965in" style:auto-text-indent="false"/>
      <style:text-properties fo:color="#0000ff"/>
    </style:style>
    <style:style style:name="P71"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73"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74"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7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87" style:family="paragraph" style:parent-style-name="Footnot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88" style:family="paragraph" style:parent-style-name="Text_20_body">
      <style:paragraph-properties fo:text-align="justify" style:justify-single-word="false"/>
    </style:style>
    <style:style style:name="P89" style:family="paragraph" style:parent-style-name="Text_20_body">
      <style:text-properties fo:language="ru" fo:country="RU"/>
    </style:style>
    <style:style style:name="P90" style:family="paragraph" style:parent-style-name="Text_20_body">
      <loext:graphic-properties draw:fill="solid" draw:fill-color="#eeeeee" draw:opacity="100%"/>
      <style:paragraph-properties fo:background-color="#eeeeee"/>
      <style:text-properties fo:language="ru" fo:country="RU"/>
    </style:style>
    <style:style style:name="P91"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92" style:family="paragraph" style:parent-style-name="Text_20_body">
      <loext:graphic-properties draw:fill="solid" draw:fill-color="#eeeeee" draw:opacity="100%"/>
      <style:paragraph-properties fo:background-color="#eeeeee"/>
    </style:style>
    <style:style style:name="P93" style:family="paragraph" style:parent-style-name="First_20_line_20_indent">
      <loext:graphic-properties draw:fill="solid" draw:fill-color="#eeeeee" draw:opacity="100%"/>
      <style:paragraph-properties fo:background-color="#eeeeee"/>
      <style:text-properties fo:language="ru" fo:country="RU"/>
    </style:style>
    <style:style style:name="P94"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95" style:family="paragraph" style:parent-style-name="Text_20_body">
      <style:paragraph-properties fo:margin-left="0in" fo:margin-right="0in" fo:text-align="justify" style:justify-single-word="false" fo:text-indent="0in" style:auto-text-indent="false"/>
    </style:style>
    <style:style style:name="P96" style:family="paragraph" style:parent-style-name="Text_20_body">
      <style:paragraph-properties fo:margin-left="0in" fo:margin-right="0in" fo:text-align="justify" style:justify-single-word="false" fo:text-indent="0in" style:auto-text-indent="false"/>
      <style:text-properties fo:color="#800000"/>
    </style:style>
    <style:style style:name="P97"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98" style:family="paragraph" style:parent-style-name="Text_20_body">
      <style:paragraph-properties fo:margin-left="0in" fo:margin-right="0in" fo:text-align="center" style:justify-single-word="false" fo:text-indent="0in" style:auto-text-indent="false"/>
    </style:style>
    <style:style style:name="P99"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0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0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0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0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07" style:family="paragraph" style:parent-style-name="Footnote">
      <style:paragraph-properties fo:margin-left="0in" fo:margin-right="0in" fo:text-indent="0in" style:auto-text-indent="false"/>
      <style:text-properties fo:language="en" fo:country="US"/>
    </style:style>
    <style:style style:name="P108" style:family="paragraph" style:parent-style-name="Footnote">
      <style:text-properties fo:language="en" fo:country="US"/>
    </style:style>
    <style:style style:name="P109" style:family="paragraph" style:parent-style-name="Footnote">
      <style:text-properties fo:language="ru" fo:country="RU"/>
    </style:style>
    <style:style style:name="P110" style:family="paragraph" style:parent-style-name="Footnote">
      <style:text-properties fo:color="#800000" fo:language="ru" fo:country="RU"/>
    </style:style>
    <style:style style:name="P111" style:family="paragraph" style:parent-style-name="Footnote">
      <style:text-properties style:use-window-font-color="true" fo:language="ru" fo:country="RU"/>
    </style:style>
    <style:style style:name="P11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1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1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1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1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19" style:family="paragraph" style:parent-style-name="Text_20_body" style:list-style-name="L1">
      <style:paragraph-properties fo:text-align="justify" style:justify-single-word="false"/>
    </style:style>
    <style:style style:name="P120" style:family="paragraph" style:parent-style-name="Text_20_body" style:list-style-name="L1">
      <style:paragraph-properties fo:text-align="justify" style:justify-single-word="false"/>
      <style:text-properties fo:language="ru" fo:country="RU"/>
    </style:style>
    <style:style style:name="P121" style:family="paragraph" style:parent-style-name="Text_20_body" style:list-style-name="L2">
      <style:paragraph-properties fo:text-align="justify" style:justify-single-word="false"/>
      <style:text-properties fo:language="ru" fo:country="RU"/>
    </style:style>
    <style:style style:name="P122" style:family="paragraph" style:parent-style-name="Text_20_body" style:list-style-name="L3">
      <style:text-properties fo:language="ru" fo:country="RU"/>
    </style:style>
    <style:style style:name="P123" style:family="paragraph" style:parent-style-name="Text_20_body">
      <loext:graphic-properties draw:fill="solid" draw:fill-color="#eeeeee" draw:opacity="100%"/>
      <style:paragraph-properties fo:background-color="#eeeeee"/>
    </style:style>
    <style:style style:name="P124"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25"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paragraph-rsid="0042c18f"/>
    </style:style>
    <style:style style:name="P126"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paragraph-rsid="00440318"/>
    </style:style>
    <style:style style:name="P127"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paragraph-rsid="00523cef"/>
    </style:style>
    <style:style style:name="P128"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rsid="00458b63" officeooo:paragraph-rsid="00458b63"/>
    </style:style>
    <style:style style:name="P129"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rsid="00458b63" officeooo:paragraph-rsid="004cbe0c"/>
    </style:style>
    <style:style style:name="P130"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rsid="004dddfe" officeooo:paragraph-rsid="004e9489"/>
    </style:style>
    <style:style style:name="P131"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rsid="00500184" officeooo:paragraph-rsid="00500184"/>
    </style:style>
    <style:style style:name="P132"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rsid="00523cef" officeooo:paragraph-rsid="00523cef"/>
    </style:style>
    <style:style style:name="P133"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34"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3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3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38" style:family="paragraph" style:parent-style-name="Heading_20_2">
      <style:text-properties fo:language="en" fo:country="US"/>
    </style:style>
    <style:style style:name="P139" style:family="paragraph" style:parent-style-name="Heading_20_2">
      <style:text-properties fo:language="ru" fo:country="RU"/>
    </style:style>
    <style:style style:name="P140" style:family="paragraph" style:parent-style-name="Heading_20_2">
      <loext:graphic-properties draw:fill="solid" draw:fill-color="#eeeeee" draw:opacity="100%"/>
      <style:paragraph-properties fo:background-color="#eeeeee"/>
      <style:text-properties fo:language="ru" fo:country="RU"/>
    </style:style>
    <style:style style:name="P141" style:family="paragraph" style:parent-style-name="Heading_20_2">
      <loext:graphic-properties draw:fill="solid" draw:fill-color="#eeeeee" draw:opacity="100%"/>
      <style:paragraph-properties fo:background-color="#eeeeee"/>
    </style:style>
    <style:style style:name="P142" style:family="paragraph" style:parent-style-name="Heading_20_1">
      <loext:graphic-properties draw:fill="solid" draw:fill-color="#eeeeee" draw:opacity="100%"/>
      <style:paragraph-properties fo:background-color="#eeeeee"/>
    </style:style>
    <style:style style:name="P143" style:family="paragraph" style:parent-style-name="Heading_20_1">
      <style:paragraph-properties fo:margin-left="0in" fo:margin-right="0in" fo:text-align="center" style:justify-single-word="false" fo:text-indent="0.1965in" style:auto-text-indent="false"/>
    </style:style>
    <style:style style:name="P144"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P145" style:family="paragraph" style:parent-style-name="Footnote">
      <style:text-properties style:use-window-font-color="true"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18aacc"/>
    </style:style>
    <style:style style:name="T6" style:family="text">
      <style:text-properties fo:language="ru" fo:country="RU" officeooo:rsid="00205062"/>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fo:font-style="normal" officeooo:rsid="00440318" style:font-style-asian="normal" style:font-style-complex="normal"/>
    </style:style>
    <style:style style:name="T10" style:family="text">
      <style:text-properties fo:language="en" fo:country="US" fo:font-style="normal" officeooo:rsid="002c6dd7" style:font-style-asian="normal" style:font-style-complex="normal"/>
    </style:style>
    <style:style style:name="T11" style:family="text">
      <style:text-properties fo:language="en" fo:country="US" fo:font-style="normal" officeooo:rsid="004cbe0c" style:font-style-asian="normal" style:font-style-complex="normal"/>
    </style:style>
    <style:style style:name="T12" style:family="text">
      <style:text-properties fo:language="en" fo:country="US" fo:font-style="normal" officeooo:rsid="004e9489" style:font-style-asian="normal" style:font-style-complex="normal"/>
    </style:style>
    <style:style style:name="T13" style:family="text">
      <style:text-properties fo:language="en" fo:country="US" fo:font-style="normal" officeooo:rsid="004fc213" style:font-style-asian="normal" style:font-style-complex="normal"/>
    </style:style>
    <style:style style:name="T14" style:family="text">
      <style:text-properties fo:language="en" fo:country="US" fo:font-style="normal" officeooo:rsid="00545ea4" style:font-style-asian="normal" style:font-style-complex="normal"/>
    </style:style>
    <style:style style:name="T15" style:family="text">
      <style:text-properties fo:language="en" fo:country="US" fo:font-style="italic" style:font-style-asian="italic" style:font-style-complex="italic"/>
    </style:style>
    <style:style style:name="T16" style:family="text">
      <style:text-properties fo:language="en" fo:country="US" officeooo:rsid="002aae77"/>
    </style:style>
    <style:style style:name="T17" style:family="text">
      <style:text-properties fo:language="en" fo:country="US" officeooo:rsid="002c6dd7"/>
    </style:style>
    <style:style style:name="T18" style:family="text">
      <style:text-properties fo:language="en" fo:country="US" officeooo:rsid="002f3854"/>
    </style:style>
    <style:style style:name="T19" style:family="text">
      <style:text-properties fo:language="en" fo:country="US" officeooo:rsid="0031d661"/>
    </style:style>
    <style:style style:name="T20" style:family="text">
      <style:text-properties fo:language="en" fo:country="US" officeooo:rsid="00330856"/>
    </style:style>
    <style:style style:name="T21" style:family="text">
      <style:text-properties fo:language="en" fo:country="US" officeooo:rsid="0034fc52"/>
    </style:style>
    <style:style style:name="T22" style:family="text">
      <style:text-properties fo:language="en" fo:country="US" officeooo:rsid="00368a13"/>
    </style:style>
    <style:style style:name="T23" style:family="text">
      <style:text-properties fo:language="en" fo:country="US" officeooo:rsid="0042c18f"/>
    </style:style>
    <style:style style:name="T24" style:family="text">
      <style:text-properties fo:language="en" fo:country="US" officeooo:rsid="00440318"/>
    </style:style>
    <style:style style:name="T25" style:family="text">
      <style:text-properties fo:language="en" fo:country="US" officeooo:rsid="0046e4c6"/>
    </style:style>
    <style:style style:name="T26" style:family="text">
      <style:text-properties fo:language="en" fo:country="US" officeooo:rsid="004adf7a"/>
    </style:style>
    <style:style style:name="T27" style:family="text">
      <style:text-properties fo:language="en" fo:country="US" officeooo:rsid="00510533"/>
    </style:style>
    <style:style style:name="T28" style:family="text">
      <style:text-properties fo:language="en" fo:country="US" officeooo:rsid="00523cef"/>
    </style:style>
    <style:style style:name="T29" style:family="text">
      <style:text-properties fo:language="en" fo:country="US" officeooo:rsid="0052d1f2"/>
    </style:style>
    <style:style style:name="T30" style:family="text">
      <style:text-properties fo:language="en" fo:country="US" officeooo:rsid="00532d0a"/>
    </style:style>
    <style:style style:name="T31" style:family="text">
      <style:text-properties fo:color="#ff3333"/>
    </style:style>
    <style:style style:name="T32" style:family="text">
      <style:text-properties fo:color="#ff3333" fo:language="ru" fo:country="RU"/>
    </style:style>
    <style:style style:name="T33" style:family="text">
      <style:text-properties fo:font-style="italic" style:font-style-asian="italic" style:font-style-complex="italic"/>
    </style:style>
    <style:style style:name="T34" style:family="text">
      <style:text-properties fo:color="#6666ff" fo:language="ru" fo:country="RU"/>
    </style:style>
    <style:style style:name="T35" style:family="text">
      <style:text-properties fo:color="#800000"/>
    </style:style>
    <style:style style:name="T36" style:family="text">
      <style:text-properties fo:color="#800000" fo:language="ru" fo:country="RU"/>
    </style:style>
    <style:style style:name="T37" style:family="text">
      <style:text-properties fo:color="#800000" fo:language="ru" fo:country="RU" fo:font-style="normal" style:font-style-asian="normal" style:font-style-complex="normal"/>
    </style:style>
    <style:style style:name="T38" style:family="text">
      <style:text-properties fo:color="#800000" fo:language="en" fo:country="US"/>
    </style:style>
    <style:style style:name="T39" style:family="text">
      <style:text-properties fo:color="#800000" fo:language="en" fo:country="US" fo:font-style="normal" style:font-style-asian="normal" style:font-style-complex="normal"/>
    </style:style>
    <style:style style:name="T40" style:family="text">
      <style:text-properties fo:color="#ff6600"/>
    </style:style>
    <style:style style:name="T41" style:family="text">
      <style:text-properties fo:color="#ff6600" fo:language="ru" fo:country="RU"/>
    </style:style>
    <style:style style:name="T42" style:family="text">
      <style:text-properties fo:font-weight="bold" style:font-weight-asian="bold" style:font-weight-complex="bold"/>
    </style:style>
    <style:style style:name="T43" style:family="text">
      <style:text-properties style:use-window-font-color="true"/>
    </style:style>
    <style:style style:name="T44" style:family="text">
      <style:text-properties style:use-window-font-color="true" fo:language="ru" fo:country="RU"/>
    </style:style>
    <style:style style:name="T45" style:family="text">
      <style:text-properties style:use-window-font-color="true" fo:language="ru" fo:country="RU" fo:font-style="normal" style:font-style-asian="normal" style:font-style-complex="normal"/>
    </style:style>
    <style:style style:name="T46" style:family="text">
      <style:text-properties style:use-window-font-color="true" fo:language="ru" fo:country="RU" fo:font-style="normal" officeooo:rsid="002aae77" style:font-style-asian="normal" style:font-style-complex="normal"/>
    </style:style>
    <style:style style:name="T47" style:family="text">
      <style:text-properties style:use-window-font-color="true" fo:language="ru" fo:country="RU" fo:font-style="normal" fo:font-weight="normal" style:font-style-asian="normal" style:font-weight-asian="normal" style:font-style-complex="normal" style:font-weight-complex="normal"/>
    </style:style>
    <style:style style:name="T48" style:family="text">
      <style:text-properties style:use-window-font-color="true" fo:language="en" fo:country="US"/>
    </style:style>
    <style:style style:name="T49" style:family="text">
      <style:text-properties style:use-window-font-color="true" fo:language="en" fo:country="US" fo:font-style="normal" style:font-style-asian="normal" style:font-style-complex="normal"/>
    </style:style>
    <style:style style:name="T50" style:family="text">
      <style:text-properties style:use-window-font-color="true" fo:font-style="normal" style:font-style-asian="normal" style:font-style-complex="normal"/>
    </style:style>
    <style:style style:name="T51" style:family="text">
      <style:text-properties style:use-window-font-color="true" fo:font-style="normal" officeooo:rsid="0018aacc" style:font-style-asian="normal" style:font-style-complex="normal"/>
    </style:style>
    <style:style style:name="T52" style:family="text">
      <style:text-properties style:use-window-font-color="true" fo:font-style="normal" officeooo:rsid="0018bca4" style:font-style-asian="normal" style:font-style-complex="normal"/>
    </style:style>
    <style:style style:name="T53" style:family="text">
      <style:text-properties style:use-window-font-color="true" fo:font-style="normal" officeooo:rsid="001a59cd" style:font-style-asian="normal" style:font-style-complex="normal"/>
    </style:style>
    <style:style style:name="T54" style:family="text">
      <style:text-properties style:use-window-font-color="true" fo:font-style="normal" officeooo:rsid="001fdda9" style:font-style-asian="normal" style:font-style-complex="normal"/>
    </style:style>
    <style:style style:name="T55" style:family="text">
      <style:text-properties style:use-window-font-color="true" fo:font-style="normal" officeooo:rsid="002aae77" style:font-style-asian="normal" style:font-style-complex="normal"/>
    </style:style>
    <style:style style:name="T56" style:family="text">
      <style:text-properties style:use-window-font-color="true" fo:font-style="normal" officeooo:rsid="00387489" style:font-style-asian="normal" style:font-style-complex="normal"/>
    </style:style>
    <style:style style:name="T57" style:family="text">
      <style:text-properties fo:background-color="transparent" loext:char-shading-value="0"/>
    </style:style>
    <style:style style:name="T58" style:family="text">
      <style:text-properties style:text-position="super 58%"/>
    </style:style>
    <style:style style:name="T59" style:family="text">
      <style:text-properties fo:color="#c5000b"/>
    </style:style>
    <style:style style:name="T60" style:family="text">
      <style:text-properties fo:language="fr" fo:country="FR"/>
    </style:style>
    <style:style style:name="T61" style:family="text">
      <style:text-properties fo:color="#0000ff"/>
    </style:style>
    <style:style style:name="T62" style:family="text">
      <style:text-properties fo:color="#3333ff"/>
    </style:style>
    <style:style style:name="T63" style:family="text">
      <style:text-properties fo:font-style="normal" style:font-style-asian="normal" style:font-style-complex="normal"/>
    </style:style>
    <style:style style:name="T64" style:family="text">
      <style:text-properties officeooo:rsid="0018aacc"/>
    </style:style>
    <style:style style:name="T65" style:family="text">
      <style:text-properties officeooo:rsid="001fdda9"/>
    </style:style>
    <style:style style:name="T66" style:family="text">
      <style:text-properties officeooo:rsid="00205062"/>
    </style:style>
    <style:style style:name="T67" style:family="text">
      <style:text-properties officeooo:rsid="0023e13e"/>
    </style:style>
    <style:style style:name="T68" style:family="text">
      <style:text-properties officeooo:rsid="0028db60"/>
    </style:style>
    <style:style style:name="T69" style:family="text">
      <style:text-properties officeooo:rsid="002aae77"/>
    </style:style>
    <style:style style:name="T70" style:family="text">
      <style:text-properties officeooo:rsid="002dae6e"/>
    </style:style>
    <style:style style:name="T71" style:family="text">
      <style:text-properties officeooo:rsid="003a6318"/>
    </style:style>
    <style:style style:name="T72" style:family="text">
      <style:text-properties officeooo:rsid="003b8dd9"/>
    </style:style>
    <style:style style:name="T73" style:family="text">
      <style:text-properties officeooo:rsid="003d08f0"/>
    </style:style>
    <style:style style:name="T74" style:family="text">
      <style:text-properties officeooo:rsid="003eddec"/>
    </style:style>
    <style:style style:name="T75" style:family="text">
      <style:text-properties officeooo:rsid="004888b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3" text:outline-level="1">Последний фанфик</text:h>
      <text:p text:style-name="P9">От Massaraksh</text:p>
      <text:p text:style-name="P11">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9">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5446150462128926832" text:style-name="L1">
        <text:list-item>
          <text:p text:style-name="P119">добавить детектив <text:span text:style-name="T1">(реализовано)</text:span>+ магические уроки/трактаты Старсвирла (реализовано)</text:p>
        </text:list-item>
        <text:list-item>
          <text:p text:style-name="P120">Терра несколько раз пытается убить Макса (один раз — в аквапарке). Несколько раз Макса спасает Селестия (даёт приказы Нексусу)</text:p>
        </text:list-item>
        <text:list-item>
          <text:p text:style-name="P120">Книги:</text:p>
        </text:list-item>
      </text:list>
      <text:list xml:id="list2324612749487051150" text:style-name="L2">
        <text:list-item>
          <text:p text:style-name="P121">«Великие грифоны прошлого» - из канона (5<text:span text:style-name="T7">s8e)</text:span></text:p>
        </text:list-item>
        <text:list-item>
          <text:p text:style-name="P121">«Высшие заклинания в повседневном использовании: от песчинки до дворца»</text:p>
        </text:list-item>
        <text:list-item>
          <text:p text:style-name="P121">«Малоизвестные аспекты магии трансформаций»</text:p>
        </text:list-item>
        <text:list-item>
          <text:p text:style-name="P12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1">Дасти Вейфарер «Зебрианская культура, быт и фольклор»</text:p>
        </text:list-item>
        <text:list-item>
          <text:p text:style-name="P121">«Краткая история Эквестрии»</text:p>
        </text:list-item>
        <text:list-item>
          <text:p text:style-name="P121">«Шедевры архитектуры Эквестрии» с разделом о Кантерлотском Королевском Дворце</text:p>
        </text:list-item>
        <text:list-item>
          <text:p text:style-name="P121">«Великие дела и великие чары». Страница 893: …</text:p>
        </text:list-item>
        <text:list-item>
          <text:p text:style-name="P121">«Природа Проклятий» - обмен</text:p>
        </text:list-item>
        <text:list-item>
          <text:p text:style-name="P121">«Магия для Чайников» - обмен</text:p>
        </text:list-item>
        <text:list-item>
          <text:p text:style-name="P121">«Энциклопедия Арканум» - обмен</text:p>
        </text:list-item>
        <text:list-item>
          <text:p text:style-name="P121">«О Гейсах» - обмен</text:p>
        </text:list-item>
        <text:list-item>
          <text:p text:style-name="P121">«Тайны Тайных Наук» - обмен</text:p>
        </text:list-item>
        <text:list-item>
          <text:p text:style-name="P121">«Основы Заклятий» - обмен</text:p>
        </text:list-item>
        <text:list-item>
          <text:p text:style-name="P121"><text:soft-page-break/>«Мамочка, А Что Это Истекает Из Моего Рога? - Введение В Магию Для Маленьких Единорогов» - обмен</text:p>
        </text:list-item>
      </text:list>
      <text:p text:style-name="P11"/>
      <text:h text:style-name="Heading_20_2" text:outline-level="2">Факты об Эквестрии <text:span text:style-name="T1">(согласовать с вики)</text:span></text:h>
      <text:list xml:id="list7067339176862477570" text:style-name="L3">
        <text:list-item>
          <text:p text:style-name="P12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2">Селестия — переменчивая пони. В одно время не строгая, а в другое может быть такой, что страшно становится</text:p>
        </text:list-item>
        <text:list-item>
          <text:p text:style-name="P12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2">Около 820-ти лет назад будущий маг Лайтнинг Стар поступил на обучение к наставнику Тииспоту</text:p>
        </text:list-item>
        <text:list-item>
          <text:p text:style-name="P12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2">У Селестии грива и хвост развеваются и переливаются от магического шампуня</text:p>
        </text:list-item>
        <text:list-item>
          <text:p text:style-name="P122">Тело Селестии очень крепкое — может выдержать несколько тонн земли</text:p>
        </text:list-item>
        <text:list-item>
          <text:p text:style-name="P122">Дискорд намного старше принцесс, его магия сильнее ихней на голову</text:p>
        </text:list-item>
        <text:list-item>
          <text:p text:style-name="P122">Луна младше Селестии на 3 года. Сёстрам около 5000 лет. По другим данным, Селестии около 2500 лет.</text:p>
        </text:list-item>
        <text:list-item>
          <text:p text:style-name="P122">Принцессы начали войну с Дискордом в возрасте, когда им было около 700 лет — и продолжалась война почти сто лет</text:p>
        </text:list-item>
        <text:list-item>
          <text:p text:style-name="P122">Самый главный враг сестёр и Дискорда — скука</text:p>
        </text:list-item>
        <text:list-item>
          <text:p text:style-name="P122">В Эквестрии на одного жеребца приходится четыре - пять кобыл</text:p>
        </text:list-item>
        <text:list-item>
          <text:p text:style-name="P12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2">Селестия в первые полторы тысячи лет путешествовала — и заварила несколько войн (две — с Эквестрией, в одной была против Луны)</text:p>
        </text:list-item>
        <text:list-item>
          <text:p text:style-name="P122">Настоящий цвет гривы Селестии — клубнично-розовая. Радужный цвет гривы и хвоста поддерживается магией</text:p>
        </text:list-item>
        <text:list-item>
          <text:p text:style-name="P122">Кроме Дискорда, старше сестёр ещё старейшина драконов</text:p>
        </text:list-item>
        <text:list-item>
          <text:p text:style-name="P122">Кэйденс не прожила и 60-ти лет и является низкорожденной</text:p>
        </text:list-item>
        <text:list-item>
          <text:p text:style-name="P12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22">Народ тихо фигел от нововведений и с ещё большим ожесточением продолжал делать по-своему</text:p>
        </text:list-item>
        <text:list-item>
          <text:p text:style-name="P12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2">Когда пони женятся, они обмениваются ножными браслетами</text:p>
        </text:list-item>
        <text:list-item>
          <text:p text:style-name="P122">Светилами, кроме сестёр, могут управлять единороги (группы), Дискорд, Твайлайт и Старсвирл</text:p>
        </text:list-item>
        <text:list-item>
          <text:p text:style-name="P122">Королева Кризалис — правительница Зелёной Долины</text:p>
        </text:list-item>
        <text:list-item>
          <text:p text:style-name="P122">Мать Луны и Селестии — аликорн Лорен. Мать Дискорда — Алиса (пони-человек)</text:p>
        </text:list-item>
        <text:list-item>
          <text:p text:style-name="P12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8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8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88">Искусственный интеллект. Создан Владом и Максом. Разработан для управления корпорациями.</text:p>
      <text:h text:style-name="Heading_20_3" text:outline-level="3">Норф</text:h>
      <text:p text:style-name="P88">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8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7">(2500 ?)</text:span>. Страдает о скуки.</text:p>
      <text:h text:style-name="Heading_20_3" text:outline-level="3">Луна</text:h>
      <text:p text:style-name="P8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8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8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8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5">Единорог. Холост, молод, мечтателен. Живёт в Кантерлоте. В свободное время рисует облака.</text:p>
      <text:h text:style-name="Heading_20_3" text:outline-level="3">Алекс</text:h>
      <text:p text:style-name="P95">Менеджер проектов, над одним из которых (Нексус) работает Макс.</text:p>
      <text:h text:style-name="Heading_20_3" text:outline-level="3">Ростик</text:h>
      <text:p text:style-name="P95">Лидер команды тестировщиков</text:p>
      <text:h text:style-name="Heading_20_3" text:outline-level="3">Стас</text:h>
      <text:p text:style-name="P95">Программист-новичок в команде Макса.</text:p>
      <text:h text:style-name="Heading_20_3" text:outline-level="3"><text:soft-page-break/>Рома</text:h>
      <text:p text:style-name="P95">Программист в команде UI-программистов</text:p>
      <text:h text:style-name="Heading_20_3" text:outline-level="3">Анджела</text:h>
      <text:p text:style-name="P95">Сисадмин. Флиртует с Максом.</text:p>
      <text:p text:style-name="P95"/>
      <text:h text:style-name="Heading_20_2" text:outline-level="2">Положения</text:h>
      <text:p text:style-name="P9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34">В <text:span text:style-name="T1">конце</text:span> каждой главы <text:span text:style-name="T1">(чтобы не спойлерить)</text:span> - рисунок мозаики, отображающий суть главы.</text:p>
      <text:p text:style-name="P34"/>
      <text:h text:style-name="P138" text:outline-level="2">1. Терра</text:h>
      <text:p text:style-name="P33">музыка - кондовая электронная, холодная и отчаянная (Electronics “Disappointed”)</text:p>
      <text:p text:style-name="P97">&lt;Добавить угрозу ядерной войны&gt;</text:p>
      <text:p text:style-name="P9">***</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11">Я прислонился к стойке с коньяком и закрыл глаза.</text:p>
      <text:p text:style-name="P14">Блядь, как хочется послать его нахуй.</text:p>
      <text:p text:style-name="P11">–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11">Алекс тараторил без умолку, <text:span text:style-name="T35">и я понял, что он близок к срыву</text:span>. </text:p>
      <text:p text:style-name="P1">Я <text:span text:style-name="T1">поставил бутылку</text:span> в тележку и направился к выходу.</text:p>
      <text:p text:style-name="P11">– Я даже не смогу зайти в офис. Я выкинул пропуск в унитаз.</text:p>
      <text:p text:style-name="P15">– Макс, не беспокойся, охрана уже в курсе. Тебе выдадут временный.</text:p>
      <text:p text:style-name="P1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1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8"><text:note text:id="ftn1" text:note-class="footnote"><text:note-citation>1</text:note-citation><text:note-body><text:p text:style-name="P108">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8">Team lead — г<text:span text:style-name="T1">лавный программист команды, работающей над проектом</text:span></text:p></text:note-body></text:note> проекта ушёл в запой, семь лет работы в жопу?</text:p>
      <text:p text:style-name="P14">Блядь!</text:p>
      <text:p text:style-name="P11">– Ладно, <text:span text:style-name="T7">уболтал</text:span>. Загляну на огонёк. Но ничего не обещаю. Честно говоря, мне плевать.</text:p>
      <text:p text:style-name="P11">Треск помех не смог скрыть выдох на той стороне трубки.</text:p>
      <text:p text:style-name="P11">– Спасибо, Макс. Я знал, что на тебя можно рассчитывать. Оплата, как договорились.</text:p>
      <text:p text:style-name="P29"><text:span text:style-name="T1">Пиздец! Мало того, что годы без отпусков на работе просиживал, так и теперь от них не спрячешься.</text:span><text:span text:style-name="T7">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9">***</text:p>
      <text:p text:style-name="P4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3">В уголке <text:span text:style-name="T7">RnD-</text:span><text:span text:style-name="T1">зоны</text:span><text:span text:style-name="T1"><text:note text:id="ftn3" text:note-class="footnote"><text:note-citation>3</text:note-citation><text:note-body><text:p text:style-name="P10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7">UI</text:span>-программистов.</text:p>
      <text:p text:style-name="P43">Я повесил куртку на спинку кресла и включил комп.</text:p>
      <text:p text:style-name="P4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3">Я запустил административную консоль и ввёл <text:span text:style-name="T1">логин и пароль</text:span>. Голосовой модуль у нас ещё не отлажен, обойдёмся текстом.</text:p>
      <text:p text:style-name="P23"/>
      <text:p text:style-name="P66"><text:span text:style-name="T7">&gt;\</text:span>Привет, Нексус. Это Макс.</text:p>
      <text:p text:style-name="P66"><text:span text:style-name="T7">&lt;\</text:span>Привет Макс. <text:span text:style-name="T1">Рад тебя видеть. Где ты отсутствовал три дня?</text:span></text:p>
      <text:p text:style-name="P66"><text:span text:style-name="T7">&gt;\</text:span><text:span text:style-name="T1">Неважно.</text:span><text:span text:style-name="T7"> </text:span>Выдай <text:span text:style-name="T1">общую </text:span>диагностику <text:span text:style-name="T1">на экран</text:span> в сжатом формате.</text:p>
      <text:p text:style-name="P31"/>
      <text:p text:style-name="P43">Так, что тут у нас? По логам видно, что <text:s/>три последних запроса вызвали сбои в работе кластера и заставили перегрузиться один из хостов.</text:p>
      <text:p text:style-name="P43">Введём-ка парочку <text:span text:style-name="T1">простейших</text:span> вопросов <text:span text:style-name="T1">для разминки</text:span>.</text:p>
      <text:p text:style-name="P43"/>
      <text:p text:style-name="P66"><text:span text:style-name="T7">&gt;\</text:span>Как называется наш проект?</text:p>
      <text:p text:style-name="P66"><text:span text:style-name="T7">&lt;\</text:span>Дайсон.</text:p>
      <text:p text:style-name="P66"><text:span text:style-name="T7">&gt;\</text:span>Сколько тебе лет?</text:p>
      <text:p text:style-name="P66"><text:soft-page-break/><text:span text:style-name="T7">&lt;\</text:span>Два года с начала запуска кластера.</text:p>
      <text:p text:style-name="P66"><text:span text:style-name="T7">&gt;\</text:span>Какой сейчас год?</text:p>
      <text:p text:style-name="P66"><text:span text:style-name="T7">&gt;\</text:span>202<text:span text:style-name="T1">6</text:span>-й.</text:p>
      <text:p text:style-name="P32"/>
      <text:p text:style-name="P43">Так, на закрытые словарные вопросы ответы есть <text:span text:style-name="T1">—</text:span> значит, речевой транслятор и база знаний в порядке.</text:p>
      <text:p text:style-name="P43">Проверим бизнес-логику на тестовой задачке.</text:p>
      <text:p text:style-name="P42"/>
      <text:p text:style-name="P66"><text:span text:style-name="T7">&gt;\</text:span>Нексус, отключи память <text:span text:style-name="T1">заданий</text:span> за последнюю неделю.</text:p>
      <text:p text:style-name="P66"><text:span text:style-name="T7">&lt;\</text:span>Выполнено.</text:p>
      <text:p text:style-name="P66"><text:span text:style-name="T7">&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6"><text:span text:style-name="T7">&lt;\</text:span><text:span text:style-name="T1">Тебя понял. Читаю задачу...</text:span></text:p>
      <text:p text:style-name="P67">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7">Ограничени<text:span text:style-name="T1">е 1:</text:span><text:span text:style-name="T7"> </text:span><text:span text:style-name="T1">нельзя</text:span> подать в суд на компанию Б и ждать результатов, так как за время разбирательства компания А обанкротится.</text:p>
      <text:p text:style-name="P67">Ограничени<text:span text:style-name="T1">е 2: решение должно находиться в правовых рамках уголовного и административного кодекса.</text:span></text:p>
      <text:p text:style-name="P67">Задание:<text:span text:style-name="T7">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7"><text:span text:style-name="T7">&lt;\</text:span><text:span text:style-name="T1">Выполняю задачу</text:span>...</text:p>
      <text:p text:style-name="P67"><text:span text:style-name="T7">&lt;\</text:span>...</text:p>
      <text:p text:style-name="P67"><text:span text:style-name="T7">&lt;\</text:span>Решение:</text:p>
      <text:p text:style-name="P67"><text:span text:style-name="T7">&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7"><text:span text:style-name="T7">&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9">Подробный план действий по дням приведен в файле «Война корпораций_A_06.09.2026_23<text:span text:style-name="T7">:47.bmf»</text:span></text:p>
      <text:p text:style-name="P31"/>
      <text:p text:style-name="P40">&lt;<text:span text:style-name="T1">как-то говённо. Улучшить</text:span>&gt;</text:p>
      <text:p text:style-name="P43">Хм, не понял? Ч<text:span text:style-name="T1">ё</text:span> за хрень?</text:p>
      <text:p text:style-name="P43"/>
      <text:p text:style-name="P66"><text:span text:style-name="T7">&gt;</text:span>\Нексус, почему ты используешь жёсткие настройки <text:span text:style-name="T1">для решения задачи</text:span>?</text:p>
      <text:p text:style-name="P66"><text:span text:style-name="T7">&lt;\</text:span>Настройки правильные, <text:span text:style-name="T1">Макс</text:span>.</text:p>
      <text:p text:style-name="P32"/>
      <text:p text:style-name="P43">Хм. Кто-то из релиз-команды лажанулся <text:span text:style-name="T1">с бизнес-настройками</text:span><text:span text:style-name="T7">?</text:span> Ладно, <text:span text:style-name="T1">это не моё дело, на стабильность работы это не влияет. П</text:span>роехали.</text:p>
      <text:p text:style-name="P43"><text:span text:style-name="T1">Ч</text:span>то у нас с аналитикой?</text:p>
      <text:p text:style-name="P23"/>
      <text:p text:style-name="P66"><text:span text:style-name="T7">&gt;</text:span>\Нексус, <text:span text:style-name="T1">в неком городе живёт брадобрей, который бреет всех людей, которые не бреются сами. Вопрос: кто бреет брадобрея</text:span>?</text:p>
      <text:p text:style-name="P32"/>
      <text:p text:style-name="P43">Вместо ответа Нексус выплюнул в консоль длинную строку букв и служебных символов, среди которых бросилась в глаза строка “<text:span text:style-name="T42">incompartible interface Analytics v.0.93 beta</text:span>”</text:p>
      <text:p text:style-name="P43">Ага, уже теплее.</text:p>
      <text:p text:style-name="P43"/>
      <text:p text:style-name="P66"><text:span text:style-name="T7">&gt;</text:span>\Нексус, выдай <text:span text:style-name="T1">краткую </text:span>диагностику модулей <text:span text:style-name="T1">аналитики</text:span></text:p>
      <text:p text:style-name="P43"/>
      <text:p text:style-name="P43">Йо! </text:p>
      <text:p text:style-name="P43">Видеокамеры молча наблюдают за поднятым вверх <text:span text:style-name="T1">большим пальцем</text:span>.</text:p>
      <text:p text:style-name="P43">Всё понятно. Версия аналитического модуля устарела и стала несовместимой с последним релизом кибермозга. </text:p>
      <text:p text:style-name="P43">Набираю номер прожект-мэнеджера.</text:p>
      <text:p text:style-name="P43"><text:span text:style-name="T7">–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3"><text:span text:style-name="T7">– </text:span>Окей. Спасибо, Макс. <text:span text:style-name="T1">Выручил.</text:span></text:p>
      <text:p text:style-name="P4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6">– Но эти установки работают не в тестовом кластере, а на продакшене.</text:p>
      <text:p text:style-name="P16">– Забей, это не наше дело.</text:p>
      <text:p text:style-name="P43"><text:span text:style-name="T1">– </text:span>Ааа, понятно. Ну ладно, у меня всё. <text:span text:style-name="T1">Отбой</text:span>!</text:p>
      <text:p text:style-name="P44"><text:span text:style-name="T1">– Отбой</text:span>. <text:span text:style-name="T1">Ещё раз спасибо, что помог. Жаль, что ты ушёл</text:span><text:span text:style-name="T7">.</text:span></text:p>
      <text:p text:style-name="P73">Гудки.</text:p>
      <text:p text:style-name="P43"><text:soft-page-break/><text:span text:style-name="T1">У</text:span>ходя попрощался с охранником, <text:span text:style-name="T1">увлечённо исследующим тему педофилии</text:span>.</text:p>
      <text:p text:style-name="P43">Всё, свободен. Хотя <text:s/><text:span text:style-name="T1">воскресенье</text:span> уже испорчен<text:span text:style-name="T1">о</text:span>.</text:p>
      <text:p text:style-name="P43"/>
      <text:p text:style-name="P98">***</text:p>
      <text:p text:style-name="P98"/>
      <text:p text:style-name="P11">На улице моросил дождь. Я шарил по карманам в поисках ключей от машины, когда в плечо похлопали.</text:p>
      <text:p text:style-name="P11">Я обернулся. За спиной подслеповато осклабился бородатый зачуханый мужик в рваных джинсах и свитере.</text:p>
      <text:p text:style-name="P11">– Слышь, браток, дай на опохмел? Мочи нет, в глотке пересохло. Спать не могу, глюки всякие снятся.</text:p>
      <text:p text:style-name="P11">От нечего делать, пока роюсь в карманах, спросил:</text:p>
      <text:p text:style-name="P11">– И что же за глюки тебе снятся, мужик?</text:p>
      <text:p text:style-name="P11">–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11">Я хотел было ответить, что лечиться опохмелом от белой горячки — плохая идея, но тут на меня накатило.</text:p>
      <text:p text:style-name="P11">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11">– Так чего, дашь на успокоение нервов? Не жлобись, мужик, будь другом? – повторный оклик нищего вернул меня к реальности.</text:p>
      <text:p text:style-name="P11">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11">– На. – я протянул ему кулёк с Бакарди.</text:p>
      <text:p text:style-name="P11">– О, – обрадовался мужик. – Ромчик! То, что надо! Спасибо, бро!</text:p>
      <text:p text:style-name="P11">Бродяга пошлёпал в дождь.</text:p>
      <text:p text:style-name="P11">Я смотрел ему вслед, пытаясь вспомнить детали образа, на мгновение проступившего во тьме.</text:p>
      <text:p text:style-name="P17"/>
      <text:p text:style-name="P17">***</text:p>
      <text:p text:style-name="P1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8">Junior — <text:span text:style-name="T1">младший программист.</text:span></text:p></text:note-body></text:note></text:span><text:span text:style-name="T1">, а оглянуться не успел — и уже лидер проекта, входящего в </text:span><text:span text:style-name="T7">Top 100. </text:span>И жизнь складывается в систему, из которой не выскочишь.</text:p>
      <text:p text:style-name="P11">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7">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11">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11"><text:soft-page-break/>Рыбки ужин не требовали, но, в отличие от Крысы, были живыми. Я достал упаковку корма из-под стула и отсыпал порцию в мерный стаканчик.</text:p>
      <text:p text:style-name="P11">– Гули-гули-гули!</text:p>
      <text:p text:style-name="P11">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36">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11">Сосущее чувство усилилось.</text:p>
      <text:p text:style-name="P11">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9">***</text:p>
      <text:p text:style-name="P9"/>
      <text:p text:style-name="P1">Грохот улицы не достигал крыши 24-хэтажного корпуса <text:span text:style-name="T35">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11">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9"><text:soft-page-break/><text:span text:style-name="T1">Блядь</text:span>, что за мысли пошли!</text:p>
      <text:p text:style-name="P1">Я вспомнил Влада, <text:span text:style-name="T7">&lt;</text:span><text:span text:style-name="T36">месяц</text:span><text:span text:style-name="T7">&gt;</text:span> назад прыгнувшего с крыши <text:span text:style-name="T1">своей</text:span> многоэтажки.</text:p>
      <text:p text:style-name="P29">Нет, это не для меня. Я сюда пришёл подышать воздухом. И только.</text:p>
      <text:p text:style-name="P1">Влад тогда совершил глупость, большую глупость. Я ему давно го<text:span text:style-name="T57">ворил </text:span><text:span text:style-name="T2">—</text:span><text:span text:style-name="T57">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4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3">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7">А у нас получается... </text:span><text:span text:style-name="T2">–</text:span><text:span text:style-name="T57">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8">AI <text:span text:style-name="T2">– </text:span><text:span text:style-name="T5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text:soft-page-break/>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33">Картинка дёрнулась и поплыла, звёзды опять стали вращаться.</text:span> </text:p>
      <text:p text:style-name="P1">Теряю сознание, что ли? Надо отойти от перил. Надо...</text:p>
      <text:p text:style-name="P2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7">2. </text:span>Дом, любимый дом</text:h>
      <text:p text:style-name="P69">Музыка быстрая, тревожная, надорваная и печальная (Pet Shop Boys “So Hard” ?)</text:p>
      <text:p text:style-name="P35"/>
      <text:p text:style-name="P9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7"/>
      <text:p text:style-name="P3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35"/>
      <text:p text:style-name="P43"><text:soft-page-break/>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3">Единорог поднял голову.</text:p>
      <text:p text:style-name="P43"><text:span text:style-name="T7">–</text:span> Она очнулась.</text:p>
      <text:p text:style-name="P1">Сразу стало ясно три вещи.</text:p>
      <text:p text:style-name="P1">1) Единорог <text:span text:style-name="T7">—</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5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7">, </text:span><text:span text:style-name="T2">а от снотворного таких глюков у меня ни разу не было</text:span><text:span text:style-name="T57">.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36">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7">облака.&lt;</text:span><text:span text:style-name="T36">Описание получше. Подземелье</text:span><text:span text:style-name="T7">&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48">проводник</text:span>??? А?!! Ахахахахахаха! <text:span text:style-name="T7">–</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3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7">&lt;</text:span><text:span text:style-name="T36">парой сезонов</text:span><text:span text:style-name="T7">&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11">Я даже начал было смотреть серии по собственной инициативе, но после самоубийства Влада не мог к ним вернуться.</text:p>
      <text:p text:style-name="P45"><text:soft-page-break/><text:span text:style-name="T1">–</text:span> Такая <text:span text:style-name="T3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5"><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7">!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11">&lt;<text:span text:style-name="T59">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11">– Сестрица, не позорься! – шикнула на Селестию тёмная аликорница. – Не выдавай желаемое за действительное хотя бы при посторонних.</text:p>
      <text:p text:style-name="P11">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36">Именно Селестия нашла пророчество-заклинание Свирла и настояла на его исполнении</text:span><text:span text:style-name="T7">&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7">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11">– Что происходит? Как я тут очутился вообще?</text:p>
      <text:p text:style-name="P11">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11">Дискорд нахмурился и бросил в сторону, ковыряясь когтём в зубе.</text:p>
      <text:p text:style-name="P11">–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11">– <text:s/>А что, в Винг-Поинте вас не учили, что оставлять пост без приказа <text:s/>— недопустимо? – отпустил он уже пегасу.</text:p>
      <text:p text:style-name="P11">На скулах жеребца заиграли желваки. Крыло с металлическими перьевыми протезами начало коротко подёргиваться.</text:p>
      <text:p text:style-name="P1"><text:soft-page-break/><text:span text:style-name="T1">– Кимеринн, успокойтесь, пожалуйста. Этот заносчивый драконикус никогда не умел выбирать выражения.</text:span><text:span text:style-name="T7"> – </text:span><text:span text:style-name="T1">примирительно сказала Луна, шагнув ему навстречу.</text:span></text:p>
      <text:p text:style-name="P11">–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11">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11">–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11">–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11">– На себя посмотри! – огрызнулся Дискорд. – Призвала какую-то полудохлую обезьяну вместо с<text:span text:style-name="T43">верх</text:span>…</text:p>
      <text:p text:style-name="P11">Тут м<text:span text:style-name="T7">еня, </text:span>наконец,<text:span text:style-name="T7"> стошнило. Буквально вывернуло наизнанку: из носа текло, в глазах стояли слёзы. </text:span></text:p>
      <text:p text:style-name="P11"><text:span text:style-name="T7">Д</text:span>искорд сделал шаг в сторону, чтобы не попасть под брызги.</text:p>
      <text:p text:style-name="P1"><text:span text:style-name="T7">– </text:span><text:span text:style-name="T1">Присматривай получше за своим </text:span><text:bookmark text:name="result_box"/><text:span text:style-name="T60">Jack of Hearts</text:span><text:span text:style-name="T60"><text:note text:id="ftn7" text:note-class="footnote"><text:note-citation>7</text:note-citation><text:note-body><text:p text:style-name="Footnote"><text:bookmark text:name="result_box1"/><text:span text:style-name="T60">Jack of Hearts</text:span> <text:span text:style-name="T1">– Червовый валет (фр.)</text:span></text:p></text:note-body></text:note></text:span><text:span text:style-name="T60">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11">Я разогнулся и выпустил шею аликорницы. Она перевела <text:s/>взгляд на меня. Потом — на своё копыто, краешек которого оказался запачкан.</text:p>
      <text:p text:style-name="P20">Я смутился и потянулся за платком.</text:p>
      <text:p text:style-name="P20">– Я это… Извиняюсь. Сейчас вытру.</text:p>
      <text:p text:style-name="P11"><text:span text:style-name="T7">Селестия снова взглянула на меня. Н</text:span>ос её медленно сморщился. <text:span text:style-name="T7">Внезапно полускрытые чёлкой глаза сощурились в усмешке и она негромко хихикнула.</text:span></text:p>
      <text:p text:style-name="P2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2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11">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text:soft-page-break/>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11">– Ты почему отстал? – крикнула она. – Некогда прохлаждаться!</text:p>
      <text:p text:style-name="P11">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11">–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11">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11">–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11">– Какого хера? Прекрати немедленно! Бля...</text:p>
      <text:p text:style-name="P11">Аликорница пропустила мои протесты мимо ушей. Мы приближались к концу галереи, когда из конца, где я только что отдыхал, показался стебель.</text:p>
      <text:p text:style-name="P11">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11">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11">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11">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11">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11">Я оглянулся вперёд и увидел ещё один зелёный «рукав», выползающий из бокового прохода, как паста из тюбика.</text:p>
      <text:p text:style-name="P11">Бац!</text:p>
      <text:p text:style-name="P11">– Ай!</text:p>
      <text:p text:style-name="P11"><text:soft-page-break/>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11">Увидев, что назад пути нет, аликорница крутанулась обратно.</text:p>
      <text:p text:style-name="P11">Бац!</text:p>
      <text:p text:style-name="P11">– Ай! Твою ж... Твоё высочество, блин!!!</text:p>
      <text:p text:style-name="P11">Селестия выпрямилась в струнку.</text:p>
      <text:p text:style-name="P11">– Закрой глаза! – скомандовала аликорница.</text:p>
      <text:p text:style-name="P11">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11">Открыв глаза, я увидел вместо коридора дыщащую жаром раскалённых <text:span text:style-name="T4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11">–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11">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11">–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11">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11">Но оставить аликорницу здесь? Я оглянулся на неё.</text:p>
      <text:p text:style-name="P11">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11">Нет, не могу. Блин, лучше уж пусть меня сожрёт с ней заодно это шелестящее говно, чем оставить её тут одну.</text:p>
      <text:p text:style-name="P11">Я присел рядом с ней и положил её голову к себе на колени.</text:p>
      <text:p text:style-name="P11">– Эй!!! – крикнул я ей в ухо. – Вставай! Ты должна встать!</text:p>
      <text:p text:style-name="P11">Я дунул ей в морду и потрепал рукой по чёлке, задев при этом рог.</text:p>
      <text:p text:style-name="P11">Медленно-медленно <text:s/>Селестия раскрыла один глаз. Её ноги дёрнулись и поджались к телу.</text:p>
      <text:p text:style-name="P11">– Вставай, лошадь рогатая!!! Некогда прохлаждаться! Нам сейчас жопа наступит, если не встанешь!</text:p>
      <text:p text:style-name="P11">Глаз так же медленно закрылся.</text:p>
      <text:p text:style-name="P11">Я зарычал от бессилия. Шуршание раздавался совсем близко.</text:p>
      <text:p text:style-name="P11">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11">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11">Ну, всё, можно вставлять в глаза монетки. Хороший бутерброд получился для глистоплюща!</text:p>
      <text:p text:style-name="P11"><text:span text:style-name="T4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11">– Давай, родная, давай! Вставай, я помогу тебе. Совсем немного осталось...</text:p>
      <text:p text:style-name="P11"><text:soft-page-break/>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11">– Вот они!!!</text:p>
      <text:p text:style-name="P11">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11">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11">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11">–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11">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11">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9">Спи, сестра моя родная,<text:line-break/>Спи. Усни.<text:line-break/>Крыльями тебя укрою,<text:line-break/>Спи. Усни.</text:p><text:p text:style-name="P109"><text:tab/>В чаще тёмной волки воют,<text:line-break/>Спи. Усни.</text:p><text:p text:style-name="P109"><text:tab/>В мрачном замке духи ноют,<text:line-break/>Спи. Усни.</text:p><text:p text:style-name="P109"><text:tab/>Сказки вечность нам читает,<text:line-break/>Спи. Усни.<text:line-break/>День осенний угасает,<text:line-break/>Спи. Усни.<text:line-break/>Помни только в сне глубоком,</text:p><text:p text:style-name="P109"><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11">–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11">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11"><text:soft-page-break/>Ну, блин, пронесло! Не думаю, что эта дрянь умеет летать. Я облегчённо выдохнул.</text:p>
      <text:p text:style-name="P11">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11">–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11">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11">–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3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31">Макс побывает в этих развалинах и найдёт там выдолбленную на камне надпись: «Здесь был В...»</text:span>&gt;</text:p>
      <text:p text:style-name="P11">– <text:s/>Почему ты называешь замок домом?</text:p>
      <text:p text:style-name="P11">–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11">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11">– А почему вы выбрали такое необычное место для замка? Остров посреди болота мне не кажется подходящим местом для королевской резиденции.</text:p>
      <text:p text:style-name="P11">– Раньше тут не было болота. Глубокий овраг окружал Дом с трёх сторон. С четвёртой его защищала скала. Болото появилось совсем недавно.</text:p>
      <text:p text:style-name="P11">– Точно недавно?</text:p>
      <text:p text:style-name="P11">– Почему ты спрашиваешь Нас?</text:p>
      <text:p text:style-name="P20">Я указал на пятно ряби на воде, быстро догоняющее тень от колесницы.</text:p>
      <text:p text:style-name="P11">– Потому что в нём успела завестись рыба. Причём, судя по всему, достаточно крупная.</text:p>
      <text:p text:style-name="P11">Луна проследила взглядом направление и внезапно вскочила на ноги.</text:p>
      <text:p text:style-name="P11">– Набирай высоту! Они настигают нас! – крикнула она Дискорду. Тот обернулся и, увидев пятно на воде, помотал головой.</text:p>
      <text:p text:style-name="P11">–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11">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11">– Вправо! – заорал Дискорд, рванув жезл вправо.</text:p>
      <text:p text:style-name="P11"><text:soft-page-break/>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11">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11">– Присмотри за ней. – обратилась она ко мне, кивнув на спящую сестру. Мне показалось, или в её <text:span text:style-name="T35">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11">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3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36">Резко</text:span><text:span text:style-name="T1"> запахло озоном. </text:span></text:p>
      <text:p text:style-name="P11">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3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11">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11">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11">Она что-то спросила меня, но я не услышал ни звука.</text:p>
      <text:p text:style-name="P11">– Что?! Говори громче, я ничего не слышу.</text:p>
      <text:p text:style-name="P11">– Где Дискорд? – повторила она <text:span text:style-name="T35">напряжённо</text:span>.</text:p>
      <text:p text:style-name="P11">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11">Что-то схватило меня за шиворот и потащило назад.</text:p>
      <text:p text:style-name="P11">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11">Пегасы тем временем упорно молотили крыльями, пытаясь прорваться к близкому берегу.</text:p>
      <text:p text:style-name="P11">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11">Тройка скакунов молча ускорилась, а их попавшийся собрат бился в объятиях лозы как мотылёк в паутине.</text:p>
      <text:p text:style-name="P11"><text:soft-page-break/>Луна застыла, глядя немигающими глазами на пегаса. Потом она, не разжимая зубов, издала нечто, похожее одновременно на тонкий вой и ржание.</text:p>
      <text:p text:style-name="P11"><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11">Одновременно раздался громкий треск откуда-то сзади, и пол платформы выровнялся</text:p>
      <text:p text:style-name="P11">– Кимеринн!!! <text:s/>– <text:s/>закричала Луна, выплюнув воротник моей куртки.</text:p>
      <text:p text:style-name="P11">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11">Луна, сложив крылья, прыгнула головой вниз с платформы.</text:p>
      <text:p text:style-name="P11">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11">Мы уже летели над берегом, когда она молча опустилась на платформу и забилась в угол<text:span text:style-name="T43">, опустив голову на пол.</text:span></text:p>
      <text:p text:style-name="P11">Некоторое время мы летели молча. Потом из-под платформы послышался шорох и возня. Я лёг на пол и заглянул под платформу.</text:p>
      <text:p text:style-name="P11">Дискорд, ухватившись <text:span text:style-name="T4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11">Я ухватился за протянутую им лапу, а подошедшая Луна вцепилась зубами в его загривок и — оп-па! — мы таки втащили его на колесницу.</text:p>
      <text:p text:style-name="P11"><text:span text:style-name="T7">–</text:span> Уфф! Выкарабкались. Почти без потерь, <text:span text:style-name="T7">–</text:span> заметил Дискорд, оглядывая крыло. <text:span text:style-name="T7">–</text:span> Могло быть и хуже.</text:p>
      <text:p text:style-name="P11"><text:span text:style-name="T7">–</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11">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11">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11"><text:span text:style-name="T7">–</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11"><text:span text:style-name="T7">–</text:span> ТЫ!!! ТЫ!..</text:p>
      <text:p text:style-name="P11"><text:span text:style-name="T7">–</text:span> Да, я!!! <text:span text:style-name="T7">–</text:span> Дискорд подбоченился и с вызовом посмотрел на разъярённую аликорницу. <text:span text:style-name="T7">–</text:span> Можешь скинуть меня в болото, можешь превратить обратно в камень, &lt;<text:span text:style-name="T35">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7">–</text:span> Дискорд стоял, балансируя, на краю платформы.</text:p>
      <text:p text:style-name="P11">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text:soft-page-break/>опустилась <text:s/>на пол и закрыла голову крыльями.</text:p>
      <text:p text:style-name="P11">Дальнейший путь мы провели в молчании.</text:p>
      <text:p text:style-name="P27"/>
      <text:h text:style-name="Heading_20_2" text:outline-level="2"><text:span text:style-name="T7">3. </text:span>Кантерлот</text:h>
      <text:p text:style-name="P70">Музыка медленная, фэнтезийная, средневековая, изысканая, дворцовая (стиль Dire Straits “Coyote”)</text:p>
      <text:p text:style-name="P29">Глава IV. Пределы магии</text:p>
      <text:p text:style-name="P26"/>
      <text:p text:style-name="P29">Вашему покорному слуге известны четыре предела магии: </text:p>
      <text:list xml:id="list3228192825530195697" text:style-name="L4">
        <text:list-item>
          <text:p text:style-name="P12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4">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7"><text:s/>–</text:span> Блядь, как меня заебала эта архаика! Когда-нибудь пошлю нахер все каноны письменности и учредю свои! С блекджеком и шлюхами. <text:span text:style-name="T7">– Стар Свирл перевернулся на другой бок и обратился к учени</text:span><text:span text:style-name="T1">це</text:span><text:span text:style-name="T7">. – Это не пиши, это оффтоп.</text:span></text:p><text:p text:style-name="P107"><text:s/>Сколько страниц сегодня нахреначили?</text:p><text:p text:style-name="P108">– <text:span text:style-name="T1">Восемь, о учитель!</text:span></text:p><text:p text:style-name="P108">– Отлично. Надиктую ещё две и сбегаешь за кофе.</text:p></text:note-body></text:note></text:span></text:p>
        </text:list-item>
      </text:list>
      <text:p text:style-name="P14"/>
      <text:p text:style-name="P18">Я захлопнул “Основы заклинаний<text:span text:style-name="T7">”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text:soft-page-break/>Восстановительные процедуры по списку ...”.</text:p>
      <text:p text:style-name="P68">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8">Дискорд исчез. Последний раз драконикуса видели, когда он на своей маленькой и юркой колеснице удалялся в сторону Жеребячьих<text:span text:style-name="T35"> </text:span>гор.</text:p>
      <text:p text:style-name="P6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8">Я потянулся. Хватит на сегодня чтения. Настало время ежедневной прогулки по городу. Тем более, что у меня есть деньги.</text:p>
      <text:p text:style-name="P6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8">Так что даже на ремонт одежды и покупку необходимых в повседневной жизни мелочей у меня финансов не было. До недавнего времени. </text:p>
      <text:p text:style-name="P6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24">– Разве что один бит. Серебряный.</text:p>
      <text:p text:style-name="P68"><text:span text:style-name="T7">Ну, понятно, в элитном придворцовом квартале, который представляет из себя </text:span><text:span text:style-name="T1">верхний город</text:span><text:span text:style-name="T7">, цены кусаются. Надо топать вниз, на окраину. Но, блин, корявые пальцы внесли свою коррективу в шопинг-план!</text:span></text:p>
      <text:p text:style-name="P68"><text:span text:style-name="T7">Как раз на спуске в нижний </text:span><text:span text:style-name="T1">город</text:span><text:span text:style-name="T7">,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7">.</text:span></text:p>
      <text:p text:style-name="P24">В погоне за ней я чуть не открыл лбом дубовые ворота — серебряшка прокатилась прямо под ними.</text:p>
      <text:p text:style-name="P1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8">Я приоткрыл створку.</text:p>
      <text:p text:style-name="P24">–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24">– Макс. – <text:s/>отрекомендовался я. – <text:s/>Человек.</text:p>
      <text:p text:style-name="P24">–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8">Рядом с ним в ангаре на двух домкратах покоилась старая знакомая <text:span text:style-name="T7">—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24"><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24">– К сожалению, не слышал. Я тут недавно.</text:p>
      <text:p text:style-name="P24">–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24">– Я вижу вас. – честно признался я.</text:p>
      <text:p text:style-name="P24">– Правильно! Вы видите, как <text:span text:style-name="T71">полу</text:span>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24">– Вы говорили, что королевские кареты делали три мастерских…</text:p>
      <text:p text:style-name="P24">–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24">Норф строго посмотрел на меня поверх очков.</text:p>
      <text:p text:style-name="P24">–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24">Единорог с силой крутанул колесо. Оно беззвучно завертелось, превратившись в серый размытый диск.</text:p>
      <text:p text:style-name="P24">–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24">Норф пошёл к сараю, стоявшему у задней стены дворика. На полпути он обернулся.</text:p>
      <text:p text:style-name="P24">– Не могли бы вы помочь мне вон с тем домкратом? А то склероз замучал, а бегать туда-сюда уже малость трудновато.</text:p>
      <text:p text:style-name="P24">Распахнув ветхие ворота сарайчика, он картинно вскинул копыто.</text:p>
      <text:p text:style-name="P24">– “Королева Лорен ”! Встречайте!</text:p>
      <text:p text:style-name="P24">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24">–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text:span text:style-name="T71">Хррр...</text:span></text:p>
      <text:p text:style-name="P24"><text:span text:style-name="T71">Старик клюнул носом и встрепенулся. Потом он</text:span> <text:span text:style-name="T72">огляделся и </text:span>заговорщицки подмигнул мне.</text:p>
      <text:p text:style-name="P24">– Разумеется, я чётко следую королевскому указу уничтожать все испорченные и бракованные <text:span text:style-name="T43">парящие платформы.</text:span> Но дворцовым бюрократам необязательно ж знать, КАК я их уничтожаю, хе-хе! <text:soft-page-break/>Некоторые из <text:span text:style-name="T43">платформ </text:span>уничтожаются путём <text:span text:style-name="T1">усиленного</text:span> износа, будучи частью экспериментальных колесниц! “Лорен” я сделал на базе <text:span text:style-name="T43">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43"> И никто ж не догадывался, что она может летать! Её Высочество, разумеется, догадывались, но только тихо посмеивались в крыло.</text:span></text:p>
      <text:p text:style-name="P24">Норф любовно погладил обтекатель кареты и стал подымать её на домкрате.</text:p>
      <text:p text:style-name="P24">–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24">Норф снял заднее колесо и покатил его под навес. Я закрыл охромевшую “Королеву Лорен” в гараже и последовал за ним.&lt;<text:span text:style-name="T31">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24">– А вы, как я вижу, королевский гость? – Норф кивнул на ворот рубашки с закрепённой клипсой-пропуском. – Могу я вас попросить об одном одолжении?</text:p>
      <text:p text:style-name="P24">– Да пожалуйста!</text:p>
      <text:p text:style-name="P24">– Подождите минутку, я сейчас.</text:p>
      <text:p text:style-name="P24">Норф закончил монтаж колеса и скрылся в небольшом домике в глубине двора.</text:p>
      <text:p text:style-name="P24">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24">Я торопливо отошёл к воротам. Норф как раз вышел из дома с маленькой деревянной коробочкой красного цвета.</text:p>
      <text:p text:style-name="P24">–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24">– Не забуду. – пообещал я.</text:p>
      <text:p text:style-name="P24"/>
      <text:h text:style-name="Heading_20_2" text:outline-level="2"><text:span text:style-name="T7">4. </text:span>Библиотека</text:h>
      <text:p text:style-name="P25">&lt;<text:span text:style-name="T61">Mike Oldfield – Tres Lunas ”To Be Free” (Radio Edit)</text:span>&gt;</text:p>
      <text:p text:style-name="P29">Глава VI. Основы</text:p>
      <text:p text:style-name="P29"/>
      <text:p text:style-name="P2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43">прервавшая связь между мною и демоном</text:span>, спасла моё бренное тело для дальнейших магических изысканий.</text:p>
      <text:p text:style-name="P2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9">Возьмём, <text:s/>примеру, заклинание начального предела: “Ярету пхонг руул квами”, <text:span text:style-name="T1">—</text:span> что означает: “<text:span text:style-name="T35">Разогнать силу и оборотить против себя</text:span>”.</text:p>
      <text:p text:style-name="P14"><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7">– </text:span>Гм!</text:p><text:p text:style-name="Footnote"><text:span text:style-name="T7">– </text:span>Ну, ты ж понимаешь, что без таланта к магии никакое надувание щёк не поможет. <text:span text:style-name="T7">–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0"/>
      <text:p text:style-name="P45">На трактат упала тень.</text:p>
      <text:p text:style-name="P49">– Эй, нельзя ли не заслонять …</text:p>
      <text:p text:style-name="P49">Я поперхнулся словом, упёршись носом в покрытую белой шерстью грудь. Селестия оступила, извиняясь.</text:p>
      <text:p text:style-name="P49">– Извини за беспокойство. Просто стало интересно, что ты так увлечённо читаешь? Стража докладывала, что ты днюешь и ночуешь в библиотеке.</text:p>
      <text:p text:style-name="P45"><text:span text:style-name="T7">За прошедшие дни я уже привык и к магии, и к разумным эквиноподобным и даже </text:span><text:span text:style-name="T1">к вегетарианскому рациону</text:span><text:span text:style-name="T7">. Но вид перебинтованной аликорницы, представшей передо мной в неком подобии экзоскелета, лишил меня дара речи.</text:span></text:p>
      <text:p text:style-name="P49">– Эээ…</text:p>
      <text:p text:style-name="P49">–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9">Она потянулась за спину, сжала зубами зажим, и, после негромкого щелчка, экзоскелет “разошёлся” в стороны.</text:p>
      <text:p text:style-name="P49">– Вот, так лучше. – улыбнулась она, вышагивая из него. – Доктор Плантаго Майор был уверен, что я не дотянусь до замка.</text:p>
      <text:p text:style-name="P49">– Насколько я знаю, тебе было прописано два месяца постельного режима. Сейчас и недели не прошло...</text:p>
      <text:p text:style-name="P49">– Не волнуйся, аликорны куда крепче единорогов, по стандартам которых меня лечат.</text:p>
      <text:p text:style-name="P4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5">Она, почувствовав мой взгляд, подняла нос <text:span text:style-name="T1">из</text:span> книги и <text:s/>посмотрела на меня, насторожив уши.</text:p>
      <text:p text:style-name="P45"><text:span text:style-name="T7">–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50">– А по-моему, ты не…</text:p>
      <text:p text:style-name="P45"><text:span text:style-name="T8">– Так, я попрошу! – перебила меня венценосная кобыла. – Давай, ты не будешь лезть в мои дела, а я не буду</text:span><text:span text:style-name="T4">… эээ… ммм…</text:span></text:p>
      <text:p text:style-name="P50">– Не будешь что?</text:p>
      <text:p text:style-name="P55">Селестия нахмурилась и приняла грозный вид.</text:p>
      <text:p text:style-name="P55"><text:span text:style-name="T7">– </text:span>Не забывай, человек, я — могущественный маг и правитель Эквестрии. Ко мне нужно относиться с должным уважением!</text:p>
      <text:p text:style-name="P55"><text:span text:style-name="T7">– </text:span>А то что? Превратишь в жабу? Сошлёшь на Луну? Убьёшь нахер?</text:p>
      <text:p text:style-name="P55"><text:soft-page-break/>Аликорница сникла. Уши её опустились.</text:p>
      <text:p text:style-name="P55"><text:span text:style-name="T7">– </text:span>Макс, не надо... Ты же знаешь, я этого не сделаю.</text:p>
      <text:p text:style-name="P55"><text:span text:style-name="T7">–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5">Селестия приложила копыто ко лбу и издала протяжный стон.</text:p>
      <text:p text:style-name="P50">– О, небо! Я забыла распорядиться насчёт тебя! Какая же я тупая! Макс, извини, пожалуйста!</text:p>
      <text:p text:style-name="P55"><text:span text:style-name="T7">–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7">.</text:span></text:p>
      <text:p text:style-name="P55"><text:span text:style-name="T7">Аликорница уселась н</text:span>а пол <text:span text:style-name="T7">и прижала копыто к груди.</text:span></text:p>
      <text:p text:style-name="P50">– Да будет так! Сим заявляю, что отныне и впредь буду общаться с тобой на равных, человек Макс. Слово Селестии!</text:p>
      <text:p text:style-name="P55"><text:span text:style-name="T7">– Лады! Вот видишь, нам легко договориться! А теперь расскажи, наконец, зачем </text:span>т<text:span text:style-name="T7">ы притащил</text:span>а<text:span text:style-name="T7"> меня сюда? Только сначала вытащи катетер из шеи </text:span>— <text:s/>он меня нервирует<text:span text:style-name="T7">. Или погоди, я сам вытащу…</text:span></text:p>
      <text:p text:style-name="P55"><text:span text:style-name="T7">Л</text:span>ампа<text:span text:style-name="T7"> отбрасывал</text:span>а<text:span text:style-name="T7"> мягкие тени на стену библиотеки. Селестия, расположи</text:span>вшись<text:span text:style-name="T7"> у моего кресл</text:span>а,<text:span text:style-name="T7">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5"><text:span text:style-name="T7">– </text:span>Вот, читай отсюда. <text:span text:style-name="T7">– а</text:span>ликорница подчеркнула абзац копытом.</text:p>
      <text:p text:style-name="P55"/>
      <text:p text:style-name="P58">***</text:p>
      <text:p text:style-name="P5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9">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Но величайшая справедливость юниверсума заключается в том, что не существует безвыходных положений. Всегда есть надежда.</text:p>
      <text:p text:style-name="P59">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9">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5"/>
      <text:p text:style-name="P55"><text:soft-page-break/>&lt;<text:span text:style-name="T35">Селестии не удастся привлечь Макса на сторону Эквестри даже с помощью 34 — это удастся Дэш</text:span>&gt;</text:p>
      <text:p text:style-name="P55">В ухе стало щекотно от тёплого дуновения.</text:p>
      <text:p text:style-name="P50">– Теперь ты понимаешь, почему мы не ожидали увидеть тебя? Мы, вообще-то, вызывали сверхаликорна…</text:p>
      <text:p text:style-name="P50">Я повернулся к Селестии.</text:p>
      <text:p text:style-name="P50">–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50">Аликорница отвернулась.</text:p>
      <text:p text:style-name="P50">– Это очень чувствительная тема. – сказала она после недолгой заминки. – <text:s/>Постыдная для нас.</text:p>
      <text:p text:style-name="P50">– Какая тема?</text:p>
      <text:p text:style-name="P50">Селестия повернулась, но старалась избегать меня взглядом.</text:p>
      <text:p text:style-name="P50">– Магия.</text:p>
      <text:p text:style-name="P50">– Что?</text:p>
      <text:p text:style-name="P50">–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50">Я посмотрел на аликорницу. Та старательно делала вид, что интересуется состоянием лака на копыте.</text:p>
      <text:p text:style-name="P50">– То есть, вы почувствовали ослабление своих магических способностей, и решили, что миру приходит конец?</text:p>
      <text:p text:style-name="P50">–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50">– Ээээ… ммм… А вы пробовали обратиться к врачу? – начал я как можно мягче.</text:p>
      <text:p text:style-name="P50">БАЦ!</text:p>
      <text:p text:style-name="P50">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50">– Это бесполезно… Он не верит мне. У меня нет времени его переубедить.</text:p>
      <text:p text:style-name="P50">Потом она обратилась ко мне.</text:p>
      <text:p text:style-name="P50">– <text:s/>Извини. Сорвалась. Мне очень стыдно. Последнее время всё идёт наперекосяк, совсем не так, как мы планировали.</text:p>
      <text:p text:style-name="P50">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5">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5"/>
      <text:p text:style-name="P55">Селестия умолкла. Я попытался прикинуть, как сильно может повлиять ослабление магических <text:soft-page-break/>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5">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5">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50">–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5">Я снял её копыто со своего плеча и осторожно поставил на пол.</text:p>
      <text:p text:style-name="P50"><text:span text:style-name="T1">– Зачем? </text:span>– спросил я. – Что это за театр, твоё… Ваше Высочество? Во-первых, я не давал своё согласие на чтение моих мыслей. Во-вторых…</text:p>
      <text:p text:style-name="P50">Я присел на корточки, раздвинул гриву и снизу вверх заглянул в морду аликорнице.</text:p>
      <text:p text:style-name="P55">–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5">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5">–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5">Я протянул руку, вытер ей слёзы и погладил по шее.</text:p>
      <text:p text:style-name="P55">– Не плачь. Я не отказываюсь. Хотя, скорее всего, Стар Свирл что-то напутал в заклинании, потому что я человек, а не сверхаликорн.</text:p>
      <text:p text:style-name="P55">–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5">Селестия успокоилась и смущённо потёрлась носом мне о плечо.</text:p>
      <text:p text:style-name="P55">– <text:s/>И я не читала твои мысли. У тебя на лице и так всё написано — ты не умеешь скрывать эмоции.</text:p>
      <text:p text:style-name="P55">Наружная дверь заскрипела, после чего коридор наполнился топотом множества копыт и шумом голосов.</text:p>
      <text:p text:style-name="P50">Аликорница <text:span text:style-name="T1">прислушалась, </text:span>всполошилась и стала носиться по читальному залу с загнанным видом.</text:p>
      <text:p text:style-name="P50">– <text:s/>Кентаврячьи яйца! Они нашли меня!</text:p>
      <text:p text:style-name="P50">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50">– <text:s/>Ты! Чего! Делаешь! Твоё, <text:span text:style-name="T1">блин,</text:span> высочество!!! – <text:s/>я едва уберёг <text:span text:style-name="T1">своё </text:span>естество от острого рога.</text:p>
      <text:p text:style-name="P50">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text:soft-page-break/>втискиваться в него задом. Гул голосов был уже совсем близко.</text:p>
      <text:p text:style-name="P50">– Помоги! Мне самой не закрыть замок, – <text:s/>обратилась аликорница ко мне, тщётно пытаясь охватить зубами раскрытую защёлку.</text:p>
      <text:p text:style-name="P50"><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50">–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50">– <text:s/>Давай я помогу! – <text:s/>Селестия изогнула шею и стала зубами сжимать защёлку.</text:p>
      <text:p text:style-name="P50">ШЛОП!</text:p>
      <text:p text:style-name="P50">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5">Увидев Селестию, толпа замерла. Та в попытке спрятать меня, раскрыла крылья.</text:p>
      <text:p text:style-name="P55">В наступившей тишине аликорница прошептала мне убито:</text:p>
      <text:p text:style-name="P50">– <text:s/><text:span text:style-name="T1">Что-то мне не хочется оборачиваться.</text:span></text:p>
      <text:p text:style-name="P55">– <text:s/>А придётся. Кстати, крылья можешь опустить. Всё равно видна табуретка и мои ноги.</text:p>
      <text:p text:style-name="P55">Селестия закрыла глаза и медленно обернулась к толпе.</text:p>
      <text:p text:style-name="P50">–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50"><text:span text:style-name="T1">– Занавес. </text:span>– <text:s/><text:span text:style-name="T1">подытожил я.</text:span></text:p>
      <text:p text:style-name="P50"/>
      <text:h text:style-name="P139" text:outline-level="2"><text:span text:style-name="T7">5. </text:span>Индиго</text:h>
      <text:p text:style-name="P50"/>
      <text:p text:style-name="P50">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50">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50">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50">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5"><text:span text:style-name="T1">– </text:span>А-а-апчхииии! – раздалось прямо у меня под ногами.</text:p>
      <text:p text:style-name="P55">–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5">– Ты кто? – машинально спросил я.</text:p>
      <text:p text:style-name="P55">– Индиго. – ответили глаза.</text:p>
      <text:p text:style-name="P55">Ответ не прояснил ситуацию ни на йоту, так что я продолжил.</text:p>
      <text:p text:style-name="P55"><text:soft-page-break/>– А чего ты под лавкой делаешь?</text:p>
      <text:p text:style-name="P55">– Прячусь.</text:p>
      <text:p text:style-name="P55">Поняв, что расспросами ничего не добьёшься, я предложил прямо:</text:p>
      <text:p text:style-name="P55">– Может, ты вылезешь? Меня можно не бояться. Я не страшный.</text:p>
      <text:p text:style-name="P55">Под лавкой началась <text:s/>возня и сопение, потом наружу вылез жеребёнок-единорог насыщенного фиолетового цвета.</text:p>
      <text:p text:style-name="P55">– А я тебя вовсе и не боюсь. Вот ещё! Я в прятки играла.</text:p>
      <text:p text:style-name="P55">–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5">– Ничо страшного! – малютка вытерла нос. – Меня всё равно искать некому.</text:p>
      <text:p text:style-name="P55">– Это как? Ты же с кем-то в прятки играешь? – продолжал допытываться я.</text:p>
      <text:p text:style-name="P55">– Сама с собой и играю. – хмуро ответила кобылка. – А тебе чего, дяденька?</text:p>
      <text:p text:style-name="P55">Я понял, что жеребёнок не настроен на беседу. Пожал плечами <text:s/>и повернулся было уходить.</text:p>
      <text:p text:style-name="P55">– Эээ, гм…</text:p>
      <text:p text:style-name="P55">Я повернулся обратно.</text:p>
      <text:p text:style-name="P55">– Что?</text:p>
      <text:p text:style-name="P55">Единорожка ковыряла копытом землю и шмыгала носом, не смотря на меня. Я терпеливо ждал.</text:p>
      <text:p text:style-name="P55">– Дяденька, а ты не мог бы спросить принцессу Селестию, куда девалась Шейла Блюскай? А то мне играть не с кем.</text:p>
      <text:p text:style-name="P55">– При случае спрошу. Если встречу.</text:p>
      <text:p text:style-name="P55">– Встретишь, конечно! Скажи ей, что у меня сегодня день рождения, и я очень сильно огорчилась, когда она на него не пришла!</text:p>
      <text:p text:style-name="P55"><text:s/>Такая уверенность кобылки меня заинтриговала. Я пригляделся к жеребёнку повнимательнее. Да нет, вроде, раньше её не встречал.</text:p>
      <text:p text:style-name="P55">– Позволь поинтересоваться, откуда у тебя такая уверенность, что я встречусь с Селестией? Я ей, знаешь ли, свиданий не назначаю.</text:p>
      <text:p text:style-name="P55">– Да ладно-о-о, брось заливать-то! – скептически протянуло юное создание. – Все знают, что вы встречаетесь. Вот и спроси её, пажалста, когда увидишь.</text:p>
      <text:p text:style-name="P55">– Кто это «все»?</text:p>
      <text:p text:style-name="P55">– Ну, прислуга, стража, мой па…</text:p>
      <text:p text:style-name="P55">Ох! Во что же это такое я вляпался, а? За кого они меня, чёрт побери, принимают?</text:p>
      <text:p text:style-name="P55">Я присел на лавочку и наклонился пониже, чтобы наши головы были на одном уровне.</text:p>
      <text:p text:style-name="P55">– А твоего «па» не смущает, что я и Селестия м-м-м… немного разных видов? Точнее, совсем разных?</text:p>
      <text:p text:style-name="P55">– И чо? – без малейшего замешательства спросила кроха.</text:p>
      <text:p text:style-name="P55">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5">–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5">– Ты хочешь сказать, что твой хоботок не достаёт до её длинной ямки, когда ты хочешь покрыть её? – <text:s text:c="2"/><text:soft-page-break/>невинно переспросила кобылка. – <text:s/>Но ты же можешь встать на стульчик, как поступил в библиоте...</text:p>
      <text:p text:style-name="P55">– <text:s/>Кха-кхе-гррхмм... Э-э-э... м-м-м... ну-у-у...</text:p>
      <text:p text:style-name="P55">У меня в голове произошло короткое замыкание. Слова пропали. Уши начали гореть.</text:p>
      <text:p text:style-name="P55">– <text:s/>Как, ты говоришь, тебя зовут? – в конце-концов выдавил осипшим голосом я, стараясь перевести тему. – Про чей день рождения я должен рассказать?</text:p>
      <text:p text:style-name="P55">–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5">У меня в памяти зажглась лампочка.</text:p>
      <text:p text:style-name="P55">– Постой-постой, не части. Твой отец, случайно, не Хорст Мэдтроттер?</text:p>
      <text:p text:style-name="P55">– Агась. А ты откуда знаешь?</text:p>
      <text:p text:style-name="P55">– Да так, один пони сказал. – я полез за пазуху и достал красную коробочку. – Вот тебе подарок.</text:p>
      <text:p text:style-name="P55">–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5">– Вообще-то, это не мой подарок. Его просил передать один старик, Норф Каррус из каретной мастерской.</text:p>
      <text:p text:style-name="P55">– Аааа, я его знаю! Мы с Шейлой ходили к нему играть, пока она не пропала. У Норфа интересно!</text:p>
      <text:p text:style-name="P55">Индиго открыла коробочку. Внутри на подстилке из тырсы лежала крохотная модель кареты в мельчайших подробностях.</text:p>
      <text:p text:style-name="P55">– Ух ты! – благоговейно прошептала Индиго. – Королева Лорен! Я даже управляла ею немножко.</text:p>
      <text:p text:style-name="P55">– Как ею можно управлять, если она не запряжена? Уж не Норф ли таскал её? – усомнился я.</text:p>
      <text:p text:style-name="P55">–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5">Я остался сидеть в полнейшем замешательстве. </text:p>
      <text:p text:style-name="P55"/>
      <text:p text:style-name="P58">***</text:p>
      <text:p text:style-name="P55">&lt;<text:span text:style-name="T61">Depeche Mode - Painkiller</text:span>&gt;</text:p>
      <text:p text:style-name="P5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5"/>
      <text:p text:style-name="P55">В дверях библиотеки появился знакомый силуэт.</text:p>
      <text:p text:style-name="P55">– Привет, твоё высочество! Тебя уже выпустили, или опять от докторов смылась?</text:p>
      <text:p text:style-name="P55">Аликорница прошла в комнату и устало уселась рядом со мной.</text:p>
      <text:p text:style-name="P55">– Cмешно ему! А мне, между прочим, пришлось поставить доктору Плантаго ультиматум. Или он <text:soft-page-break/>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5">Я с подозрением посмотрел на Селестию. Где-то я уже видел эту улыбочку на хитрой роже.</text:p>
      <text:p text:style-name="P55">–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5">– Вот ещё! – возмущению Селестии не было предела. Аликорница встала и демонстративно повернулась ко мне задом.</text:p>
      <text:p text:style-name="P55">–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5">Я подёргал замок на накрупнике. Таки не врёт.</text:p>
      <text:p text:style-name="P55">– Убедился? Вообще-то, такое недоверие меня оскорбляет. Ни один пони так бы себя не вёл со мной. – Селестия улеглась возле кресла и надулась.</text:p>
      <text:p text:style-name="P55">– Разумеется, твои подданные вели бы себя с большим пиететом. Но я же не твой подданный, твоё высочество!</text:p>
      <text:p text:style-name="P55">Аликорница вскинула копыто к виску.</text:p>
      <text:p text:style-name="P55">–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5">– Окей, как хочешь. Никаких больше высочеств.</text:p>
      <text:p text:style-name="P55">–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55">Селестия сморщила нос в улыбке и спросила, прикрывшись крылом:</text:p>
      <text:p text:style-name="P55">– К слову, а что говорят мои подданные про нас? Что означает «чёрте-что»?</text:p>
      <text:p text:style-name="P55">Я вспомнил разговор с Индиго и почувствовал, как снова начинают гореть уши.</text:p>
      <text:p text:style-name="P55">– Чёрте-что — это значит «ерунда». Большая ерунда.</text:p>
      <text:p text:style-name="P55">– Оу, как интересно! – Селестия приблизила ко мне морду и повернула уши. – Расскажи-ка поподробнее. Я вся во внимании.</text:p>
      <text:p text:style-name="P55">–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5">Аликорница, широко раскрыв глаза, медленно тянула ко мне морду. Наконец, когда наши носы почти соприкоснулись, она не выдержала.</text:p>
      <text:p text:style-name="P55">– А-ха-ха-ха-ха-ха-ха!!! О-у-у-у-у-у-ха-ха-ха! И-и-и-и-ха-ха-ха! – Селестия перевернулась на спину и дёргала от смеха копытами.</text:p>
      <text:p text:style-name="P55">– <text:s/>Очень смешно! Ей говорят, что она подозревается в сексуальных извращениях, а она регочет! Мне-то пофиг, а тебе ещё править придётся!</text:p>
      <text:p text:style-name="P55">– <text:s/>И-и-изви-ни, Макс, не-мо-гу-у-у-у… Ох! Давненько я так не смеялась! Лет двести — так точно!</text:p>
      <text:p text:style-name="P55">Я потянул её за копыто и перевернул обратно на живот.</text:p>
      <text:p text:style-name="P55">– Что смешного-то?</text:p>
      <text:p text:style-name="P55">Аликорница вытерла крылом выступившие слёзы и объяснила:</text:p>
      <text:p text:style-name="P55">–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text:soft-page-break/>извращений в данном случае нет. Даже если бы мы… гмм… а-ха-ха-ха!.. действительно трахались.</text:p>
      <text:p text:style-name="P55">– Ты не видишь ничего странного в межвидовых спариваниях? – охренел я. – Куда я, блин, попал???</text:p>
      <text:p text:style-name="P55">Селестия развернула моё кресло к себе и задумчиво посмотрела мне в глаза.</text:p>
      <text:p text:style-name="P55">– Очевидно, мне стоит рассказать тебе, Макс, откуда произошли пегасы и единороги.</text:p>
      <text:p text:style-name="P55">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5">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5">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5">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5">– А как выглядят сами истинные единороги? – спросил я.</text:p>
      <text:p text:style-name="P55">–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55">– Ха! – ответил я. – В моём мире они также известны. Правда, как несуществующий, сказочный вид.</text:p>
      <text:p text:style-name="P55">–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5">– Ишь ты! А что было дальше?</text:p>
      <text:p text:style-name="P55">–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5">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5"/>
      <text:p text:style-name="P55">Селестия встала, потянувшись по-кошачьи, и направилась к выходу. У двери она обернулась ко мне.</text:p>
      <text:p text:style-name="P55">– Сто лет не гуляла по парку. Составишь мне компанию?</text:p>
      <text:p text:style-name="P55">Я поднялся с кресла, гадая, шутила Селестия про сто лет, или нет?</text:p>
      <text:p text:style-name="P55">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5">– Где-то тут было укромное местечко… О, небо, как тут всё изменилось! Ага, вот! – аликорница <text:soft-page-break/>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5">–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5">Селестия грустно засмеялась своим мыслям.</text:p>
      <text:p text:style-name="P55">–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5">– А о чём ты грустила?</text:p>
      <text:p text:style-name="P55">–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5">– Но ты не выглядишь сумасшедшей.</text:p>
      <text:p text:style-name="P55">–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5">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5">– Постой, а как же Луна? Мне показалось, она питала тёплые чувства к Кимеринну?</text:p>
      <text:p text:style-name="P55">Селестия задумалась, автоматически ковыряя копытом ямку под валуном.</text:p>
      <text:p text:style-name="P55">–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5">– А Дискорд? Ты говорила, он от древности вообще сбрендил. Тем-не-менее, он определённо «подъезжал» к Луне тогда, в развалинах.</text:p>
      <text:p text:style-name="P55">–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5">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5">–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5">Селестия рассмеялась.</text:p>
      <text:p text:style-name="P55"><text:soft-page-break/>–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5">Селестия вскочила с места.</text:p>
      <text:p text:style-name="P55">– АЙ-Я-Я-Я-Я-Й!</text:p>
      <text:p text:style-name="P55">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5">– Раньше тут не было муравейника!!! – Селестия с мольбой взглянула на меня. – Мааакс!! Помоги! Они кусаются! Я <text:s/>сейчас свихнусь почище Дискорда!</text:p>
      <text:p text:style-name="P55">Аликорница подпрыгнула и, взбрыкнув, начала кружиться в обратную сторону.</text:p>
      <text:p text:style-name="P55">– Вот нечего землю ковырять там, где не надо! Стой!!! – я схватил её за хвост, останавливая. Затем осторожно завёл руку под накрупник.</text:p>
      <text:p text:style-name="P55">…</text:p>
      <text:p text:style-name="P55">–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5">– Да ладно! Мне это ничего не стоило.</text:p>
      <text:p text:style-name="P55">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5">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5">– Эммм... Селестия?</text:p>
      <text:p text:style-name="P55">– Дааа? – ответила аликорница, не повернув головы. В её тоне слышались смешливые нотки.</text:p>
      <text:p text:style-name="P55">Я вытащил руку из-под накрупника.</text:p>
      <text:p text:style-name="P55">– Всё в порядке?</text:p>
      <text:p text:style-name="P55">Селестия повернула голову, и я ясно увидел широкую улыбку и фирменный ехидный прищур из-под чёлки.</text:p>
      <text:p text:style-name="P55">– А почему ты спрашиваешь? Ты разобрался с муравьями?</text:p>
      <text:p text:style-name="P55">– Вроде да. Хотя, по-моему, дело уже не в муравьях.</text:p>
      <text:p text:style-name="P55">– По-моему, тоже. – рассмеялась аликорница. – Продолжай...</text:p>
      <text:p text:style-name="P55"><text:soft-page-break/></text:p>
      <text:h text:style-name="P138" text:outline-level="2">6. Стыд</text:h>
      <text:p text:style-name="P55"/>
      <text:p text:style-name="P59">~~~ Завтра на семь в библиотеке ~~~</text:p>
      <text:p text:style-name="P59"/>
      <text:p text:style-name="P55">–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5">Норф носился по мастерской, окрылённый новообрет<text:span text:style-name="T71">ё</text:span>нным учеником.</text:p>
      <text:p text:style-name="P55">–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5">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5">–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text:span text:style-name="T72">Хррр...</text:span></text:p>
      <text:p text:style-name="P55">Я посмотрел на часы. До семи оставалось двадцать минут — как раз, чтоб успеть дойти до библиотеки. <text:span text:style-name="T72">Я намеренно уронил на пол тяжёлый рашпиль.</text:span></text:p>
      <text:p text:style-name="P55">– На сегодня довольно. Я ж вижу, ты торопишься. – заметил Норф, <text:span text:style-name="T72">просыпаясь</text:span>.</text:p>
      <text:p text:style-name="P55">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5">Я закрыл саквояж и сунул его в рюкзак.</text:p>
      <text:p text:style-name="P55">– Завтра будешь? – спросил Норф. – Надо бы закончить заказ из <text:s/>Троттингема.</text:p>
      <text:p text:style-name="P55">– В это же время. – подтвердил я.</text:p>
      <text:p text:style-name="P55"/>
      <text:p text:style-name="P58">***</text:p>
      <text:p text:style-name="P55"/>
      <text:p text:style-name="P55">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5">– Здрасьте!</text:p>
      <text:p text:style-name="P55"><text:soft-page-break/>Аликорница не ответила, всматриваясь в глобус.</text:p>
      <text:p text:style-name="P55">– Привет, говорю! – я подошёл вплотную и легонько сжал ей холку.</text:p>
      <text:p text:style-name="P55">– А, это ты, Макс? Привет. – аликорница, наконец, оторвалась от разноцветной сферы. – Как осваиваешься?</text:p>
      <text:p text:style-name="P55">– Нормально осваиваюсь. Работу себе нашёл. К <text:s/>Норфолку Каррусу в ученики записался.</text:p>
      <text:p text:style-name="P55">–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5">–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5">– Да, уже пять дней. Так здорово снова чувствовать свои мышцы! Корсет был ужасен.</text:p>
      <text:p text:style-name="P55">Аликорница прошлась передо мной с раскрытыми крыльями, демонстрируя восстановленную работоспособность.</text:p>
      <text:p text:style-name="P55">– Ну что же, и я рад за тебя. – я отвернулся, присел на край стола и стал изучать потолок. – Зачем вызывала?</text:p>
      <text:p text:style-name="P55">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5">– Ты сердишься?</text:p>
      <text:p text:style-name="P55">Её ресницы щекотали мне щёку. Я отодвинул её морду от лица и сказал скучающим тоном:</text:p>
      <text:p text:style-name="P55">– Та не, с чего бы? За что мне на тебя сердиться?</text:p>
      <text:p text:style-name="P55">– Но ты ведёшь себя как чужой. Как будто мы незнакомы! Ещё чуть-чуть, и станешь называть меня на «Вы» и «Ваше Высочество».</text:p>
      <text:p text:style-name="P55">Меня прорвало.</text:p>
      <text:p text:style-name="P55">–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5">Я вытащил из заднего кармана брюк смятую записку с королевскими вензелями и бросил её под ноги Селестии.</text:p>
      <text:p text:style-name="P55">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5">Наконец Селестия развернулась и глубоко выдохнула.</text:p>
      <text:p text:style-name="P55">–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5">Я подошёл к аликорнице и прикоснулся к её шее.</text:p>
      <text:p text:style-name="P55">– Всё в порядке. Я тебя понимаю — и ценю твоё признание. Сам бы ещё и не так себя повёл на твоём месте.</text:p>
      <text:p text:style-name="P55">– Да? А как бы ты себя повёл? – заинтересовалась Селестия.</text:p>
      <text:p text:style-name="P55"><text:soft-page-break/>Я вспомнил свои неудачные попытки завязать личную жизнь с девушками. Конечно, те были далеки от совершенства. Но так ли безгрешен был я сам?</text:p>
      <text:p text:style-name="P55">– Я бы не извинился. Огрызался бы и считал себя правым до последнего. Ещё и послал бы подальше.</text:p>
      <text:p text:style-name="P55">Аликорница насмешливо покачала головой.</text:p>
      <text:p text:style-name="P55">–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5">Я снова присел на столик, теперь уже лицом к аликорнице.</text:p>
      <text:p text:style-name="P55">– Так что случилось? Куда ты пропадала? Рассказывай.</text:p>
      <text:p text:style-name="P55">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5">– Что ты видишь? – спросила она напряжённо.</text:p>
      <text:p text:style-name="P55">–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5">–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5">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5">– Ты не ошиблась? Нет тут никакого города.</text:p>
      <text:p text:style-name="P55">– Сейчас нет. Раньше был. – еле слышно прошептала аликорница.</text:p>
      <text:p text:style-name="P55">– Чего ты так волнуешься? Может, на более подробной карте есть? Я бы на точность глобуса не слишком полагался.</text:p>
      <text:p text:style-name="P55">–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5">– Так, может, его и не было? – заметил я цинично.</text:p>
      <text:p text:style-name="P55">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5">–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5">– А как ты сама помнишь о том заклинании, если оно стёрто из бытия? – резонно подметил я.</text:p>
      <text:p text:style-name="P55">– У меня есть защита памяти. Я поставила её, когда сражалась с Иггусом… Правда, защита еле действует, так как прошло очень много времени.</text:p>
      <text:p text:style-name="P55">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text:soft-page-break/>защите. И то, название вспомнить не могу до сих пор.</text:p>
      <text:p text:style-name="P55">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5">Аликорница потёрла висок и растерянно посмотрела на меня.</text:p>
      <text:p text:style-name="P55">–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5">Я обнял аликорницу, успокаивая.</text:p>
      <text:p text:style-name="P55">– Не волнуйся, принцесса. Ты делаешь всё, что от тебя зависит. Не твоя вина, если это происходит.</text:p>
      <text:p text:style-name="P55">Селестия рассеянно мотнула головой, не соглашаясь со мной.</text:p>
      <text:p text:style-name="P55">–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5">Она проследовала к выходу, кивком головы приглашая меня следовать за ней.</text:p>
      <text:p text:style-name="P55">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5">–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5">– Да так, ни о чём. – покраснел я, вернувшись на дорожку.</text:p>
      <text:p text:style-name="P55">Селестия всмотрелась в меня внимательно и всё поняла.</text:p>
      <text:p text:style-name="P55">– <text:s/>Нам не туда. Не сейчас. Я хочу показать тебе Эквестрию. – тихо сказала она.</text:p>
      <text:p text:style-name="P55">&lt;<text:span text:style-name="T62">Pet Shop Boys — A Man Could Get Arrested</text:span>&gt;</text:p>
      <text:p text:style-name="P55">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5"><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5">Она ещё сочувствует! Я старался не смотреть в её сторону, отводя глаза. Так мы дошли до городской стены.</text:p>
      <text:p text:style-name="P55">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text:soft-page-break/>разрядников. Неудивительно, что стена никем не охранялась.</text:p>
      <text:p text:style-name="P55">Взобравшись на галерею по винтовой лестнице крохотной сторожевой башенки, мы остановились у зубца.</text:p>
      <text:p text:style-name="P55">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5">– Что ты чувствуешь? – спросила аликорница.</text:p>
      <text:p text:style-name="P55">– У меня нет слов. Ничего прекраснее я в жизни не видел! – только и смог выговорить я.</text:p>
      <text:p text:style-name="P55">Селестия склонила голову, соглашаясь.</text:p>
      <text:p text:style-name="P55">–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5">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5">– Прошлогодний выпуск. – заметила Селестия. – Отличная работа, хотя жеребячливости хватает. Что неудивительно, учитывая их возраст.</text:p>
      <text:p text:style-name="P55">–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35"> </text:span>И вообще, зачем вам учиться летать, если вы и так это умеете с рождения?</text:p>
      <text:p text:style-name="P55">–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5">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5">– Проблемы? Что за проблемы? Извини, я таки прослушал.</text:p>
      <text:p text:style-name="P55">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55">– Когда твоя жизнь длится тысячи лет, начинаешь тонко чувствовать гармонию мира. – начала она.</text:p>
      <text:p text:style-name="P55"/>
      <text:h text:style-name="Heading_20_2" text:outline-level="2"><text:soft-page-break/><text:span text:style-name="T1">7</text:span>. Нелетающие пегасы</text:h>
      <text:p text:style-name="P55"/>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5">—</text:span> осень, за осенью <text:span text:style-name="T45">—</text:span> зима. <text:s/>Если пошёл дождь, должно быть мокро, если выпал снег <text:span text:style-name="T4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7">–</text:span> Постой, постой, <text:span text:style-name="T7">–</text:span> я попыталась удержать ускользающую тень сомнения. <text:span text:style-name="T7">–</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7">–</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7">–</text:span> По состоянию здоровья? <text:span text:style-name="T7">–</text:span> переспросила я, не спуская с него взгяд.</text:p>
      <text:p text:style-name="P1"><text:span text:style-name="T7">–</text:span> Да, Ваше Высочество, <text:span text:style-name="T7">–</text:span> гонец потупил взгляд, глаза его забегали, <text:span text:style-name="T7">–</text:span> по состоянию здоровья.</text:p>
      <text:p text:style-name="P4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7">–</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7">–</text:span> Эммм… Они… м-м-м… не больны… в некотором смысле… <text:span text:style-name="T7">–</text:span> гонец изо всех сил ковырял копытом <text:s/>литку, пряча взгляд. <text:span text:style-name="T7">–</text:span> Они… мнэээ… сами… в некотором роде… кхм. Нервный срыв. Переутомление и бессонница… Кхм.</text:p>
      <text:p text:style-name="P1"><text:span text:style-name="T7">–</text:span> Сами <text:span text:style-name="T7">—</text:span> что? <text:span text:style-name="T7">–</text:span> Я постепенно начала понимать причину смущения гонца.</text:p>
      <text:p text:style-name="P1"><text:span text:style-name="T7">–</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7">—</text:span> в возможности летать. И добровольно отказаться от полётов для него <text:span text:style-name="T7">—</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7">–</text:span> Пригласи этих жеребят во дворец. Я хочу поговорить с ними.</text:p>
      <text:p text:style-name="P1"><text:soft-page-break/>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9">***</text:p>
      <text:p text:style-name="P20">Семь жеребят-подростков стояли передо мною с отсутствующим видом.</text:p>
      <text:p text:style-name="P20">– Представьтесь перед вашей принцессой! – шикнул на них сопровождающий стражник.</text:p>
      <text:p text:style-name="P20">Жеребята встрепенулись.</text:p>
      <text:p text:style-name="P1"><text:span text:style-name="T7">– </text:span>Добрый день, Ваше Высочество! <text:span text:style-name="T7">–</text:span> склонились они в поклоне. После некоторого перешёптывания, они всё же назвались по очереди.</text:p>
      <text:p text:style-name="P1"><text:span text:style-name="T7">–</text:span> А где восьмой? <text:span text:style-name="T7">–</text:span> удивилась я. <text:span text:style-name="T7">–</text:span> Мне сказали, вас было восемь. Восемь отказавшихся летать.</text:p>
      <text:p text:style-name="P1"><text:span text:style-name="T7">–</text:span> Да, Ваше Высочество, п-принцесса Селестия, <text:span text:style-name="T7">–</text:span> старший из них запинался от волнения. <text:span text:style-name="T7">–</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7">–</text:span> Успокойтесь, <text:span text:style-name="T7">–</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7">–</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oft-page-break/><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7">старший. </text:span><text:span text:style-name="T2">–</text:span><text:span text:style-name="T5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45">— о</text:span>н искренне в это верили.</text:p>
      <text:p text:style-name="P1"><text:span text:style-name="T1">–</text:span> Кто рассказал вам это? Эту… глупость?</text:p>
      <text:p text:style-name="P11">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11">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11">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11">Луна прибыла через пятнадцать минут.</text:p>
      <text:p text:style-name="P11">–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11">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11">– Извини, Луна, дело срочное.</text:p>
      <text:p text:style-name="P11">– Надеюсь, оно стоит моих прерванных грёз об Ночной Эквестрии!</text:p>
      <text:p text:style-name="P11">– Об Ночной Эквестрии?? Брось, сестра, я знаю, о чём ты грезишь! Уж точно среди моих стражников нет никого с таким именем.</text:p>
      <text:p text:style-name="P11">– Да как ты смеешь?!!</text:p>
      <text:p text:style-name="P11">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11">– Это… Твои??? И ты скрывала от меня всё это время??? Но кто??? Кто их отец? КТО ЭТОТ…</text:p>
      <text:p text:style-name="P11">Мне пришлось заткнуть Луне рот, чтобы не разбудить жеребят.</text:p>
      <text:p text:style-name="P11">– Тсссс! Неужели ты думаешь, что по плодовитости я могу дать фору Кризалис? Нет, это не мои жеребята. Успокойся и взгляни на их сны.</text:p>
      <text:p text:style-name="P11">Луна умолкла и сосредоточилась. Постепенно на её морде гнев сменился недоверием, а потом и <text:soft-page-break/>ужасом.</text:p>
      <text:p text:style-name="P11">– Сто рогов мне в круп! ЧТО ЭТО ЗА…</text:p>
      <text:p text:style-name="P11">От волнения Луна вспомнила армейские ругательства. Мне снова пришлось заткнуть ей рот. </text:p>
      <text:p text:style-name="P11">– Из-за этого кошмара они отказались сдавать лётный экзамен и рискуют стать отвержеными. Ну, ты же знаешь пегасов...</text:p>
      <text:p text:style-name="P11">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11">–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11">Я никогда не умела так пропускать сквозь себя сырую магию, как моя младшая сестрёнка <text:span text:style-name="T7">— и втайне немного завидовала этому</text:span>. Если бы сестра со своими способностями к магии умела обуздывать свои эмоции <text:span text:style-name="T7">— </text:span>мне не пришлось бы терзаться раздумьями и готовить себе преемника.</text:p>
      <text:p text:style-name="P11">Наконец Луна опустилась на пол, выходя из транса. Магическая аура исчезла и она обессиленно бухнулась на колени.</text:p>
      <text:p text:style-name="P11">– Проклятье! К такому я не была готова!</text:p>
      <text:p text:style-name="P11">Луна подняла голову, я с ужасом обнаружила, что вместо моей любимой и единственной сестры на меня змеиными глазами смотрит Найтмэр Мун.</text:p>
      <text:p text:style-name="P11">– Что? Что ты видела,? Что с тобой произошло, сестра?</text:p>
      <text:p text:style-name="P11">Я не верила своим глазам. Страхи прошлого вернулись ко мне с новой силой.</text:p>
      <text:p text:style-name="P11">– Тия, эта гадость пришла не из нашего мира. В их снах я видела...</text:p>
      <text:p text:style-name="P11">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5">–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5">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55">Ну что же, основное искусство правления <text:span text:style-name="T7">— умение делегировать полномочия. Вечером того же дня я села за письменный стол.</text:span></text:p>
      <text:p text:style-name="P50">“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5"/>
      <text:p text:style-name="P58">***</text:p>
      <text:p text:style-name="P55"><text:soft-page-break/></text:p>
      <text:p text:style-name="P55">– А что стало с жеребятами? – спросил я. – Они перестали бояться экзаменов?</text:p>
      <text:p text:style-name="P55">–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5">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5">Селестия сложила крылья и потянулась. Тускл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5">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5">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5">Описав круг, Селестия перелетела через стену и приземлилась в парке. Я скатился на траву, пытаясь вдохнуть.</text:p>
      <text:p text:style-name="P55">– Что... Это... Было?</text:p>
      <text:p text:style-name="P55">Селестия осторожно, но настойчиво повалила меня на траву и принялась ощупывать рёбра.</text:p>
      <text:p text:style-name="P55">– Так больно? А так?</text:p>
      <text:p text:style-name="P55">–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5">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5">–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5">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5">– Не могу поверить. В Кантерлоте никогда не было землетрясений. Это неестественно. – пробормотала аликорница растерянно. – Слишком быстро.</text:p>
      <text:p text:style-name="P55">– Что <text:span text:style-name="T7">— </text:span>быстро? – не выдержал я.</text:p>
      <text:p text:style-name="P55">–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5">– Нет проблем, Селестия. Я всё понимаю.</text:p>
      <text:p text:style-name="P55">Аликорница приготовилась было взлетать, но в последний момент, приняв какое-то решение, остановилась.</text:p>
      <text:p text:style-name="P55">– Макс?</text:p>
      <text:p text:style-name="P55">– Да?</text:p>
      <text:p text:style-name="P55"><text:soft-page-break/>– Мы уже достаточно неплохо знаем друг друга. Могу сказать, что ты меня знаешь лучше, чем кто-либо ещё во дворце, за исключением Луны.</text:p>
      <text:p text:style-name="P55">– Да?</text:p>
      <text:p text:style-name="P55">– Да. Зови меня Тия. Если хочешь.</text:p>
      <text:p text:style-name="P55">– Хорошо. До встречи, Тия.</text:p>
      <text:p text:style-name="P55">– До встречи, Макс.</text:p>
      <text:p text:style-name="P55"/>
      <text:h text:style-name="Heading_20_2" text:outline-level="2"><text:span text:style-name="T1">8</text:span>. <text:span text:style-name="T7">40-6</text:span></text:h>
      <text:p text:style-name="P71">Mark Knopfler — Hill Farmers Blues — или на следующую главу (прощание)</text:p>
      <text:p text:style-name="P55"/>
      <text:p text:style-name="P5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35">Истончения </text:span>(быть может, к счастью). Всё, что я могу <text:span text:style-name="T7">— оставить тебе напутствие.</text:span></text:p>
      <text:p text:style-name="P59"><text:span text:style-name="T7">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7">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9"><text:span text:style-name="T7">Тебе может не нравиться этот мир. Тебе могут не нравиться пони. Ты можешь быть удивлён и обижен </text:span>их <text:span text:style-name="T7">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7">— </text:span>и ты увидишь, как мир меняется к лучшему. Он очень молод и гибок. Он горит желанием изменяться. Но в этом его слабость <text:span text:style-name="T7">— </text:span>он может меняться и в плохую сторону. От тебя зависит, в какую.</text:p>
      <text:p text:style-name="P59">Эх, хотел бы я поменяться с тобой местами <text:span text:style-name="T7">—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50">…</text:p>
      <text:p text:style-name="P55">Тоже мне, философ выискался, Диоген копытный! Вот не люблю, когда всякие "гуру" с глубокомысленным видом порют чушь. Эквестрия <text:span text:style-name="T15">—</text:span> отличная страна, пони <text:span text:style-name="T15">— </text:span><text:span text:style-name="T7">прекрасные создания, порядки тут отличные! Чисто, культурно, вежливо. Дворецкий </text:span><text:span text:style-name="T15">—</text:span><text:span text:style-name="T7">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7">– </text:span>Её Высочество Принцесса Селестия хочет видеть вас, человек Макс.</text:p>
      <text:p text:style-name="P1">Я захлопнул трактат<text:span text:style-name="T7">.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7">–</text:span> Уже иду. Где я могу её найти?</text:p>
      <text:p text:style-name="P1"><text:span text:style-name="T7">–</text:span> Я проведу вас, человек Макс. <text:span text:style-name="T7">–</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text:soft-page-break/>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3"> </text:span><text:span text:style-name="T49">— вся архитектура явно </text:span><text:span text:style-name="T45">была </text:span><text:span text:style-name="T49">заточена под крылатых. Таких, для которых приземлиться на балкон в тронном зале или уйти через портик на крыше</text:span><text:span text:style-name="T63"> </text:span><text:span text:style-name="T49">— обычное дело. </text:span><text:span text:style-name="T63">Хорошо, что ежедневные посещения каретной мастерской подняли мой тонус, изрядно посаженный сидячим образом жизни.</text:span></text:p>
      <text:p text:style-name="P1"><text:span text:style-name="T63">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7">–</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9">—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45">Каменный пол комнаты был покрыт розовым ковром с длиннейшим ворсом.</text:span><text:span text:style-name="T49"> </text:span><text:span text:style-name="T45">Его центр занимал высокий </text:span><text:span text:style-name="T49">кругл</text:span><text:span text:style-name="T45">ый</text:span><text:span text:style-name="T49"> матрац </text:span><text:span text:style-name="T45">с</text:span><text:span text:style-name="T49"> велик</text:span><text:span text:style-name="T45">им</text:span><text:span text:style-name="T49"> множество</text:span><text:span text:style-name="T45">м</text:span><text:span text:style-name="T49">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50">– Рада тебя видеть, Макс. – знакомый силуэт на балконе повернулся в мою сторону. Гардины раздвинулись и Селестия вошла в комнату.</text:p>
      <text:p text:style-name="P50">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По сравнению с её грацией подиумные модели выглядели бы кривоногими утками.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50">Аликорница смотрела на меня из под чёлки с фирменной саркастической улыбочкой.</text:p>
      <text:p text:style-name="P50">– <text:span text:style-name="T1">Такое впечатление, что ты увидел не меня, а василиска! Отомри!</text:span></text:p>
      <text:p text:style-name="P55">Я выдохнул.</text:p>
      <text:p text:style-name="P50">– <text:span text:style-name="T1">Как ты это делаешь? Я видел тебя и раньше, но ты никогда не была такой... Такой...</text:span></text:p>
      <text:p text:style-name="P50">–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50">–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5">Селестия тихо рассмеялась.</text:p>
      <text:p text:style-name="P50">– <text:span text:style-name="T1">Могу же я расслабиться хотя бы раз в сто лет? Я тоже живое существо, что бы там ни говорили подпольщики.</text:span></text:p>
      <text:p text:style-name="P55"><text:soft-page-break/>Она кивком указала мне на тапочки в углу рядом с накопытниками. Я переобулся и вошёл в комнату.</text:p>
      <text:p text:style-name="P50">– <text:span text:style-name="T1">О каких подпольщиках ты говоришь? В Эквестрии зреет революция?</text:span></text:p>
      <text:p text:style-name="P50">Селестия подошла к фонтанчику и начала набирать воду в серебряный чайник.</text:p>
      <text:p text:style-name="P50">–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счезнут. Несчастные!</text:span></text:p>
      <text:p text:style-name="P50"><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5">Аликорница смутилась.</text:p>
      <text:p text:style-name="P55">–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она в большинстве мест была бы непригодна для жизни. Для этих же целей, кстати, необходимо и управление погодой.</text:p>
      <text:p text:style-name="P50"><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50">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50"><text:span text:style-name="T1">–</text:span> Спасибо, Селестия. Пожалуй, буду “кантерлотский королевский”.</text:p>
      <text:p text:style-name="P55">Аликорница искоса зыркнула на меня, недовольно сморщив нос.</text:p>
      <text:p text:style-name="P50"><text:span text:style-name="T1">–</text:span> Мы же договорились! Тия! Не хватало мне ещё слышать официоз у себя дома. Его в моей жизни и так хватает.</text:p>
      <text:p text:style-name="P50">Она открыла шкафчик и, потянув зубами золотой шнурок, вытащила чёрный с золотом пакетик.</text:p>
      <text:p text:style-name="P50"><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50">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50"><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50">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text:soft-page-break/>кипятком заварку и укутала заварник полотенцем.<text:span text:style-name="T1"> Потом она устроилась на тюфяке и похлопала копытом рядом с собой.</text:span></text:p>
      <text:p text:style-name="P50"><text:span text:style-name="T1">–</text:span> Не стой столбом, Макс! Об тебя можно взгляд поцарапать!</text:p>
      <text:p text:style-name="P50">Я присел на краешек. Она немного придвинулась ко мне и смешливо сощурилась.</text:p>
      <text:p text:style-name="P50"><text:span text:style-name="T1">–</text:span> Ты не против, если мы продолжим знакомство? Я хотела пригласить тебя на чай ещё вчера, но землетрясение…</text:p>
      <text:p text:style-name="P50">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50"><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50">Тия виновато сморщила нос.</text:p>
      <text:p text:style-name="P50"><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50">Я молчал, раздумывая, чтобы такое остроумное ляпнуть в ответ, когда аликорница шутливо ткнула меня копытом в плечо. </text:p>
      <text:p text:style-name="P50"><text:span text:style-name="T1">–</text:span> Ну же, Макс, ты как деревянный! Расслабься! Можно подумать, тебя никогда раньше не приглашали на свидания!</text:p>
      <text:p text:style-name="P50">От неожиданности я повалился на ложе.</text:p>
      <text:p text:style-name="P50"><text:span text:style-name="T1">–</text:span> Эй, полегче! Ты пихаешься, как бульдозер!</text:p>
      <text:p text:style-name="P50"><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50">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50"><text:span text:style-name="T1">–</text:span> Ты чего??? <text:span text:style-name="T1">–</text:span> я непонимающе уставился на аликорницу.</text:p>
      <text:p text:style-name="P50"><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1">Мне печалиться не стоит</text:p><text:p text:style-name="P111">Жизнь прекрасна и ярка</text:p><text:p text:style-name="P111">Телом молода, душою —</text:p><text:p text:style-name="P111">Как морской дракон мудра</text:p><text:p text:style-name="P111"/><text:p text:style-name="P111">Я видала взлёт империй,</text:p><text:p text:style-name="P111">Я жила среди легенд,</text:p><text:p text:style-name="P111">Древней магии мистерий</text:p><text:p text:style-name="P111">Я прилежнейший студент</text:p><text:p text:style-name="P111"/><text:p text:style-name="P111">Обожаема народом,</text:p><text:p text:style-name="P111">Уважаема врагом,</text:p><text:p text:style-name="P111">Но друзей моих немного,</text:p><text:p text:style-name="P111">Но в душе жжёт холодом</text:p><text:p text:style-name="P111"/><text:p text:style-name="P111">Одинока и печальна,</text:p><text:p text:style-name="P111">Недоступна и строга,</text:p><text:p text:style-name="P111">Потеряла изначальный</text:p><text:p text:style-name="P111">Смысл жизни навсегда</text:p><text:p text:style-name="P111"/><text:p text:style-name="P111">Жизнь моя теперь публична,</text:p><text:p text:style-name="P111">Жизнь моя теперь для всех,</text:p><text:p text:style-name="P111">В этом — горе, в этом — счастье,</text:p><text:p text:style-name="P111">В этом плачь и в этом смех.</text:p></text:note-body></text:note>, Тия прополоскала чашки и <text:soft-page-break/>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50">–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50">Аликорница поводила носом над чашками и заметила:</text:p>
      <text:p text:style-name="P50">–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50">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50">Я трогал пальцем ноги воду, сидя на бортике бассейна, когда дверь открылась и внутрь сунулся нос аликорницы.</text:p>
      <text:p text:style-name="P50">– Тебе в чай класть мёд или сахар? – спросила она, невинно наблюдая за моими тщётными попытками прикрыться.</text:p>
      <text:p text:style-name="P50">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51">– Мёд. Или сахар. На твоё усмотрение. – <text:span text:style-name="T73">просипел я.</text:span></text:p>
      <text:p text:style-name="P50">– Как скажешь. – нос Тии скрылся за дверью.</text:p>
      <text:p text:style-name="P50">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50">– О, ты уже?</text:p>
      <text:p text:style-name="P50">Аликорница поставила на поднос чашки и плетёнку с бубликами и подошла с ним к тюфяку.</text:p>
      <text:p text:style-name="P50">– А почему ты опустила жалюзи на окне в ванной? Оттуда такой прекрасный вид.</text:p>
      <text:p text:style-name="P50">– Некоторые пегасы черезчур любопытны. – х<text:span text:style-name="T74">ихик</text:span>нула аликорница. – Так и норовят заниматься воздушной эквилибристикой над башней, когда я моюсь.</text:p>
      <text:p text:style-name="P50">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50">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50">–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50">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50">Я повернулся к Тие. Мне пришлось осторожно напрягать мускулы шеи, чтобы они случайно не отвернули голову нафиг.</text:p>
      <text:p text:style-name="P50"><text:soft-page-break/>– Это просто бомба! Я чувствую себя богом! Кажется, я понял секрет вашей силы и долголетия: вы пьёте эту траву каждый день.</text:p>
      <text:p text:style-name="P50">Аликорница громко и заразительно рассмеялась. Я присоединился к ней. <text:span text:style-name="T1">По телу прошлась волна лёгкого покалывания.</text:span><text:span text:style-name="T3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5">Копыто легло мне на плечо и мягко повалило на постель. Тия легла рядом и тепло дунула мне в ухо.</text:p>
      <text:p text:style-name="P50">– <text:span text:style-name="T1">Ты готов познакомиться поближе? Совсем близко?</text:span></text:p>
      <text:p text:style-name="P50">–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5">Тия фыркнула.</text:p>
      <text:p text:style-name="P55">–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text:p>
      <text:p text:style-name="P55">Её ресницы щекотали мне щеку. Я повернулся к ней и буквально растворился в ласковом взгляде огромных сиреневых глаз.</text:p>
      <text:p text:style-name="P55">– Ты предлагаешь мне заняться сексом? С тобой? Но... как?</text:p>
      <text:p text:style-name="P50"><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5">Тия подняла голову.</text:p>
      <text:p text:style-name="P55">–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text:span text:style-name="T35">слабой рядом с сильным</text:span>!</text:p>
      <text:p text:style-name="P55">Она призывно отвернула хвост в сторону и опустила голову на ложе, закрыв глаза. Слабый запах мускуса смешался с лавандовым. Чувство томления в низу живота было невыносимым, мне стало жарко и тесно в штанах.</text:p>
      <text:p text:style-name="P55">Как во сне я разделся и зашёл к ней сзади. "Это неправильно!» – пискнули во мне остатки ханжества и замолкли, раздавленные желанием.</text:p>
      <text:p text:style-name="P55">Я опустился на колени. Тия лежала на животе, вытянув шею и поджав под себя ноги. Она лишь протяжно вздохнула, когда я вошё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5">Через некоторое время Тия осторожно высвободилась из-под меня и встала с постели. </text:p>
      <text:p text:style-name="P55">– Лежи, я сейчас. – муркнула она, поцеловав меня в ухо.</text:p>
      <text:p text:style-name="P55">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5">Достав из шкафчика пузатую заплесневевшую бутылку, Тия что-то прикинула и наполнила её содержимым два бокала на полуметровых ножках.</text:p>
      <text:p text:style-name="P55"><text:soft-page-break/>– Я тут подумала, – повернулась она ко мне, – лучше выпьем лазурное вино в ванной. <text:span text:style-name="T35">Оно расслабляет и снимает магию радужного чая. Эффективнее всего действует в воде. Ты не против?</text:span></text:p>
      <text:p text:style-name="P55">–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5">Тия покачала головой и прошла с бокалами в ванную, кивком пригласив меня следовать за ней.</text:p>
      <text:p text:style-name="P55">–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7">— сильнейший энергетик, он многократно усиливает чувства и возможности организма, но он же и иссушает его.</text:span></text:p>
      <text:p text:style-name="P55"><text:span text:style-name="T7">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7">—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7">—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5">Наконец, я со вздохом отпрянул.</text:p>
      <text:p text:style-name="P55"><text:span text:style-name="T7">– За дружбу! </text:span>– подняла бокал Тия.</text:p>
      <text:p text:style-name="P55">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5"><text:span text:style-name="T7">– Это ты называешь “дружбой”? – с </text:span>улыбкой хмыкнул<text:span text:style-name="T7"> я. – </text:span>Мне нравится твоё чувство юмора.</text:p>
      <text:p text:style-name="P55">Аликорница нахмурилась.</text:p>
      <text:p text:style-name="P55"><text:span text:style-name="T7">– </text:span>Тебе не нравится моя дружба? Ты чем-то недоволен?</text:p>
      <text:p text:style-name="P55">Я расхохотался, чуть не поперхнувшись водой, плескавшейся у подбородка.</text:p>
      <text:p text:style-name="P55"><text:span text:style-name="T7">– </text:span>Нет, что ты, Тия, не мели ерунды! Я всем доволен, я просто в восторге. Мне вообще кажется, что я попал в рай и ты <text:span text:style-name="T7">— </text:span>мой ангел-хранитель. И называть ЭТО дружбой <text:span text:style-name="T7">— </text:span>это всё равно что назвать твой дворец сараем для хранения мётел. То есть, я не понимаю, зачем называть дружбой лю...</text:p>
      <text:p text:style-name="P55">Копыто аликорницы закрыло мне рот прежде чем я успел договорить заветное слово.</text:p>
      <text:p text:style-name="P50">– Макс, не надо! – умоляюще произнесла аликорница. – Не продолжай! Пожалуйста!</text:p>
      <text:p text:style-name="P50">Слова встали у меня поперёк горла. Я медленно отодвинул копыто от лица и потрясённо уставился на неё.</text:p>
      <text:p text:style-name="P50">– Но почему? – в конце-концов выдавил я. – Что не так? Это из-за того, что я — человек?</text:p>
      <text:p text:style-name="P50">Тия виновато закусила губу и отвернулась.</text:p>
      <text:p text:style-name="P50">–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50">Рай покрылся трещинами и начал рушиться. Колонны храма ломались и падали, круша твердь и <text:soft-page-break/>поднимая снопы искр в открывшейся в проломах лаве. Среди этого армагеддона стоял мой ангел-хранитель и шептал:</text:p>
      <text:p text:style-name="P50">– Макс… Я не смогу сделать тебя бессмертным… Мне очень жаль… Извини…</text:p>
      <text:p text:style-name="P50">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50">Слёзы злости душили меня, но я сдержался.</text:p>
      <text:p text:style-name="P50">– Охренеть. – сказал я холодно. – А я прям напрашивался!</text:p>
      <text:p text:style-name="P50">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50">“..пожалуйста, останься...”</text:p>
      <text:p text:style-name="P50">Где этот чёртов носок?</text:p>
      <text:p text:style-name="P50">“...пойми, это эффект лазурного вина...”</text:p>
      <text:p text:style-name="P50">Джинсы узкие, блядь! На мокрое тело хрен натянешь...</text:p>
      <text:p text:style-name="P50">“...ох, я глупая...”</text:p>
      <text:p text:style-name="P50">Так, всё. Шмотки на мне, вроде, ничего не забыл.</text:p>
      <text:p text:style-name="P55">У выхода я обернулся. Сквозь зелёный полог просвечивало алое сияние. Я отвернулся и изо всех сил двинул дверью об косяк. В комнате беспомощно звякнул колокольчик...</text:p>
      <text:p text:style-name="P55"/>
      <text:h text:style-name="Heading_20_2" text:outline-level="2">9. <text:span text:style-name="T1">Прощание</text:span></text:h>
      <text:p text:style-name="P55"/>
      <text:p text:style-name="P50">– <text:span text:style-name="T1">Норф!.. Эй, Норф! Ты где?..</text:span></text:p>
      <text:p text:style-name="P55">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5">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text:span text:style-name="T64">за</text:span> засова табличку «ЗАКРЫТО» и повесил её на ручку.</text:p>
      <text:p text:style-name="P50"/>
      <text:p text:style-name="P58">***</text:p>
      <text:p text:style-name="P50"/>
      <text:p text:style-name="P1">Стражники-единороги <text:span text:style-name="T66">из солнечной стражи</text:span> кивнули мне, узнавая. <text:span text:style-name="T1">Кивали и многие из находившихся в зале </text:span><text:span text:style-name="T6">ожидания </text:span><text:span text:style-name="T1">пони. Хотя <text:s/>последнюю неделю я не появлялся </text:span><text:span text:style-name="T5">тут</text:span><text:span text:style-name="T1">, сняв комнатку в нижнем городе, в</text:span>се во дворце уже привыкли к “сказочной обезьяне из Вечнодикого леса” и знали, что я вхож в покои принцессы. <text:span text:style-name="T66">Но д</text:span>о конца приёмного дня было ещё полчаса, так что я присел на пьедестал одной из статуй и стал ждать. </text:p>
      <text:p text:style-name="P11">От нечего делать, стал прислушиваться к полушёпоту, витавшему под сводами зала.</text:p>
      <text:p text:style-name="P11">…</text:p>
      <text:p text:style-name="P13"><text:span text:style-name="T49">– </text:span><text:span text:style-name="T50">Говорят, на Станции Додж почти не осталось жителей. </text:span><text:span text:style-name="T51">В местном депо перестали обслуживать паровозы из-за отсутствия </text:span><text:span text:style-name="T54">рабочих</text:span><text:span text:style-name="T51">. Стар</text:span><text:span text:style-name="T55">ик - </text:span><text:span text:style-name="T51">станционный смотритель рассказал, что пони исчезают </text:span><text:soft-page-break/><text:span text:style-name="T56">ночью, в</text:span><text:span text:style-name="T51">о </text:span><text:span text:style-name="T56">время сна,</text:span><text:span text:style-name="T51"> один за другим. </text:span><text:span text:style-name="T52">Оставшиеся собирают пожитки и перебираются ближе к центру, в районы по</text:span><text:span text:style-name="T53">оживлённей</text:span><text:span text:style-name="T50">...</text:span></text:p>
      <text:p text:style-name="P13"><text:span text:style-name="T49">– </text:span><text:span text:style-name="T50">А из Пинто Крика уже месяц нет новостей...</text:span></text:p>
      <text:p text:style-name="P11"><text:span text:style-name="T49">– </text:span><text:span text:style-name="T5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5">…</text:p>
      <text:p text:style-name="P22">...“<text:span text:style-name="T1">Что я могу сделать, чтобы вернуть всё назад?</text:span>”</text:p>
      <text:p text:style-name="P22"><text:span text:style-name="T50">– </text:span><text:span text:style-name="T45">Так и сказала?</text:span></text:p>
      <text:p text:style-name="P3"><text:span text:style-name="T49">– </text:span><text:span text:style-name="T45">Да, </text:span><text:span text:style-name="T47">Фэнси</text:span><text:span text:style-name="T45">, именно так. Я слышала собственными ушами! Вы не подумайте, я не подслушиваю за Её Высочеством! </text:span><text:span text:style-name="T46">Я</text:span><text:span text:style-name="T45">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22"><text:span text:style-name="T50">– </text:span><text:span text:style-name="T45">Что бы это значило, Флер?</text:span></text:p>
      <text:p text:style-name="P22"><text:span text:style-name="T50">– </text:span><text:span text:style-name="T45">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57">…</text:p>
      <text:p text:style-name="P62">–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1">– Куда проваливаться?</text:p>
      <text:p text:style-name="P61">– Они не знают. В тех провалах не видно дна...</text:p>
      <text:p text:style-name="P61">…</text:p>
      <text:p text:style-name="P61"/>
      <text:p text:style-name="P6"><text:span text:style-name="T65">Д</text:span>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text:span text:style-name="T66">Солнечный стражник затворил за ним двери, трижды стукнул копьём о пол и громогласно на весь зал объявил:</text:span></text:p>
      <text:p text:style-name="P63">– <text:span text:style-name="T66">Леди и джентлькольты! Приём окончен! Её Высочество Принцесса Селестия будет рада видеть <text:s/>вас в следующую среду!</text:span></text:p>
      <text:p text:style-name="P64">Я подошёл к нему и стражник, подмигнув <text:span text:style-name="T68">и, повёв глазами в сторону двери</text:span>, приоткрыл створку. Я <text:span text:style-name="T67">багодарно кивнул ему и </text:span>протиснулся внутрь.</text:p>
      <text:p text:style-name="P5">Селестия стояла у окна, легонько постукивая копытом по пол<text:span text:style-name="T69">у</text:span>.</text:p>
      <text:p text:style-name="P7"><text:span text:style-name="T7">–</text:span> <text:span text:style-name="T70">Ты</text:span>? <text:span text:style-name="T7">–</text:span> повернулась она ко мне.</text:p>
      <text:p text:style-name="P46"><text:span text:style-name="T7">– </text:span><text:span text:style-name="T16">Привет, Селестия. – подчёркнуто нейтрально обратился я.</text:span></text:p>
      <text:p text:style-name="P47"><text:span text:style-name="T7">– </text:span><text:span text:style-name="T17">Привет… Макс.</text:span></text:p>
      <text:p text:style-name="P65"><text:span text:style-name="T7">На аликорницу было жалко смотреть. </text:span><text:span text:style-name="T18">От былой лёгкости движений не осталось и следа. </text:span><text:span text:style-name="T23">Чуть пошатывающаяся и расфокусированная походка выдавала огромную усталость.</text:span><text:span text:style-name="T18"> </text:span><text:span text:style-name="T19">Из некогда старательно причёсанных гривы и хвоста выбивались волосы и даже целые пряди </text:span><text:span text:style-name="T20">розового цвета</text:span><text:span text:style-name="T19">. </text:span><text:span text:style-name="T20"><text:s/>Мешки под глазами оттенялись синяк</text:span><text:span text:style-name="T21">ами</text:span><text:span text:style-name="T20">, окружающи</text:span><text:span text:style-name="T21">ми</text:span><text:span text:style-name="T20"> налитые кровью глаза.</text:span></text:p>
      <text:p text:style-name="P48"><text:span text:style-name="T17">– </text:span><text:span text:style-name="T22">Какие новости? Чем порадуешь? Если, конечно, хочешь порадовать. – Селестия подошла к фонтанчику, обмакнула в него копыто и провела им по лбу.</text:span></text:p>
      <text:p text:style-name="P125"><text:span text:style-name="T17">– </text:span><text:span text:style-name="T23">Порадовать, к сожалению, нечем. Твой приятель, Норфолк Каррус, исчез.</text:span></text:p>
      <text:p text:style-name="P127"><text:span text:style-name="T17">– </text:span><text:span text:style-name="T27">Норф? О, нет!</text:span></text:p>
      <text:p text:style-name="P132"><text:span text:style-name="T27">С</text:span><text:span text:style-name="T7">елестия в отчаянии села на пол, свесив голову.</text:span></text:p>
      <text:p text:style-name="P127"><text:span text:style-name="T17">– </text:span><text:span text:style-name="T28">П</text:span><text:span text:style-name="T23">они исчезают повсюду. </text:span><text:span text:style-name="T28">Они</text:span><text:span text:style-name="T23"> засыпа</text:span><text:span text:style-name="T28">ю</text:span><text:span text:style-name="T23">т, а на утро находят лишь примятую простыню в постели. </text:span><text:soft-page-break/><text:span text:style-name="T30">Исполняется пророчество Свирла. </text:span><text:span text:style-name="T23">Я бессильна остановить это.</text:span></text:p>
      <text:p text:style-name="P125"><text:span text:style-name="T17">– </text:span><text:span text:style-name="T23">Может, </text:span><text:span text:style-name="T29">спр</text:span><text:span text:style-name="T26">осишь</text:span><text:span text:style-name="T23"> Луну? Сон по её части.</text:span></text:p>
      <text:p text:style-name="P127"><text:span text:style-name="T17">– </text:span><text:span text:style-name="T23">Луна отказывается разговаривать со мной </text:span><text:span text:style-name="T24">со времени нашего возвращения</text:span><text:span text:style-name="T23"> </text:span><text:span text:style-name="T24">из Вечнодикого леса. Гибель Кимеринна очень </text:span><text:span text:style-name="T25">сильно </text:span><text:span text:style-name="T24">повлияла на неё. </text:span><text:span text:style-name="T26">Но она занималась эт</text:span><text:span text:style-name="T28">ой проблемой</text:span><text:span text:style-name="T26"> до нашего похода к старому замку. Безрезультатно, насколько мне известно. Именно поэтому она и согласилась с моей идеей вызвать Проводника.</text:span></text:p>
      <text:p text:style-name="P126"><text:span text:style-name="T17">– </text:span><text:span text:style-name="T24">Может, мне поговорить с ней?</text:span></text:p>
      <text:p text:style-name="P126"><text:span text:style-name="T17">– </text:span><text:span text:style-name="T24">Не надо, Макс.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129"><text:span text:style-name="T10">– </text:span><text:span text:style-name="T11">Ну ок. Тогда </text:span><text:span text:style-name="T14">она обрадуется следующей новости:</text:span><text:span text:style-name="T11"> я ухожу.</text:span></text:p>
      <text:p text:style-name="P130"><text:span text:style-name="T11">С</text:span><text:span text:style-name="T8">елестия </text:span><text:span text:style-name="T12">еле заметно дрогнула ушами. </text:span><text:span text:style-name="T13">Она отвернулась и </text:span><text:span text:style-name="T8">молча смотрела в окно, не выказывая эмоций.</text:span></text:p>
      <text:p text:style-name="P131"><text:span text:style-name="T9">Я </text:span><text:span text:style-name="T8">продолжил.</text:span></text:p>
      <text:p text:style-name="P131"><text:span text:style-name="T8"/></text:p>
      <text:p text:style-name="P128"><text:span text:style-name="T9"/></text:p>
      <text:p text:style-name="P128"><text:span text:style-name="T9">&lt;</text:span><text:span text:style-name="T39">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8">&gt;</text:span></text:p>
      <text:p text:style-name="P4"><text:span text:style-name="T7">–</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4">Селестия слабо улыбнулась.</text:p>
      <text:p text:style-name="P8"><text:span text:style-name="T7">–</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text:p>
      <text:p text:style-name="P8"><text:span text:style-name="T7">–</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4"><text:span text:style-name="T7">–</text:span> Пятьдесят шесть из восьмидесяти? И чем это грозит? Ведь даже не сдав экзамен они не разучатся летать?</text:p>
      <text:p text:style-name="P4"><text:span text:style-name="T7">–</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4"><text:span text:style-name="T7">–</text:span> А почему вы не поселитесь в более пригодном для земледелия месте?</text:p>
      <text:p text:style-name="P4"><text:span text:style-name="T7">–</text:span> К сожалению, Эквестрия <text:span text:style-name="T7">—</text:span> страна, окружённая не слишком дружелюбными соседями. Нам некуда уйти в поисках лучшего места.</text:p>
      <text:p text:style-name="P4">Селестия вытащила листок бумаги из шкатулки, быстро написала письмо и, запечатав его сургучём с королевской печатью, вручила мне.</text:p>
      <text:p text:style-name="P4"><text:span text:style-name="T7">–</text:span> Вот рекомендательное письмо мэру Понивилля. Вручишь его ей и она выделит тебе жильё и окажет посильную помощь. Если что-то выяснишь <text:span text:style-name="T7">—</text:span> держи меня в ведении. Посылай письма Спайком, он настроен на меня. Этот милый дракончик <text:span text:style-name="T7">—</text:span> ассистент моей ученицы, Твайлайт Спаркл. С ней ты уже знаком.</text:p>
      <text:p text:style-name="P4">Я кивнул.</text:p>
      <text:p text:style-name="P4"><text:span text:style-name="T7">–</text:span> Спасибо, Тия. Сделаю всё, что в моих силах. Я действительно хочу вам помочь.</text:p>
      <text:p text:style-name="P4"><text:soft-page-break/>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4"><text:span text:style-name="T7">–</text:span> Тия, ты, вообще, спишь по ночам? У тебя глаза красные, как у кролика-альбиноса.</text:p>
      <text:p text:style-name="P4"><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4"><text:span text:style-name="T7">–</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7">&lt;</text:span><text:span text:style-name="T36">упомянуть проблески розового цвета</text:span><text:span text:style-name="T7">&gt;</text:span>. Хвост тоже почти подметал пол <text:span text:style-name="T7">—</text:span> это стало заметно, когда она начала двигаться.</text:p>
      <text:p text:style-name="P54"/>
      <text:p text:style-name="P54"/>
      <text:p text:style-name="P54"/>
      <text:p text:style-name="P49"/>
      <text:p text:style-name="P21">&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21"/>
      <text:p text:style-name="P28">&lt;<text:span text:style-name="T36">самолёт в эквестрию проваливается во время </text:span><text:span text:style-name="T37">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50">&gt;</text:span></text:p>
      <text:p text:style-name="P53"/>
      <text:p text:style-name="P52"/>
      <text:p text:style-name="P52"/>
      <text:p text:style-name="P50"/>
      <text:p text:style-name="P56">&lt;<text:span text:style-name="T35">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2"><text:span text:style-name="T7">–</text:span> Ты могла бы нести меня телекинезом. Я, после того, как узнал о ваших способностях, удивлялся, почему ты этого не сделала?</text:p>
      <text:p text:style-name="P2"><text:span text:style-name="T7">–</text:span> Шутишь? <text:span text:style-name="T7">–</text:span> Селестия скосила на меня фиалковый глаз, продолжая колдовать с мешочком. <text:span text:style-name="T7">–</text:span> Ты бы потом не захотел бы видеть меня от перенесенного унижения.</text:p>
      <text:p text:style-name="P38"><text:span text:style-name="T7">&lt;Селестия </text:span>хочет любым способом (34) расположить к себе Макса, чтоб получить союзника в борьбе за спасение Эквестрии<text:span text:style-name="T7">&gt;</text:span></text:p>
      <text:p text:style-name="P2"/>
      <text:p text:style-name="P2"><text:span text:style-name="T7">–</text:span> А дальше всё было хуже, намного хуже...</text:p>
      <text:p text:style-name="P2"/>
      <text:p text:style-name="P1"/>
      <text:p text:style-name="P1"/>
      <text:p text:style-name="P1"/>
      <text:p text:style-name="P60">&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0"><text:soft-page-break/>Селестия снится Максу сгорающей — и после этого она исчезает из Эквестрии. При этом она успевает сказать Максу, что она его...&gt;</text:p>
      <text:p text:style-name="P2"/>
      <text:p text:style-name="P10">***</text:p>
      <text:p text:style-name="P21"/>
      <text:p text:style-name="P2"><text:span text:style-name="T7">&lt;Луна - </text:span><text:span text:style-name="T35">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7">&gt;</text:span></text:p>
      <text:p text:style-name="P21"/>
      <text:h text:style-name="P141" text:outline-level="2">Рейд пони-рэйнджеров</text:h>
      <text:p text:style-name="P2">&lt;Магия изо всех окраин Эквестрии бежит к её центру — в Вечнодикий лес&gt;</text:p>
      <text:p text:style-name="P36">(леденящий душу триллер, музыка тревожная)</text:p>
      <text:p text:style-name="P12">&lt;<text:span text:style-name="T35">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7">–</text:span> Тьфу ты, б-бестия! <text:span text:style-name="T7">–</text:span> Мэдтроттер принялся протирать окровавленное лезвие. <text:span text:style-name="T7">–</text:span> Впервые такую тварь встречаю.</text:p>
      <text:p text:style-name="P2"><text:span text:style-name="T7">–</text:span> Не думаю, что она появится ещё. <text:span text:style-name="T7">–</text:span> Калрус вслушивался в лесной шум. Уши его поворачивались по ветру. <text:span text:style-name="T7">–</text:span> Ты её хорошенько угостил. По первому разряду!</text:p>
      <text:p text:style-name="P2"><text:span text:style-name="T7">–</text:span> У нас, в Аппалузе, это называется “салют легионера”, <text:span text:style-name="T7">–</text:span> усмехнулся Хорст. <text:span text:style-name="T7">–</text:span> Мало кто из врагов его переживает.</text:p>
      <text:p text:style-name="P2"><text:span text:style-name="T7">–</text:span> Первым дежуришь ты, Мэдди. Потом я. Калрус <text:span text:style-name="T7">—</text:span> последним, <text:span text:style-name="T7">–</text:span> решил я. <text:span text:style-name="T7">–</text:span> Завтра дойдём до Замка Принцесс, обследуем его хорошенько и, думаю, к вечеру будем возвращаться.</text:p>
      <text:p text:style-name="P2"><text:soft-page-break/>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7">–</text:span> Что за чертовщина? <text:span text:style-name="T7">–</text:span> Мэдтроттер трогал копытом лежащую на земле плеть лианы, которая медленно уползала в чащу, сворачиваясь в колючий клубок.</text:p>
      <text:p text:style-name="P2"><text:span text:style-name="T7">–</text:span> Не нравится мне это, <text:span text:style-name="T7">–</text:span> пробормотал Калрус, стряхивая с крыла зелёную плеть, свесившуюся с дерева и попытавшуюся обвить его махательный сустав. <text:span text:style-name="T7">–</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7">–</text:span> Да уж, <text:span text:style-name="T7">–</text:span> Мэдтроттер обнажил алебарду и закрепил её на ноге остриём вверх. <text:span text:style-name="T7">–</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10">***</text:p>
      <text:p text:style-name="P2"><text:span text:style-name="T7">–</text:span> Шанту?</text:p>
      <text:p text:style-name="P2"><text:span text:style-name="T7">–</text:span> Ваше Высочество? Мы никогда не встречали такое существо раньше и я…</text:p>
      <text:p text:style-name="P2"><text:span text:style-name="T7">–</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7">–</text:span> Хотя кое-кто за за тысячу лет воздержания накопил столько силы, что может жонглировать планетами, не думаю, что он <text:span text:style-name="T7">&lt;</text:span><text:span text:style-name="T34">вот эту-то энергию Дискорд и потратил на превращение в дракона в мире Терры</text:span><text:span text:style-name="T7">&gt;</text:span>… Нет, конечно, это не он, его усталость и раскаяние были искренними… Дискорд на нашей стороне… <text:s/>Продолжайте, Кимеринн.</text:p>
      <text:p text:style-name="P10">***</text:p>
      <text:p text:style-name="P2"><text:span text:style-name="T7">&lt;</text:span><text:span text:style-name="T36">Добавить кокатрикса, мантикору и древесных волков. Тентаклианы переименовать в пландерсиды</text:span><text:span text:style-name="T7">&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7">–</text:span> Что за ерунда? <text:span text:style-name="T7">–</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7">–</text:span> Не знаю, что за ерунда, но теперь становится ясно, откуда тут те черепа. <text:span text:style-name="T7">–</text:span> Я вытер накрыльный нож о траву и показал на две продолговатости, тускло белевшие в траве у самого ствола граба. <text:span text:style-name="T7">–</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7">–</text:span> Пхе, будет несколько <text:span text:style-name="T7">—</text:span> выберешь для них самый подходящий! <text:span text:style-name="T7">–</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7">&lt;</text:span><text:span text:style-name="T35">короткий</text:span><text:span text:style-name="T7">&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7">–</text:span> Ходят слухи, Стар <text:span text:style-name="T7">C</text:span>вирл Бородатый заколдовал путевые столбы ещё во времена строительства <text:soft-page-break/>замка, чтоб отваживать от дороги болотных чудовищ. Может быть остатки этого заклинания действуют до сих пор <text:span text:style-name="T7">—</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7">–</text:span> Мечтательно разглагольствовал Калрус.</text:p>
      <text:p text:style-name="P2"><text:span text:style-name="T7">–</text:span> Смотри, как бы ты сам после такой встречи не стал чудным материалом для <text:s/>чудовища, <text:span text:style-name="T7">–</text:span> проворчал Мэдтроттер. <text:span text:style-name="T7">–</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7">–</text:span> Странно, кто-то ходил к замку после того, как он был заброшен, <text:span text:style-name="T7">–</text:span> пробормотал Мэдтроттер. <text:span text:style-name="T7">–</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7">–</text:span> Дискорд! Что их убило? <text:span text:style-name="T7">–</text:span> присвистнул обошедший Хорста с другой стороны Калрус.</text:p>
      <text:p text:style-name="P2"><text:span text:style-name="T7">–</text:span> Что бы их ни убило, нам с этим знакомиться ни к чему, <text:span text:style-name="T7">–</text:span> пробормотал Мэдтроттер озираясь. <text:span text:style-name="T7">–</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7">–</text:span> Это королевский конвой. Такие были на службе у принцесс ещё лет двадцать назад, до Раздора.</text:p>
      <text:p text:style-name="P2"><text:span text:style-name="T7">–</text:span> Такое впечатление, что… <text:span text:style-name="T7">–</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7">–</text:span> ...тут была засада <text:span text:style-name="T7">–</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7">—</text:span> туда мы и помчались, сопровождаемые хлопками и свистом вращающихся шаров.</text:p>
      <text:p text:style-name="P10">***</text:p>
      <text:p text:style-name="P2"><text:span text:style-name="T7">–</text:span> Откуда там останки пегасов? Кто мог поймать их там? Они могут уйти от любой засады.</text:p>
      <text:p text:style-name="P2"><text:span text:style-name="T7">–</text:span> Не знаю, как насчёт летунов, принцессса, но когда мы осматривали кости, на нас было совершено нападение...</text:p>
      <text:p text:style-name="P2"><text:span text:style-name="T7">–</text:span> Вот как? На королевскую стражу в центре Эквестрии? Кто же это был?</text:p>
      <text:p text:style-name="P2"><text:span text:style-name="T7">–</text:span> Лианы, принцесса. <text:span text:style-name="T7">–</text:span> Кимеринн отчеканил последнюю фразу, глядя прямо перед собой. <text:span text:style-name="T7">–</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7">– </text:span>сорок. Мы назвали их <text:span text:style-name="T7">&lt;</text:span><text:span text:style-name="T35">???</text:span><text:span text:style-name="T7">&gt;</text:span></text:p>
      <text:p text:style-name="P2">Луна обошла Кимеринна. </text:p>
      <text:p text:style-name="P2"><text:span text:style-name="T7">–</text:span> У вас рассечен бок. И колотая рана на шее.</text:p>
      <text:p text:style-name="P2"><text:span text:style-name="T7">–</text:span> Не уследил за лианой, Ваше Высочество. Ерунда. Калрус вовремя отсёк плеть. <text:span text:style-name="T7">–</text:span> Голубые глаза Кимеринна смотрели прямо сквозь Луну, не мигая.</text:p>
      <text:p text:style-name="P2"><text:span text:style-name="T7">–</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text:soft-page-break/>лет назад, во время восстания.</text:p>
      <text:p text:style-name="P2"><text:span text:style-name="T7">–</text:span> Я ценю вашу службу и хочу достойно наградить вас. Спрашивайте.</text:p>
      <text:p text:style-name="P2"><text:span text:style-name="T7">–</text:span> Мне… мне ничего не нужно, Ваше Высочество. <text:span text:style-name="T7">–</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7">–</text:span> Кимеринн, вы окажете своей принцессе услугу, если согласитесь <text:s/>принять от неё награду! <text:span text:style-name="T7">–</text:span> Если бы он понял… Как когда-то понял Амарок… Аликорны <text:span text:style-name="T7">—</text:span> тоже живые существа. И они очень одиноки…</text:p>
      <text:p text:style-name="P2"><text:span text:style-name="T7">–</text:span> Хорошо, Ваше Высочество. <text:span text:style-name="T7">–</text:span> Кимеринн смотрел не мигая в точку прямо перед собой. <text:span text:style-name="T7">–</text:span> Я хочу… в награду… обращаться к вам на “ты”!</text:p>
      <text:p text:style-name="P2">Туман застилал глаза Луне. Она смотрела на него <text:span text:style-name="T7">—</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7">–</text:span> Ну что же… Я рада оказать такую услугу… Тебе…</text:p>
      <text:p text:style-name="P2"><text:span text:style-name="T7">–</text:span> Принцесса…</text:p>
      <text:p text:style-name="P2"><text:span text:style-name="T7">–</text:span> Луна, мой дорогой. Для тебя <text:span text:style-name="T7">—</text:span> Луна…</text:p>
      <text:p text:style-name="P2">...</text:p>
      <text:p text:style-name="P2"/>
      <text:h text:style-name="P141" text:outline-level="2">Рейд пони-рэйнджеров-2 (<text:span text:style-name="T35">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7">&lt;</text:span><text:span text:style-name="T35">гидрорысью</text:span><text:span text:style-name="T7">&gt;</text:span> и нападением <text:span text:style-name="T7">&lt;</text:span><text:span text:style-name="T35">тентаклиан</text:span><text:span text:style-name="T7">&gt;</text:span> казался мне ещё опаснее. А если этот корабль обследовать как следует…</text:p>
      <text:p text:style-name="P2"><text:span text:style-name="T7">–</text:span> Заночуем внутри. - <text:span text:style-name="T1">р</text:span>ешил я.</text:p>
      <text:p text:style-name="P2"><text:soft-page-break/><text:span text:style-name="T7">&lt;</text:span><text:span text:style-name="T35">Нужен ли тут самолёт? Нужен артефакт из Fallout Equestria - летучий корабль</text:span>?<text:span text:style-name="T7">&gt;</text:span></text:p>
      <text:p text:style-name="P2">Утро встретило нас туманом. Я пытался рассмотреть руины замка на противоположном берегу.</text:p>
      <text:p text:style-name="P2"><text:span text:style-name="T7">–</text:span> Идти опасно. Засаду прозевать <text:span text:style-name="T7">—</text:span> как два пера об мостовую. Хорст, я слетаю в разведку. Не нравится мне это болото.</text:p>
      <text:p text:style-name="P2"><text:span text:style-name="T7">–</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7">–</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10">***</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7">–</text:span> Заметил что-то. <text:span text:style-name="T7">–</text:span> Хорст приставил копыто ко лбу, пытаясь рассмотретьчто-то против солнца. <text:span text:style-name="T7">–</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7">–</text:span> Поворачивайте, уходите от болота! <text:span text:style-name="T7">–</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10">***</text:p>
      <text:p text:style-name="P2"><text:span text:style-name="T7">–</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7">–</text:span> Не в крыло, а в ногу, <text:span text:style-name="T7">–</text:span> проворчал я, стаскивая зубами с задней ноги толстую плеть плюща, гладко отрубленную стилетом. <text:span text:style-name="T7">–</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7">– </text:span>Схватил бы за крыло <text:span text:style-name="T7">—</text:span> я бы не вырвался.</text:p>
      <text:p text:style-name="P2">Я взглянул вверх. На металлической стенке чётко отпечатались четыре полукруга копыт. </text:p>
      <text:p text:style-name="P2"><text:span text:style-name="T7">–</text:span> И пришлось бы тебе за меня во дворце отдуваться.</text:p>
      <text:p text:style-name="P2"><text:span text:style-name="T7">–</text:span> Нашел что-нибудь интересное в развалинах?</text:p>
      <text:p text:style-name="P2"><text:span text:style-name="T7">–</text:span> А как же! Странное такое. Похожее на обезьяну. Но стройнее и грациознее. И оно было одето…</text:p>
      <text:p text:style-name="P2"><text:span text:style-name="T7">–</text:span> Одето?</text:p>
      <text:p text:style-name="P2"><text:soft-page-break/><text:span text:style-name="T7">–</text:span> Да, в потёртые джинсы и куртку. И на спине было что-то вроде перемётной сумки. Не успел как следует расмотреть <text:span text:style-name="T7">—</text:span> оно скрылось в кустах. Что его отличало от обезьяны <text:span text:style-name="T7">—</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7">–</text:span> Ещ одно неизвестное чудовище! <text:s/>Что-то их тут много развелось.</text:p>
      <text:p text:style-name="P2">Я крепко задумался. Принцесса приказывала <text:span text:style-name="T7">—</text:span> нет, не приказывала <text:span text:style-name="T7">—</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7">–</text:span> Куда идём, Кэп? <text:span text:style-name="T7">–</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7">–</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7">–</text:span> Вы ведь в неопасное место идёте, да?</text:p>
      <text:p text:style-name="P2"><text:span text:style-name="T7">–</text:span> Да, Силк Мэйн, в неопасное.</text:p>
      <text:p text:style-name="P2"><text:span text:style-name="T7">–</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7">–</text:span> Силк, не волнуйся, если будет опасно, мы сразу же повернём. (И пойдём другой дорогой <text:span text:style-name="T7">—</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7">—</text:span> ничтожны.</text:p>
      <text:p text:style-name="P2"><text:span text:style-name="T7">–</text:span> Возвращаемся, Мэдди, <text:span text:style-name="T7">–</text:span> решил я. <text:span text:style-name="T7">–</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41"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text:soft-page-break/>Селестия через силу улыбнулась.</text:p>
      <text:p text:style-name="P2"><text:span text:style-name="T7">–</text:span> Пони умеют переносить тяготы, Макс. <text:span text:style-name="T7">–</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7">– </text:span>Душновато как-то, <text:span text:style-name="T7">–</text:span> Селестия встала с подушек и приоткрыла дверь на балкон. <text:span text:style-name="T7">–</text:span> Тебе не холодно?</text:p>
      <text:p text:style-name="P2"><text:span text:style-name="T7">–</text:span> Нет, вполне тепло. <text:span text:style-name="T7">–</text:span> Я тоже встал с подушек размять затёкшие ноги.</text:p>
      <text:p text:style-name="P2"><text:span text:style-name="T7">–</text:span> Уборная там. <text:span text:style-name="T7">–</text:span> Селестия показала на неприметную дверцу за занавеской в углу.</text:p>
      <text:p text:style-name="P2"><text:span text:style-name="T7">–</text:span> Как ты догадалась? <text:span text:style-name="T7">–</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7">&lt;</text:span><text:span text:style-name="T35">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7">&gt;</text:span></text:p>
      <text:p text:style-name="P2"><text:span text:style-name="T7">&lt;</text:span><text:span text:style-name="T35">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7">&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7">–</text:span> То есть, Кимеринн видел человека у развалин замка?</text:p>
      <text:p text:style-name="P2"><text:span text:style-name="T7">–</text:span> Скорее всего, да. Правда, впоследствии он уже не был так уверен <text:span text:style-name="T7">—</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7">–</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7">–</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7">–</text:span> А кто-нибудь поблизости не заметил, как они исчезают?</text:p>
      <text:p text:style-name="P2"><text:span text:style-name="T7">–</text:span> Нет. Пропадают только пони без пары. Те, кто спят в одиночестве. Это началось полгода назад. <text:soft-page-break/>Пропало уже больше сотни пони.</text:p>
      <text:p text:style-name="P2"/>
      <text:p text:style-name="P2"/>
      <text:p text:style-name="P2">Тут Селестия наклонила шею ко мне и прошептала в ухо:</text:p>
      <text:p text:style-name="P2"><text:span text:style-name="T7">–</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7">—</text:span> и всё рассыпется в прах. Вот так: миг <text:span text:style-name="T7">—</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7">—</text:span> часть меня, и он <text:span text:style-name="T7">—</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7">–</text:span> Тия, я…</text:p>
      <text:p text:style-name="P2"><text:span text:style-name="T7">–</text:span> Не говори ничего! Твайлайт нашла в архиве северного крыла полузаконченное заклинание <text:span text:style-name="T7">C</text:span>вирла Бородатого. “Защита от неведомой угрозы” <text:span text:style-name="T7">—</text:span> так он назвал его. Синопсис восстановить не удалось <text:span text:style-name="T7">—</text:span> Свирл записал его на некачественной бумаге. Треть заклинания Твайли восстановила экстраполяцией <text:span text:style-name="T7">—</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7">—</text:span> всего лишь появился ты! <text:span text:style-name="T7">–</text:span> это слово Селестия выдохнула мне в лицо, буквально ткнув меня носом. <text:span text:style-name="T7">–</text:span> И всё это время я думала <text:span text:style-name="T7">—</text:span> кто ты? Наше спасение, или всего лишь горькая шутка судьбы? И я до сих пор не знаю. </text:p>
      <text:p text:style-name="P2">Ты извини, Макс, я разнервничалась/ <text:span text:style-name="T7">–</text:span> Селестия отвернулась от меня. Я протянул руку и осторожно поправил локон переливающейся гривы. <text:span text:style-name="T7">–</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7">–</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7">–</text:span> Я не смогу сделать тебя счастливой, Тия, <text:span text:style-name="T7">–</text:span> я покачал головой. <text:span text:style-name="T7">– </text:span>Я не знаю, чем вам помочь. Скорее всего, я попал сюда случайно.</text:p>
      <text:p text:style-name="P2"><text:span text:style-name="T7">–</text:span> Я так и думала, <text:span text:style-name="T7">–</text:span> кивнула головой Селестия. <text:span text:style-name="T7">–</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1"/>
      <text:p text:style-name="P2">Селестия встала и начала по очереди сгибать-разгибать ноги, разминая суставы.</text:p>
      <text:p text:style-name="P2"><text:span text:style-name="T7">–</text:span> Слишком поздно, <text:span text:style-name="T7">–</text:span> пробормотала она, глядя через панорамное окно на ночное небо. <text:span text:style-name="T7">–</text:span> Даже, скорее, рано. Сестра скоро вернётся.</text:p>
      <text:p text:style-name="P2"><text:span text:style-name="T7">–</text:span> Макс, <text:span text:style-name="T7">–</text:span> обернулась она ко мне, <text:span text:style-name="T7">–</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7">—</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oft-page-break/><text:span text:style-name="T7">–</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41" text:outline-level="2">В библиотеке замка Селестии</text:h>
      <text:p text:style-name="P92"/>
      <text:p text:style-name="P3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7">&lt;</text:span><text:span text:style-name="T35">название книги</text:span><text:span text:style-name="T7">&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7">&lt;</text:span><text:span text:style-name="T35">название библиотеки</text:span><text:span text:style-name="T7">&gt;</text:span>, пытаясь найти хоть какую-нибудь зацепку. Но всё тщётно.</text:p>
      <text:p text:style-name="P2">Если верить заклинанию, я <text:span text:style-name="T7">—</text:span> внешняя сила, и если меня хорошо попросить <text:span text:style-name="T7">&lt;</text:span><text:span text:style-name="T35">см. выше - ночь с Селестией</text:span><text:span text:style-name="T7">&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41"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7">—</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10">***</text:p>
      <text:p text:style-name="P2"><text:span text:style-name="T7">–</text:span> Привет, Твайлайт Спаркл! Ещё не поздно?</text:p>
      <text:p text:style-name="P2"><text:span text:style-name="T7">–</text:span> Привет! <text:span text:style-name="T7">–</text:span> Твайлайт оторвалась от полки, поставив на место толстенный пыльный фолиант. <text:span text:style-name="T7">–</text:span> О, это ты, Макс? Рада тебя видеть! Как твои дела? Что нового в Кантерлоте?</text:p>
      <text:p text:style-name="P2"><text:soft-page-break/>С Твайлайт я подружился за неделю общения в кантерлотском замке за обедами, пока она не отбыла в Понивилль.</text:p>
      <text:p text:style-name="P2"><text:span text:style-name="T7">–</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7">–</text:span> Это плохо! <text:span text:style-name="T7">–</text:span> Твайлайт помрачнела. <text:span text:style-name="T7">–</text:span> Сон <text:span text:style-name="T7">—</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7">–</text:span> Да, по себе знаю, недосып <text:span text:style-name="T7">—</text:span> одна из паршивейших вещей на свете. <text:span text:style-name="T7">–</text:span> Я уселся на ступеньку лестницы. <text:span text:style-name="T7">– </text:span>Тут такое дело… Тебе удалось что-то узнать про неведомую угрозу, о которой говорила Селестия?</text:p>
      <text:p text:style-name="P2"><text:span text:style-name="T7">–</text:span> Ты про сны о Радужной Фабрике выпускников лётной академии? <text:span text:style-name="T7">–</text:span> Твайлайт отрицательно покачала головой. <text:span text:style-name="T7">–</text:span> Нашла несколько сонников, в самом древнем написано, что сны <text:span text:style-name="T7">—</text:span> ворота в другой мир. Про Фабрику Радуг <text:span text:style-name="T7">—</text:span> ни слова.</text:p>
      <text:p text:style-name="P2"><text:span text:style-name="T7">–</text:span> М-м-м. В описании заклинания Свирл упоминал гармонию. Я и подумал, а что, если это кат-то связано с тобой и твоими друзьями?</text:p>
      <text:p text:style-name="P2"><text:span text:style-name="T7">–</text:span> Хм. Ты так думаешь? <text:span text:style-name="T7">–</text:span> Единорожка вытащила с помощью магии засаленый том из угловой полки с знакомым названием: “Основы магического искусства”.</text:p>
      <text:p text:style-name="P2"><text:span text:style-name="T7">–</text:span> М-м-м… “...на укрепление гармонии нашего континуума...”.</text:p>
      <text:p text:style-name="P2">Твайлайт начала в возбуждении ходить по читальному залу.</text:p>
      <text:p text:style-name="P2"><text:span text:style-name="T7">–</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40">заклинание равновесия, в описании к которому есть ссылка на заклинание роста </text:span><text:span text:style-name="T41">(вставить шутку в стиле Влада)</text:span><text:span text:style-name="T40">.</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7">–</text:span> Элементы-шмелементы, <text:span text:style-name="T7">–</text:span> проворчал Спайк, выкарабкиваясь из-под Твайлайт, <text:span text:style-name="T7">–</text:span> привет, Макс (мы с ним виделись пару раз в Кантерлоте). Ты как, не ушиблась? <text:span text:style-name="T7">–</text:span> Дракончик повернулся к единорожке <text:span text:style-name="T7">&lt;</text:span><text:span text:style-name="T36">аликорнице?</text:span><text:span text:style-name="T7">&gt;</text:span>.</text:p>
      <text:p text:style-name="P2"><text:span text:style-name="T7">–</text:span> Да нет, всё в порядке, Спайк. <text:span text:style-name="T7">–</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7">–</text:span> Вообще-то говоря, мне каждеся, внешняя сила <text:span text:style-name="T1">—</text:span> это я. Я точно произошёл не в Эквестрии и вообще не в этом мире.</text:p>
      <text:p text:style-name="P2"><text:span text:style-name="T7">–</text:span> Да, логично, <text:span text:style-name="T7">–</text:span> сказала в нос Твайлайт. <text:span text:style-name="T7">–</text:span> Могла бы и сама догадаться.</text:p>
      <text:p text:style-name="P2"><text:span text:style-name="T7">–</text:span> Но проблема в том, что я не знаю, ак помочь вам. Может, я какая-то неправильная сила? <text:span text:style-name="T7">–</text:span> Я поправил платок на носу Твайлайт.</text:p>
      <text:p text:style-name="P2"><text:span text:style-name="T7">–</text:span> Заклинания Свирла Бородатого обычно срабатывают без ошибок.</text:p>
      <text:p text:style-name="P2"><text:span text:style-name="T7">–</text:span> Если их правильно вызывают, <text:span text:style-name="T7">–</text:span> пробурчал возвратившийся Спайк, укладываясь в корзинку.</text:p>
      <text:p text:style-name="P2"><text:span text:style-name="T7">–</text:span> Что он имел ввиду?</text:p>
      <text:p text:style-name="P2"><text:span text:style-name="T7">–</text:span> Нууу, - Твайлайт смутилась, <text:span text:style-name="T7">–</text:span> заклинание сработало со второй попытки. В первый раз, с <text:span text:style-name="T40">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text:soft-page-break/>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7">–</text:span> Единорожка опустила голову.</text:p>
      <text:p text:style-name="P2"/>
      <text:p text:style-name="P2"><text:span text:style-name="T7">&lt;</text:span><text:span text:style-name="T35">Селестия проснётся на Терре в облике кибермозга, т.к. в своём мире она на ступень выше пони (а кибермозг на Терре на ступень выше людей)</text:span><text:span text:style-name="T7">&gt;</text:span></text:p>
      <text:p text:style-name="P2"><text:span text:style-name="T7">–</text:span> Да, печально получилось <text:span text:style-name="T7">&lt;</text:span><text:span text:style-name="T36">и всего-то</text:span><text:span text:style-name="T1">?</text:span><text:span text:style-name="T7">&gt;</text:span>. Но вернёмся к заклинанию. Во второй раз вы вызвали его правильно <text:span text:style-name="T7">—</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7">–</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7">–</text:span> Нет, она мне ничего не говорила. Но, видишь ли, ваше королевство и вы сами описаны в моём мире в детском сериале.</text:p>
      <text:p text:style-name="P2"><text:span text:style-name="T7">–</text:span> Мы? Описаны? <text:span text:style-name="T7">–</text:span> Твайлайт от удивления открыла рот. <text:span text:style-name="T7">–</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7">–</text:span> Вряд ли кто-то из людей побывал здесь до меня. До вас ведь никто не вызывал это заклинание Свирла?</text:p>
      <text:p text:style-name="P2"><text:span text:style-name="T7">–</text:span> Нет. Собрание столь сильных магов запомнилось бы.</text:p>
      <text:p text:style-name="P2"><text:span text:style-name="T7">–</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7">–</text:span> Вам нравятся рассказы про Эквестрию? <text:span text:style-name="T7">–</text:span> Твайлайт улыбнулась.</text:p>
      <text:p text:style-name="P2"><text:span text:style-name="T7">–</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7">–</text:span> Брони?</text:p>
      <text:p text:style-name="P2"><text:span text:style-name="T7">–</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7">–</text:span> Ого! У нас есть поклонники! Интересно было бы поговорить об этом с твоим другом.</text:p>
      <text:p text:style-name="P2"><text:span text:style-name="T7">–</text:span> Его нет. Он погиб полгода назад.</text:p>
      <text:p text:style-name="P2"><text:span text:style-name="T7">–</text:span> О, мои соболезнования! <text:span text:style-name="T7">–</text:span> Твайлайт подошла ко мне и положила переднюю ногу мне на плечо (когда я сидел, она вполне могла достать до него). <text:span text:style-name="T7">–</text:span> Друзей терять очень тяжко.</text:p>
      <text:p text:style-name="P2"><text:span text:style-name="T7">–</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7">–</text:span> Подумать только! <text:span text:style-name="T7">–</text:span> бормотала она про себя, <text:span text:style-name="T1">—</text:span> мы и наша страна описана в жеребячьих книжках в другом мире!</text:p>
      <text:p text:style-name="P2"><text:soft-page-break/>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7">–</text:span> Нууу, я не думаю, что это описан наша Терра. У нас ничего подобного не водится.</text:p>
      <text:p text:style-name="P2"><text:span text:style-name="T7">–</text:span> Да? Ну ладно. В конце-концов, это всего лишь миф. Свирл Бородатый, правда, упоминал о двух случаях встреч с существами, похожими на вас. <text:span text:style-name="T7">–</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7">–</text:span> Печенье испёк Спайк. Он на удивление искусный повар, когда на него находит вдохновение.</text:p>
      <text:p text:style-name="P2"><text:span text:style-name="T7">–</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7">–</text:span> Я помню, ваша магия Элементов Гармонии обладает большой силой.</text:p>
      <text:p text:style-name="P2"><text:span text:style-name="T7">–</text:span> Да. <text:span text:style-name="T7">–</text:span> <text:span text:style-name="T1">к</text:span>ивнула Твайлайт. <text:span text:style-name="T7">–</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7">–</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7">–</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7">–</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7">–</text:span> Для восстановления гармонии, говришь, <text:span text:style-name="T7">–</text:span> я почесал затылок.</text:p>
      <text:p text:style-name="P2"><text:span text:style-name="T7">–</text:span> Ну да, это так. Большие возмущения гармонии можно исправить только с помощью… Ой!..</text:p>
      <text:p text:style-name="P2"><text:span text:style-name="T7">–</text:span> Угу, вот именно. Сейчас имеем “большое возмущение гармонии”.</text:p>
      <text:p text:style-name="P2">Твайлайт прижала копыта к вискам.</text:p>
      <text:p text:style-name="P2"><text:span text:style-name="T7">–</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7">–</text:span> Найтмэр Мун и Дискорд не разорвались и не сгорели.</text:p>
      <text:p text:style-name="P2"><text:span text:style-name="T7">–</text:span> Они очень могущественные маги, одни из лучших. У них сильный антимагический иммунитет. К тому же они биологически бессмертны.</text:p>
      <text:p text:style-name="P21"/>
      <text:p text:style-name="P2"><text:span text:style-name="T7">&lt;</text:span><text:span text:style-name="T35">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7">&gt;</text:span></text:p>
      <text:p text:style-name="P21"/>
      <text:p text:style-name="P2"><text:span text:style-name="T7">–</text:span> Хорошо, у тебя есть какие-то встречные предложения?</text:p>
      <text:p text:style-name="P2"><text:soft-page-break/>Твайлайт задумчиво прошлась вдоль книжной полки.</text:p>
      <text:p text:style-name="P2"><text:span text:style-name="T7">–</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7">–</text:span> Для духа я слишком материален.</text:p>
      <text:p text:style-name="P2"><text:span text:style-name="T7">–</text:span> Я знаю. Но ничего более подходящего в голову не приходит. Приходи завтра после обеда. Хорошо?</text:p>
      <text:p text:style-name="P2"><text:span text:style-name="T7">–</text:span> Хорошо, Твайлайт. Приду. Спокойной ночи!</text:p>
      <text:p text:style-name="P2"><text:span text:style-name="T7">–</text:span> Спокойной ночи, Макс!</text:p>
      <text:p text:style-name="P2"/>
      <text:h text:style-name="P141"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oft-page-break/><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text:soft-page-break/>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text:soft-page-break/>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72">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41" text:outline-level="2">Первый сеанс двойного сна. Рэрити</text:h>
      <text:p text:style-name="P2"/>
      <text:p text:style-name="P2"><text:span text:style-name="T7">&lt;</text:span><text:span text:style-name="T35">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35">Сон одновременно смотрели Рэрити, Пинки и РД. Флатти и ЭйДжей не успели подойти вовремя, т.к. жили за городом.</text:span><text:span text:style-name="T7">&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7">–</text:span> Кровать для тебя маловата, Макс, <text:span text:style-name="T7">–</text:span> извиняющимся тоном сообщила Твайлайт. <text:span text:style-name="T7">–</text:span> Мы сдвинули два матраса на полу. Вы с Рэрити должны поместиться.</text:p>
      <text:p text:style-name="P2"><text:span text:style-name="T7">–</text:span> Может, и поместимся. Но, вообще, я во сне верчусь.</text:p>
      <text:p text:style-name="P2"><text:span text:style-name="T7">–</text:span> Не страшно, ты не успеешь… <text:span text:style-name="T7">–</text:span> её слова были заглушены звоном входного колокольчика. Хлопнула дверь и в читальный зал вошла светлая единорожка.</text:p>
      <text:p text:style-name="P2"><text:span text:style-name="T7">–</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7">—</text:span> всё это придавало Рэрити неожиданный шарм.</text:p>
      <text:p text:style-name="P2"><text:span text:style-name="T7">–</text:span> Рэрити, ты выглядишь… Замечательно выглядишь! <text:span text:style-name="T7">–</text:span> растерянно пролепетала Твайлайт.</text:p>
      <text:p text:style-name="P2"><text:span text:style-name="T7">–</text:span> Дааааааа… Замечательно! <text:span text:style-name="T7">–</text:span> наконец-то смог закрыть рот <text:span text:style-name="T1">и втянуть слюни </text:span>Спайк.</text:p>
      <text:p text:style-name="P2"><text:span text:style-name="T7">–</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7">–</text:span> смущённо сказала Рэрити, глядя мимо меня <text:soft-page-break/>своими фиолетовыми глазами.</text:p>
      <text:p text:style-name="P2"><text:span text:style-name="T7">–</text:span> Спасибо, Рэрити. Ты выглядишь потрясно. <text:span text:style-name="T7">–</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7">–</text:span> Ну что же, если готовы <text:span text:style-name="T1">—</text:span> ложитесь на матрас и расслабьтесь. Вы должны касаться друг-друга. <text:span text:style-name="T7">–</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7">–</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7">–</text:span> Готовы? <text:span text:style-name="T7">–</text:span> Спросила Твайлайт.</text:p>
      <text:p text:style-name="P2"><text:span text:style-name="T7">–</text:span> Я готова. <text:span text:style-name="T7">–</text:span> <text:span text:style-name="T1">о</text:span>тозвалась Рэрити.</text:p>
      <text:p text:style-name="P2"><text:span text:style-name="T7">–</text:span> Готов. <text:span text:style-name="T7">–</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41" text:outline-level="2">Сон Макса</text:h>
      <text:p text:style-name="P92"/>
      <text:p text:style-name="P2"><text:span text:style-name="T7">&lt;</text:span><text:span text:style-name="T35">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8"><text:span text:style-name="T7">–</text:span> Готова, <text:span text:style-name="T7">–</text:span> процедила она.</text:p>
      <text:p text:style-name="P38">В сон отправились сразу три пони <text:span text:style-name="T7">—</text:span> Рэрити, Рэйнбоу Дэш и Пинки. Пинки после пробуждения Макса пробуждается безумной <text:span text:style-name="T7">—</text:span> Твайлайт пытается её лечить</text:p>
      <text:p text:style-name="P2"><text:span text:style-name="T35">Эгрегор Эквестрии </text:span><text:span text:style-name="T38">—</text:span><text:span text:style-name="T35"> Селестия </text:span><text:span text:style-name="T38">—</text:span><text:span text:style-name="T35"> на кончике главного рога Анакорна</text:span><text:span text:style-name="T7">&gt;</text:span></text:p>
      <text:p text:style-name="P10">***</text:p>
      <text:p text:style-name="P2"><text:span text:style-name="T7">–</text:span> Вставай, Макс! <text:span text:style-name="T7">–</text:span> Маленькое копыто надавливало мне на грудь, делая энергичные круговые движения.</text:p>
      <text:p text:style-name="P2"><text:span text:style-name="T7">–</text:span> Твайлайт? <text:span text:style-name="T7">–</text:span> Взгляд сфокусировался на лавандовой единорожке, озабоченно осматривающей меня и продолжающей массаж в области сердца.</text:p>
      <text:p text:style-name="P2"><text:span text:style-name="T7">–</text:span> Мне не понравился цвет твоей мордочки. Ты стал слишком бледный. Я решила прервать твой сон. Как ты себя ...</text:p>
      <text:p text:style-name="P2"><text:span text:style-name="T7">–</text:span> … чувствуешь, дорогая Рэрити?! Я могу чем-нибудь помочь? Вот, выпей воды! <text:span text:style-name="T7">–</text:span> <text:span text:style-name="T1">д</text:span>ракончик метался вокруг светлой единорожки, в волнении заламывая лапки.</text:p>
      <text:p text:style-name="P2"><text:span text:style-name="T7">–</text:span> Спасибо, Спайк! Ты очень любезен! <text:span text:style-name="T7">–</text:span> Рэрити приподнялась на матрасе и сделала пару глотков из услужливо поднесенного Спайком стакана.</text:p>
      <text:p text:style-name="P2"><text:soft-page-break/><text:span text:style-name="T7">–</text:span> Я в порядке. Что-то удалось узнать? <text:span text:style-name="T7">–</text:span> обратился я к Рэрити.</text:p>
      <text:p text:style-name="P2"><text:span text:style-name="T7">–</text:span> Я всё расскажу, <text:span text:style-name="T7">–</text:span> кивнула единорожка. <text:span text:style-name="T7">–</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7">–</text:span> Годится, <text:span text:style-name="T7">–</text:span> кивнула Твайлайт. <text:span text:style-name="T7">–</text:span> Тогда до завтрашнего вечера каждый свободен и занимается своими делами.</text:p>
      <text:p text:style-name="P2"><text:span text:style-name="T7">– </text:span>Да, Макс?</text:p>
      <text:p text:style-name="P2"><text:span text:style-name="T7">–</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7">–</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7">–</text:span> Я помогу-у-у-у! <text:span text:style-name="T7">–</text:span> <text:span text:style-name="T1">з</text:span>апрыгала на месте Пинки.</text:p>
      <text:p text:style-name="P2"><text:span text:style-name="T7">–</text:span> Я помогу! <text:span text:style-name="T7">–</text:span> <text:span text:style-name="T1">н</text:span>еожиданно вызвалась Рэйнбоу Дэш, до этого безучастно наблюдавшая за нами.</text:p>
      <text:p text:style-name="P2"/>
      <text:p text:style-name="P41"/>
      <text:p text:style-name="P2"/>
      <text:p text:style-name="P2"><text:span text:style-name="T7">–</text:span> Я первая предложила! <text:span text:style-name="T7">–</text:span> возмутилась Пинки.</text:p>
      <text:p text:style-name="P2"><text:span text:style-name="T7">–</text:span> Предложила не ты, а Твайлайт. <text:span text:style-name="T7">–</text:span> <text:span text:style-name="T1">п</text:span>арировала Рэйнбоу Дэш.</text:p>
      <text:p text:style-name="P2"><text:span text:style-name="T7">–</text:span> Не ссорьтесь, <text:span text:style-name="T1">кобылки</text:span>! Давайте сегодня мне показывает Понивилль Пинки, а завтра <text:span text:style-name="T1">—</text:span> ты, Рэйнбоу. <text:span text:style-name="T7">–</text:span> <text:span text:style-name="T1">п</text:span>редложил я. <text:span text:style-name="T7">–</text:span> Годится?</text:p>
      <text:p text:style-name="P2"><text:span text:style-name="T7">–</text:span> Лады. <text:span text:style-name="T7">–</text:span> проворчала пегаска. <text:span text:style-name="T7">–</text:span> Приходи завтра на девять к библиотеке. Нет, лучше на десять.</text:p>
      <text:p text:style-name="P2"><text:span text:style-name="T7">–</text:span> Хорошо, Рэйнбоу Дэш. Договорились.</text:p>
      <text:p text:style-name="P2"><text:span text:style-name="T7">–</text:span> Пошли-пошли-пошли-пошли, <text:span text:style-name="T7">–</text:span> подталкивала меня головой к выходу Пинки. <text:span text:style-name="T7">–</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41"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7">–</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7">–</text:span> <text:span text:style-name="T1">э</text:span>нергия Пинки была неиссякаема.</text:p>
      <text:p text:style-name="P2"><text:span text:style-name="T7">–</text:span> Ффух! Дай отдышаться.</text:p>
      <text:p text:style-name="P2"><text:span text:style-name="T7">–</text:span> Устал? <text:span text:style-name="T7">–</text:span> <text:span text:style-name="T1">у</text:span>частливо спросила Пинки.</text:p>
      <text:p text:style-name="P2"><text:span text:style-name="T7">–</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7">–</text:span> Да? Тогда пойдём перекусим.</text:p>
      <text:p text:style-name="P2"><text:soft-page-break/>Манерный пони-оффициант выслушал наши пожелания и удалился.</text:p>
      <text:p text:style-name="P2"><text:span text:style-name="T7">–</text:span> А какой у тебя был образ жизни?</text:p>
      <text:p text:style-name="P2"><text:span text:style-name="T7">–</text:span> В основном, <text:span text:style-name="T1">э</text:span>сидячий.</text:p>
      <text:p text:style-name="P2"><text:span text:style-name="T7">–</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7">–</text:span> А у нас сидячая работа в порядке вещей.</text:p>
      <text:p text:style-name="P2"><text:span text:style-name="T7">–</text:span> Ужас-ужас! <text:span text:style-name="T7">–</text:span> Пинки прижала копыта передних ног к голове. <text:span text:style-name="T7">–</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7">&lt;</text:span><text:span text:style-name="T35">Рэйнбоу объясняет Максу, почему Пинки расплатилась за него </text:span><text:span text:style-name="T36">—</text:span><text:span text:style-name="T35"> и вспоминает, что когда-то уже объясняла нечто подобное (Леро)</text:span></text:p>
      <text:p text:style-name="P2"><text:span text:style-name="T35">У Твайлайт после видения гибели Кимеринна появились морщинки возле глаз</text:span><text:span text:style-name="T7">&gt;</text:span></text:p>
      <text:p text:style-name="P2"/>
      <text:h text:style-name="P141"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7">–</text:span> Привет! Куда это ты собрался? <text:span text:style-name="T7">–</text:span> <text:span text:style-name="T1">п</text:span>розвучало из листвы, как только я взялся за ручку двери. С ветки на землю спланировала Рэйнбоу Дэш.</text:p>
      <text:p text:style-name="P2"><text:span text:style-name="T7">–</text:span> Она ещё спит. Вчера пересидела за книгами. Не стоит её будить. <text:span text:style-name="T7">–</text:span> пегаска <text:span text:style-name="T1">к</text:span>ивнула на дверь. <text:span text:style-name="T7">–</text:span> Ну, пошли?</text:p>
      <text:p text:style-name="P2"><text:span text:style-name="T7">–</text:span> Пошли, Рэйнбоу Дэш. А куда?</text:p>
      <text:p text:style-name="P2"><text:span text:style-name="T7">–</text:span> Слушай, зови меня Дэш. А то и мне придётся звать тебя полным именем, а я этого не выношу.</text:p>
      <text:p text:style-name="P2"><text:span text:style-name="T7">–</text:span> Договорились, Дэш. Так куда мы идём?</text:p>
      <text:p text:style-name="P2"><text:span text:style-name="T7">–</text:span> К <text:span text:style-name="T7">&lt;</text:span><text:span text:style-name="T35">водопаду</text:span><text:span text:style-name="T7">&gt;</text:span>. Там здоровски красивое место.</text:p>
      <text:p text:style-name="P2"><text:span text:style-name="T7">–</text:span> А я думал, ты хочешь показать мне Понивилль.</text:p>
      <text:p text:style-name="P2"><text:span text:style-name="T7">–</text:span> Да ладно, <text:span text:style-name="T7">–</text:span> засмеялась пегаска, скосив на меня смущёную мордочку, <text:span text:style-name="T7">–</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7">–</text:span> Макс, <text:span text:style-name="T7">–</text:span> нарушила молчание Дэш, <text:span text:style-name="T7">–</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oft-page-break/><text:span text:style-name="T7">–</text:span> Дежа вю? Ты об этом?</text:p>
      <text:p text:style-name="P2"><text:span text:style-name="T7">– </text:span>Что? Какое ещё дежавю?</text:p>
      <text:p text:style-name="P2"><text:span text:style-name="T7">–</text:span> Ложные воспоминания. Ты помнишь о чём-то, чего на самом деле никогда не было.</text:p>
      <text:p text:style-name="P2"><text:span text:style-name="T7">–</text:span> Хм. Может, и дежавю… Может… А если всё же было? Но ты не помнишь когда и как?</text:p>
      <text:p text:style-name="P2"><text:span text:style-name="T7">–</text:span> Дэш, не говори загадками. Если хочешь услышать внятный ответ, задавай внятный вопрос.</text:p>
      <text:p text:style-name="P2"><text:span text:style-name="T7">–</text:span> Не готова я… задать внятный вопрос. <text:span text:style-name="T7">–</text:span> <text:span text:style-name="T1">п</text:span>робормотала пегаска. <text:span text:style-name="T7">–</text:span> Нам туда.</text:p>
      <text:p text:style-name="P2">Дэш указала на тропку, уводящую от путей в молодой берёзово-кленовый лесок.</text:p>
      <text:p text:style-name="P2"><text:span text:style-name="T7">–</text:span> Ну-у-у, так мы до вечера не дойдём. <text:span text:style-name="T7">–</text:span> <text:span text:style-name="T1">н</text:span>едовольно заметила Дэш через пару минут. <text:span text:style-name="T7">–</text:span> Пробежимся?</text:p>
      <text:p text:style-name="P2"><text:span text:style-name="T7">–</text:span> Из меня бегун тот ещё. <text:s/>Я проплыть могу больше, чем пробежать.</text:p>
      <text:p text:style-name="P2"><text:span text:style-name="T7">–</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7">–</text:span> Всё, Дэш. Я больше не могу.</text:p>
      <text:p text:style-name="P2"><text:span text:style-name="T7">–</text:span> Ты шутишь? Мы и полмили не пробежали.</text:p>
      <text:p text:style-name="P2"><text:span text:style-name="T7">–</text:span> Понимаешь, бег <text:span text:style-name="T1">—</text:span> не моя сильная сторона. Никогда не умел долго бегать.</text:p>
      <text:p text:style-name="P2"><text:span text:style-name="T7">–</text:span> Как же ты жил тогда? <text:span text:style-name="T7">–</text:span> недоумённо уставилась на меня пегаска. <text:span text:style-name="T7">– </text:span><text:span text:style-name="T1">Летать-то ты тоже не умеешь?</text:span></text:p>
      <text:p text:style-name="P2"><text:span text:style-name="T7">–</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7">–</text:span> Ничего себе “скорее исключение, чем правило”, <text:span text:style-name="T7">–</text:span> удивлённо повторила Дэш. <text:span text:style-name="T7">–</text:span> Да у нас это такое же исключение, как нелетающий пегас! Какое уж там “правило”! Дискорд, что же нам делать? Так мы не успеем…</text:p>
      <text:p text:style-name="P2"><text:span text:style-name="T7">–</text:span> Мы можем вернуться. А это место ты покажешь мне в другой раз. Выберемся туда в двухдневный поход.</text:p>
      <text:p text:style-name="P2"><text:span text:style-name="T7">–</text:span> Нет уж! Никаких “вернуться”. Если вернёмся, то никогда уже там не побываем. <text:span text:style-name="T7">–</text:span> <text:span text:style-name="T1">с</text:span>ерьёзно заявила Дэш. <text:span text:style-name="T7">–</text:span> Уж поверь мне. Вот что. У тебя передние лапы <text:span text:style-name="T1">—</text:span> те, которые с пальцами, <text:span text:style-name="T1">—</text:span> сильные?</text:p>
      <text:p text:style-name="P2"><text:span text:style-name="T7">&lt;</text:span><text:span text:style-name="T35">Cначала описать попытку усесться сверху. На первой попытке Макс поранился об брошь в гриве РД в виде радужной молнии</text:span><text:span text:style-name="T7">&gt;</text:span></text:p>
      <text:p text:style-name="P2"><text:span text:style-name="T7">–</text:span> Сможешь меня удержать?</text:p>
      <text:p text:style-name="P2"><text:span text:style-name="T7">–</text:span> Ты про руки, что ли? Смогу. А зачем?</text:p>
      <text:p text:style-name="P2"><text:span text:style-name="T7">–</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7">–</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7">–</text:span> <text:span text:style-name="T1">н</text:span>ачала оправдываться Дэш.</text:p>
      <text:p text:style-name="P2"><text:span text:style-name="T7">–</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7">–</text:span> Ну да, не сообразила сразу насчёт баланса, <text:span text:style-name="T7">–</text:span> рассмеялась пегаска, вставая на ноги. <text:span text:style-name="T7">–</text:span> Попробуем <text:soft-page-break/>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7">–</text:span> Ю-у-у-у-ху-у-у-у!!! <text:span text:style-name="T7">–</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7">&lt;</text:span><text:span text:style-name="T35">Дэш расплачивается за Макса в кафе. Когда тот спрашивает, почему она и Пинки платят за него, Дэш, вместо ответа, говорит:</text:span></text:p>
      <text:p text:style-name="P2"><text:span text:style-name="T38">–</text:span><text:span text:style-name="T35"> Пинки? </text:span><text:span text:style-name="T38">–</text:span><text:span text:style-name="T35"> Дэш сморщила нос. </text:span><text:span text:style-name="T38">–</text:span><text:span text:style-name="T35"> Я скажу ей, чтоб больше не </text:span><text:span text:style-name="T38">платила.</text:span><text:span text:style-name="T7">&gt;</text:span></text:p>
      <text:p text:style-name="P2"><text:span text:style-name="T7">Хотя</text:span> за то немногое время, что мы провели вместе, я понял, что ожидать от голубой пегаски предсказуемости <text:span text:style-name="T7">–</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7">—</text:span> скажем, 35 <text:span text:style-name="T7">– </text:span>40 метров (на 50 я без дыхательной подготовки давно не замахиваюсь, а о 75-ти уже даже и не вспоминаю), но в такой воде <text:span text:style-name="T7">–</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7">–</text:span> Ф-р-р-р. Тьфу! Бр-р-р.</text:p>
      <text:p text:style-name="P2">Дэш выплюнула меня на берег и сама упала рядом.</text:p>
      <text:p text:style-name="P2"><text:span text:style-name="T7">–</text:span> Что ж? Ты? Не? Сказал? Что? <text:s/>Не? Умеешь? Плавать? <text:span text:style-name="T7">–</text:span> <text:span text:style-name="T1">в</text:span> промежутках между вздохами процедила Дэш.</text:p>
      <text:p text:style-name="P2"><text:span text:style-name="T7">–</text:span> С чего ты взяла? Я умею.</text:p>
      <text:p text:style-name="P2"><text:span text:style-name="T7">–</text:span> Ты ушёл под воду! И не выныривал! <text:span text:style-name="T7">–</text:span> <text:span text:style-name="T1">о</text:span>т возмущения пегаска даже забыла дышать.</text:p>
      <text:p text:style-name="P2"><text:span text:style-name="T7">–</text:span> Я не выныривал, потому что решил поплавать под водой. Я, вообще, это дело люблю.</text:p>
      <text:p text:style-name="P2"><text:span text:style-name="T7">–</text:span> Что??! И ты не предупредил меня?!! Знаешь, как я испугалась?!! Ни одна пони без магии столько под водой не продержится!!</text:p>
      <text:p text:style-name="P2"><text:span text:style-name="T7">–</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7">–</text:span> Да. Это я виновата. Я дура. Извини, <text:span text:style-name="T7">–</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7">–</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oft-page-break/><text:span text:style-name="T7">&lt;</text:span><text:span text:style-name="T35">В Кантерлоте Макс присутствует на церемонии прощания с Кимеринном</text:span><text:span text:style-name="T7">&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7">–</text:span> Ух ты! <text:span text:style-name="T7">–</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7">–</text:span> Как тут…</text:p>
      <text:p text:style-name="P2"><text:span text:style-name="T7">–</text:span> Красиво, правда? <text:span text:style-name="T7">–</text:span> Дэш отследила мой взгляд и кивнула.</text:p>
      <text:p text:style-name="P2"><text:span text:style-name="T7">–</text:span> Красиво <text:span text:style-name="T1">—</text:span> это не то <text:span text:style-name="T1">чувство</text:span>. Тут чудесно! Просто слов нет…</text:p>
      <text:p text:style-name="P2"><text:span text:style-name="T7">–</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7">–</text:span> А сейчас? Сейчас у тебя есть такое чувство?</text:p>
      <text:p text:style-name="P2"><text:span text:style-name="T7">–</text:span> Сейчас мне хочется, чтобы ты это видел. Не знаю почему. То есть, не совсем чтобы не знаю. <text:span text:style-name="T7">–</text:span> Дэш отпрянула и посмотрела мне в глаза. <text:span text:style-name="T7">–</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7">–</text:span> Это исключено, Дэш. Я никак не мог повстречаться с тобой в своём мире.</text:p>
      <text:p text:style-name="P2"><text:span text:style-name="T7">–</text:span> Да? Странно. Откуда же это чувство, будто я тебя знаю? <text:span text:style-name="T7">–</text:span> <text:span text:style-name="T1">п</text:span>робормотала пегаска. <text:span text:style-name="T7">–</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7">–</text:span> Тебе надо просушить шерсть. Снимай-ка одежду! <text:span text:style-name="T7">–</text:span> <text:span text:style-name="T1">с</text:span>командовала Дэш.</text:p>
      <text:p text:style-name="P2"><text:span text:style-name="T7">–</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7">–</text:span> Куда это ты спрятался? <text:span text:style-name="T7">–</text:span> <text:span text:style-name="T1">з</text:span>аросли вербы раздвинулись, пропуская пегаску.</text:p>
      <text:p text:style-name="P2"><text:span text:style-name="T7">–</text:span> Оп-па! <text:span text:style-name="T7">–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7">–</text:span> Ты чего? <text:span text:style-name="T7">–</text:span> <text:span text:style-name="T1">в</text:span> конце-концов озадаченно спросила она. <text:span text:style-name="T7">–</text:span> Что-то не так?</text:p>
      <text:p text:style-name="P2"><text:span text:style-name="T7">–</text:span> Не так, <text:span text:style-name="T7">–</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7">–</text:span> А с кем не так? Со мной? С тобой? Или вообще? <text:span text:style-name="T7">–</text:span> <text:span text:style-name="T1">д</text:span>опытывалась пегаска.</text:p>
      <text:p text:style-name="P2"><text:span text:style-name="T7">–</text:span> Наверное, со мной. <text:span text:style-name="T7">–</text:span> <text:span text:style-name="T1">я</text:span> завязал рукава куртки за спиной и вышел из-за куста. <text:span text:style-name="T7">–</text:span> Видишь ли, у нас, у <text:soft-page-break/>людей, не принято находиться без одежды в обществе других… людей.</text:p>
      <text:p text:style-name="P2"><text:span text:style-name="T7">–</text:span> Ну и?</text:p>
      <text:p text:style-name="P2"><text:span text:style-name="T7">–</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7">–</text:span> А какой смысл в этом правиле? Какую цель оно преследует?</text:p>
      <text:p text:style-name="P2"><text:span text:style-name="T7">–</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7">–</text:span> Я знаю, что такое социальное табу, <text:span text:style-name="T7">–</text:span> важно кивнула Дэш. <text:span text:style-name="T7">–</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7">–</text:span> Вот видишь, ты меня правильно поняла. Описанные тобой табу у нас, кстати, тоже есть.</text:p>
      <text:p text:style-name="P2"><text:span text:style-name="T7">–</text:span> Но, с другой стороны, <text:span text:style-name="T7">–</text:span> продолжала пегаска, подходя ко мне поближе, <text:span text:style-name="T7">–</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7">–</text:span> Дэш подошла вплотную, <text:span text:style-name="T7">–</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7">–</text:span> Дэш!.. Блин! <text:span text:style-name="T7">–</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7">&lt;</text:span><text:span text:style-name="T35">Аликорны </text:span><text:span text:style-name="T38">—</text:span><text:span text:style-name="T35"> элементали. Они воплощают в себе какую-либо сторону чаяний и настроений сообщества пони. Анакорн </text:span><text:span text:style-name="T38">—</text:span><text:span text:style-name="T35"> супераликорн, элементаль всего мира</text:span><text:span text:style-name="T7">&gt;</text:span></text:p>
      <text:p text:style-name="P21"/>
      <text:p text:style-name="P2"><text:span text:style-name="T7">– </text:span>Ты так смешно выглядишь, когда пытаешься спрятаться. <text:span text:style-name="T7">–</text:span> <text:span text:style-name="T1">п</text:span>егаска, немного наклонив голову, наблюдала за моими попытками скрестить ноги и обнять колени руками. <text:span text:style-name="T7">–</text:span> Ты выглядишь как Флаттершай, когда её попросили спеть на празднике <text:span text:style-name="T7">&lt;</text:span><text:span text:style-name="T38">zxcbzxcvb</text:span><text:span text:style-name="T7">&gt;</text:span>.</text:p>
      <text:p text:style-name="P2">Я не ответил.</text:p>
      <text:p text:style-name="P2">Пегаска подошла поближе и села, прижавшись тёплым боком ко мне.</text:p>
      <text:p text:style-name="P2"><text:span text:style-name="T7">–</text:span> Ты молчишь. Я опять рассердила тебя, да? У меня постоянно с этим проблемы. <text:span text:style-name="T7">–</text:span> Дэш напряжённо смотрела в одну точку прямо перед собой. Её шерсть не могла скрыть мелко дрожи. <text:span text:style-name="T7">–</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7">–</text:span> А-ХА-ХА-ХА-ХА!!! <text:span text:style-name="T7">–</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7">–</text:span> У тебя оригинальный способ исповедаться, Дэш, <text:span text:style-name="T7">–</text:span> наконец закашлялся я. <text:span text:style-name="T7">–</text:span> Затащить в укромное местечко, попытаться утопить, а под конец сорвать штаны и… <text:span text:style-name="T7">–</text:span> тут Дэш сама прыснула от смеха.</text:p>
      <text:p text:style-name="P2">Вдоволь отсмеявшись, Дэш ткнула меня носом в грудь и спросила:</text:p>
      <text:p text:style-name="P2"><text:span text:style-name="T7">–</text:span> И?</text:p>
      <text:p text:style-name="P2"><text:span text:style-name="T7">–</text:span> Что “и”?</text:p>
      <text:p text:style-name="P2"><text:soft-page-break/><text:span text:style-name="T7">–</text:span> Ты сказал: “ А под конец сорвать штаны и…” <text:span text:style-name="T7">–</text:span> вот я и хочу знать, что “и”?</text:p>
      <text:p text:style-name="P2">Я смутился.</text:p>
      <text:p text:style-name="P2"><text:span text:style-name="T7">–</text:span> Да ничего… Не бери в голову.</text:p>
      <text:p text:style-name="P2"><text:span text:style-name="T7">–</text:span> А я хочу брать! Какой ты всё-таки… <text:span text:style-name="T7">–</text:span> Дэш встала, потянувшись сначала передней половиной, потом задней.</text:p>
      <text:p text:style-name="P2"><text:span text:style-name="T7">–</text:span> Какой?</text:p>
      <text:p text:style-name="P2"><text:span text:style-name="T7">–</text:span> Скучный <text:span text:style-name="T1">—</text:span> вот какой! <text:span text:style-name="T7">–</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7">–</text:span> Короче, решай. <text:span text:style-name="T7">–</text:span> <text:span text:style-name="T1">е</text:span>ё нос почти касался моего. <text:span text:style-name="T7">–</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7">–</text:span> Дэш, ты..?</text:p>
      <text:p text:style-name="P2"><text:span text:style-name="T7">–</text:span> Да, Дискорд тебя забери! Я предлагаю тебе ЗА-НЯТЬ-СЯ СЕК-СОМ со мной! <text:span text:style-name="T7">–</text:span> <text:span text:style-name="T1">п</text:span>очти зло отчеканила пегаска. <text:span text:style-name="T7">–</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7">–</text:span> Дэш!</text:p>
      <text:p text:style-name="P2"><text:span text:style-name="T7">–</text:span> Да? <text:span text:style-name="T7">–</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7">–</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7">–</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7">–</text:span> Ничего себе!</text:p>
      <text:p text:style-name="P2"><text:span text:style-name="T7">–</text:span> А ты как думал, откуда взялись пони-пегасы и пони-единороги?</text:p>
      <text:p text:style-name="P2"><text:span text:style-name="T7">–</text:span> Я думал, они всегда были.</text:p>
      <text:p text:style-name="P2"><text:span text:style-name="T7">–</text:span> Не всегда. Пегасы произошли от земных пони и грифонов. Пони-единороги <text:span text:style-name="T7">–</text:span> от земных пони и диких единорогов.</text:p>
      <text:p text:style-name="P2"><text:span text:style-name="T7">–</text:span> А что это за дикие единороги?</text:p>
      <text:p text:style-name="P2"><text:span text:style-name="T7">–</text:span> Сейчас они почти не встречаются. У них хвосты как у льва <text:span text:style-name="T1">—</text:span> с кисточкой на конце. И раздвоенные копыта.</text:p>
      <text:p text:style-name="P2"><text:span text:style-name="T7">–</text:span> А аликорны от кого произошли? От пегасов и единорогов?</text:p>
      <text:p text:style-name="P2"><text:span text:style-name="T7">–</text:span> Нет, <text:span text:style-name="T7">–</text:span> отрицательно покачала головой Дэш. <text:span text:style-name="T7">–</text:span> Никто не знает, как появились аликорны. Одно я знаю точно: если единорог спарится с пегасом, аликорна не получится.</text:p>
      <text:p text:style-name="P2"><text:span text:style-name="T7">–</text:span> Что ж, спасибо, что просветила. Однако…</text:p>
      <text:p text:style-name="P2"><text:span text:style-name="T7">–</text:span> Что?</text:p>
      <text:p text:style-name="P2"><text:soft-page-break/><text:span text:style-name="T7">–</text:span> Ты лежишь на мне.</text:p>
      <text:p text:style-name="P2"><text:span text:style-name="T7">–</text:span> Ну да, лежу, <text:span text:style-name="T7">–</text:span> Дэш ехидно улыбнулась и заёрзала животом. <text:span text:style-name="T7">–</text:span> А что?</text:p>
      <text:p text:style-name="P2"><text:span text:style-name="T7">–</text:span> А то, что в таком положении я до тебя не достану! У тебя слишком высоко расположена... ммм… анатомия.</text:p>
      <text:p text:style-name="P2"><text:span text:style-name="T7">–</text:span> Потерпи чуть-чуть, <text:span text:style-name="T7">–</text:span> пегаска хихикнула и снова заёрзала животом, прижав его ко мне. <text:span text:style-name="T7">–</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7">–</text:span> Дэш, <text:span text:style-name="T7">–</text:span> прошептал я, <text:span text:style-name="T7">–</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7">–</text:span> Я чувствую тебя, <text:span text:style-name="T7">–</text:span> промурлыкала Дэш. <text:span text:style-name="T7">–</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7">–</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7">–</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7">–</text:span> Эт-то магия-а-а-а. <text:span text:style-name="T7">–</text:span> <text:span text:style-name="T1">т</text:span>яжело дышала пегаска. <text:span text:style-name="T7">–</text:span> Фактическая поверхность крыльев с помощью магии увеличивается в несколько раз. И... м-м-м… силы отталкивания хватает на то, чтобы… уффф... <text:span text:style-name="T7">–</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7">–</text:span> Чтобы поднять в воздух вес своего тела и ещё примерно такой же… <text:span text:style-name="T7">–</text:span> прошептала пегаска и закрыла глаза, уткнувшись носом мне в предплечье. Дыхание у неё стало прерывистым.</text:p>
      <text:p text:style-name="P2"><text:span text:style-name="T7">–</text:span> А как вы удерживаетесь на облаках? Ведь вы при этом не машете крыльями? <text:span text:style-name="T7">–</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7">–</text:span> Макс, не издевайся, <text:span text:style-name="T7">–</text:span> пегаска нервно хихикнула и вдруг стала нежно, кончиками губ, жевать мочку моего уха. <text:span text:style-name="T7">–</text:span> Я не-мо-гу думать в та-ком… ммм… состоянии.</text:p>
      <text:p text:style-name="P2"><text:span text:style-name="T7">–</text:span> Дэш, <text:span text:style-name="T7">–</text:span> рассмеялся я, <text:span text:style-name="T7">–</text:span> отпусти ухо!</text:p>
      <text:p text:style-name="P2"><text:span text:style-name="T7">–</text:span> Отпускаю, <text:span text:style-name="T7">–</text:span> шепнула пегаска мне в ухо. <text:span text:style-name="T7">–</text:span> А ты вытаскивай из меня палец и займись делом.</text:p>
      <text:p text:style-name="P2">С этими словами пегаска встала.</text:p>
      <text:p text:style-name="P10">***</text:p>
      <text:p text:style-name="P2">Последние полчаса мы просто лежали на пляже и нежились под вечерним солнцем, когда Дэш вскочила на ноги.</text:p>
      <text:p text:style-name="P2"><text:span text:style-name="T7">–</text:span> Мы опаздываем! Рэрити назначила на восемь часов вечера у Твайлайт!</text:p>
      <text:p text:style-name="P2"><text:span text:style-name="T7">&lt;</text:span><text:span text:style-name="T35">Р/Д отправляется в сон до Рэрити и там вспоминает Леро/Листа.</text:span><text:span text:style-name="T7">&gt;</text:span></text:p>
      <text:p text:style-name="P2">Пока я одевался, пегаска в нетерпении рыла копытом землю.</text:p>
      <text:p text:style-name="P2"><text:span text:style-name="T7">–</text:span> Оделся? Хватайся! <text:span text:style-name="T7">–</text:span> Дэш подпрыгнула и зависла у меня над головой, давая схватиться за ноги.</text:p>
      <text:p text:style-name="P2">И мы понеслись…</text:p>
      <text:p text:style-name="P2"><text:soft-page-break/></text:p>
      <text:h text:style-name="P141"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7">&lt;</text:span><text:span text:style-name="T35">Вкратце суть сна Рэрити.</text:span></text:p>
      <text:p text:style-name="P2"><text:span text:style-name="T35">Она проснулась в мире Терры веб-дизайнером. И мир Эквестрии ей только снился </text:span><text:span text:style-name="T38">—</text:span><text:span text:style-name="T35"> и быстро начал забываться. Т.е. мир Эквестрии - всего лишь сон терранского парня (девушки?)</text:span></text:p>
      <text:p text:style-name="P2"><text:span text:style-name="T35">к экрану - очередь из пони (пони пропадают из Эквестрии). В очереди близко к экрану </text:span><text:span text:style-name="T38">—</text:span><text:span text:style-name="T35"> Селестия. Рэрити </text:span><text:span text:style-name="T38">—</text:span><text:span text:style-name="T35"> без очереди (у неё </text:span><text:span text:style-name="T38">—</text:span><text:span text:style-name="T35"> билет-пропуск от Индрэ).</text:span></text:p>
      <text:p text:style-name="P2"><text:span text:style-name="T35">Рэрити проснулась парнем, т.к. в Эквестрии </text:span><text:span text:style-name="T38">—</text:span><text:span text:style-name="T35"> матриархат, роль терранских мужчин там несут кобылы.</text:span></text:p>
      <text:p text:style-name="P2"><text:span text:style-name="T35">В конце-концов Макс проснётся на Земле, всё это ему приснится и он быстро забудет этот сон. По стопам этого сна он напишет книгу</text:span><text:span text:style-name="T7">&gt;</text:span></text:p>
      <text:p text:style-name="P2"/>
      <text:p text:style-name="P10">***</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7">—</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text:soft-page-break/>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7">&lt;</text:span><text:span text:style-name="T35">Влад рассказывает Максу о своём сне </text:span><text:span text:style-name="T38">—</text:span><text:span text:style-name="T35"> как он был поняхой, а потом проснулся в мире Терры</text:span><text:span text:style-name="T7">&gt;</text:span></text:p>
      <text:p text:style-name="P21"/>
      <text:p text:style-name="P2"><text:span text:style-name="T7">– </text:span>... я слишком приблизилась к экрану и меня стало тянуть к нему. Пони, ждущий своей очереди, еле увернулся от меня <text:span text:style-name="T7">—</text:span> так быстро я неслась к экрану, <text:span text:style-name="T7">–</text:span> возбуждённо говорила Рэрити, <text:span text:style-name="T7">–</text:span> но тут… <text:span text:style-name="T7">–</text:span> она запнулась.</text:p>
      <text:p text:style-name="P2"><text:span text:style-name="T7">–</text:span> Да? Что “тут”? <text:span text:style-name="T7">–</text:span> Твайлайт была вся внимание.</text:p>
      <text:p text:style-name="P2"><text:span text:style-name="T7">–</text:span> Тут я проснулась.</text:p>
      <text:p text:style-name="P2"><text:span text:style-name="T7">–</text:span> О, понятно. Я была вынуждена прервать ваше сновидение, так как Макс очень плохо выглядел. <text:span text:style-name="T7">–</text:span> <text:span text:style-name="T1">о</text:span>бъяснила Твайлайт. <text:span text:style-name="T7">–</text:span> В твоих манекенах в бутике больше жизни, чем тогда было в нём <text:span text:style-name="T7">–</text:span> она указала копытом на меня. <text:span text:style-name="T7">–</text:span> Но даже то, что ты успела увидеть, очень интересно. Сфера из светящихся пони <text:span text:style-name="T7">–</text:span> это, конечно же, Эгрегор Эквестрии. Место, откуда берутся и куда уходят все пони</text:p>
      <text:p text:style-name="P2">(<text:span text:style-name="T7">&lt;</text:span><text:span text:style-name="T35">согласовать с тем, что говорил Анакорн о Р/Д</text:span><text:span text:style-name="T7">&gt;</text:span>). </text:p>
      <text:p text:style-name="P2">Об этом Эгрегоре пишется в книге <text:span text:style-name="T7">&lt;</text:span><text:span text:style-name="T35">Изменчивой Магии</text:span><text:span text:style-name="T7">&gt;</text:span>. То, что Рэрити удалось его увидеть <text:span text:style-name="T7">—</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7">–</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7">–</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21"/>
      <text:p text:style-name="P2"><text:span text:style-name="T7">&lt;</text:span><text:span text:style-name="T35">обоснование сна для Р/Д. РД видит несколько вариантов историй с Mane6 </text:span><text:span text:style-name="T38">—</text:span><text:span text:style-name="T35"> и с собой + Леро </text:span><text:span text:style-name="T38">—</text:span><text:span text:style-name="T35"> намёк на несовместимые фанфики</text:span></text:p>
      <text:p text:style-name="P2"><text:span text:style-name="T35">Пинки видит кошмар (кексики) и сходит с ума. И ещё она видит как Селестия стала Матрицей (подпрограммой Нексуса)</text:span><text:span text:style-name="T7">&gt;</text:span></text:p>
      <text:p text:style-name="P2"/>
      <text:p text:style-name="P2"><text:span text:style-name="T7">–</text:span> Хммм… <text:span text:style-name="T7">–</text:span> Твайлайт в задумчивости остановилась перед одной из полок. <text:span text:style-name="T7">–</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7">–</text:span> И самое главное… <text:span text:style-name="T7">–</text:span> Рэрити задумчиво потерла висок. <text:span text:style-name="T7">–</text:span> В той очереди, совсем близко к экрану стояла она…</text:p>
      <text:p text:style-name="P2"><text:span text:style-name="T7">–</text:span> Кто <text:span text:style-name="T7">—</text:span> она? <text:span text:style-name="T7">–</text:span> повернулась Твайлайт.</text:p>
      <text:p text:style-name="P2"><text:span text:style-name="T7">–</text:span> Её Высочество, принцесса Селестия...</text:p>
      <text:p text:style-name="P2"/>
      <text:p text:style-name="P2"><text:span text:style-name="T7">&lt;</text:span><text:span text:style-name="T35">Подходя к замку Принцесс, Дэш рассказывает Максу обо сне, который она утаила - с Леро.</text:span><text:span text:style-name="T7">&gt;</text:span> </text:p>
      <text:p text:style-name="P2"/>
      <text:p text:style-name="P2"><text:soft-page-break/><text:span text:style-name="T7">&lt;</text:span><text:span text:style-name="T35">Кто следующий готов рассказывать?</text:span></text:p>
      <text:p text:style-name="P38">Пинки дёрнулась на месте, но промолчала.</text:p>
      <text:p text:style-name="P2"><text:span text:style-name="T38">–</text:span><text:span text:style-name="T35"> Я расскажу, - шагнула вперёд радужная пегаска. </text:span><text:span text:style-name="T38">–</text:span><text:span text:style-name="T35"> Хотя вряд ли ты узнаешь что-то полезное. Там галиматья какая-то…</text:span><text:span text:style-name="T7">&gt;</text:span></text:p>
      <text:p text:style-name="P2"/>
      <text:p text:style-name="P2"><text:span text:style-name="T7">&lt;</text:span><text:span text:style-name="T35">Сон РД:</text:span></text:p>
      <text:p text:style-name="P38">...Неприятный зудящий звук, включается картинка. /сюжет из праздника падающих листьев (РД наблюдает саму себя) <text:span text:style-name="T7">–</text:span> original story <text:span text:style-name="T7">–</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7">—</text:span> Эгрегора Эквестрии. Сфера рябит и дрожит, её изображение двоится, троится и множится.</text:p>
      <text:p text:style-name="P38">После рассказа РД рассказывает Пинки. При расказе становится ясно её безумие <text:span text:style-name="T7">—</text:span> она становится Пинкаминой из-за её сна <text:span text:style-name="T7">—</text:span> “Кексиков”. Также она видит во сне центр Эгрегора Эквестрии <text:span text:style-name="T7">—</text:span> Селестию. И она видит, как Селестия превращается в набор цифр и уходит в экран <text:span text:style-name="T7">—</text:span> в мир Терры.</text:p>
      <text:p text:style-name="P38">После чего происходит исчезновение Селестии. Макс + Шестёрка (без Пинки и Рэрити <text:span text:style-name="T7">—</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35">В мире Терры они ищут Селестию. В конце-концов Макс находит её в кибермозге </text:span><text:span text:style-name="T38">—</text:span><text:span text:style-name="T35">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38">—</text:span><text:span text:style-name="T35"> Эгрегором Эквестрии. После чего пееренос на Землю на 10 лет назад. Начало написания “Последнего фанфика”.</text:span><text:span text:style-name="T7">&gt;</text:span></text:p>
      <text:p text:style-name="P21"/>
      <text:p text:style-name="P2"><text:span text:style-name="T7">–</text:span> Ну ладно, посижу ночью над книгами. Кто следующий? <text:span text:style-name="T7">– </text:span>Твайлайт посмотрела на Пинки, но та только тёрла копытом висок и морщила лоб, словно пытаясь что-то вспомнить.</text:p>
      <text:p text:style-name="P2"><text:span text:style-name="T7">–</text:span> Я расскажу, - шагнула вперёд радужная пегаска. <text:span text:style-name="T7">–</text:span> Хотя вряд ли ты узнаешь что-то полезное. Там дискордовщина какая-то…</text:p>
      <text:p text:style-name="P2"/>
      <text:h text:style-name="P141"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7">–</text:span> У-у-у <text:span text:style-name="T7">–</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7">–</text:span> Странно, я думала, буду последней. Ведь я опоздала на двадцать минут, а Флатти и Эй-Джей не любят опаздывать.<text:span text:style-name="T7">&lt;</text:span><text:span text:style-name="T36">Привести эти же фразы в оригинале</text:span><text:span text:style-name="T7">&gt;</text:span></text:p>
      <text:p text:style-name="P2"><text:span text:style-name="T7">–</text:span> Он<text:span text:style-name="T1">и</text:span> не придут. <text:span text:style-name="T7">–</text:span> Твайлайт закрыла фолиант и аккуратно вернула его на полку. <text:span text:style-name="T7">–</text:span> У Флаттершай <text:soft-page-break/>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7">&lt;</text:span><text:span text:style-name="T35">… В открывшемся шкафчике я увидел ряд вычурных бутылок и пузатых графинчиков. Их содержимое не вызывало у меня никаких сомнений.</text:span></text:p>
      <text:p text:style-name="P38"><text:span text:style-name="T7">–</text:span> Иногда хочется забыться, <text:span text:style-name="T7">–</text:span> перехватила мой взгляд Селестия, <text:span text:style-name="T7">–</text:span> а от сидра “улетаешь” не так далеко. И выпить его нужно намного больше, чем вина. После <text:s/>этого возникают определённые… хм… неудобства.</text:p>
      <text:p text:style-name="P38"><text:span text:style-name="T7">–</text:span> А водку у вас принято пить?</text:p>
      <text:p text:style-name="P2"><text:span text:style-name="T38">–</text:span><text:span text:style-name="T35"> Некоторые употребляют. Но правительница Эквестрии, пьющая водку </text:span><text:span text:style-name="T36">—</text:span><text:span text:style-name="T35"> это уже черезчур. </text:span><text:span text:style-name="T38">–</text:span><text:span text:style-name="T35"> Засмеялась Селестия. </text:span><text:span text:style-name="T38">–</text:span><text:span text:style-name="T35"> Не то, чтобы я не смогла справиться с последствиями опьянения, но поползут слухи, кривотолки… Со сплетнями не смогу справиться даже я.</text:span><text:span text:style-name="T7">&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7">–</text:span> Знакомься, Макс, <text:span text:style-name="T7">–</text:span> начала представлять человека Твайлайт. <text:span text:style-name="T7">–</text:span> Это Пинки Пай…</text:p>
      <text:p text:style-name="P2"><text:span text:style-name="T7">–</text:span> Очень приятно, Макс.</text:p>
      <text:p text:style-name="P30">“Макс? Его зовут Макс? Я помню его под другим именем. У него было двухсложное имя. Не помню…”</text:p>
      <text:p text:style-name="P2"><text:span text:style-name="T7">–</text:span> Рэрити. <text:span text:style-name="T7">–</text:span> Твайлайт представила светло-серую единорожку, которая чуть склонила голову в приветствии.</text:p>
      <text:p text:style-name="P2"><text:span text:style-name="T7">–</text:span> Макс. <text:span text:style-name="T7">–</text:span> <text:span text:style-name="T1">к</text:span>ивнул ей в ответ человек.</text:p>
      <text:p text:style-name="P30">“И волосы у него были длинные… И была шерсть на лице… Но глаза - глаза те же…”</text:p>
      <text:p text:style-name="P2">Макс повернулся к ней.</text:p>
      <text:p text:style-name="P2"><text:span text:style-name="T7">–</text:span> Рэйнбоу Дэш. <text:span text:style-name="T7">–</text:span> <text:span text:style-name="T1">п</text:span>редставилась Дэш, всё ещё пытаясь вспомнить нечто ускользающее.</text:p>
      <text:p text:style-name="P2"><text:span text:style-name="T7">–</text:span> Макс. <text:span text:style-name="T7">–</text:span> <text:span text:style-name="T1">з</text:span>акончил представляться человек.</text:p>
      <text:p text:style-name="P30">“Леро! Его звали Леро!”</text:p>
      <text:p text:style-name="P2">Картинка перед глазами Дэш поплыла…</text:p>
      <text:p text:style-name="P2"/>
      <text:h text:style-name="P141"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7">–</text:span> Ну это мы ещё посмотрим, <text:span text:style-name="T7">–</text:span> сцепив зубы, зло прищурилась пегаска.</text:p>
      <text:p text:style-name="P2"/>
      <text:h text:style-name="P141" text:outline-level="2"><text:soft-page-break/>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7">–</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7">&lt;</text:span><text:span text:style-name="T35">Концепция абсолютного зла. Вычеркнуть кого-то из бытия.</text:span></text:p>
      <text:p text:style-name="P2"><text:span text:style-name="T35">Пока идёт борьба за вычёркивание </text:span><text:span text:style-name="T36">—</text:span><text:span text:style-name="T35"> это вычёркивание является злом. Но когда вычёркивание произошло, зло исчезает </text:span><text:span text:style-name="T36">—</text:span><text:span text:style-name="T35"> т.к. вычеркнутого никогда не было, о нём никто не знает. Никто </text:span><text:span text:style-name="T36">—</text:span><text:span text:style-name="T35"> даже вычёркивающий</text:span><text:span text:style-name="T7">&gt;</text:span></text:p>
      <text:p text:style-name="P2"/>
      <text:h text:style-name="P141" text:outline-level="2">Четвёртый сон РД. Объединяющий</text:h>
      <text:p text:style-name="P2"/>
      <text:p text:style-name="P2">Рэйнбоу Дэш встала и посмотрела на застывшее внизу тело.</text:p>
      <text:p text:style-name="P30">“Значит, всё. Вот как это бывает.”</text:p>
      <text:p text:style-name="P2">Она расправила левое крыло.</text:p>
      <text:p text:style-name="P3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text:soft-page-break/>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7">&lt;</text:span><text:span text:style-name="T36">Именно эту сферу (уменьшеную до глобуса) покажет Анакорн Максу во время беседы</text:span><text:span text:style-name="T7">&gt;</text:span> Казалось, сфера хочет разлететься на тысячи подобных сфер, но какая-то сила удерживает их вместе…</text:p>
      <text:p text:style-name="P10">***</text:p>
      <text:p text:style-name="P2"><text:span text:style-name="T7">–</text:span> А дальше ты спихнула меня с него и стала приводить его в чувство. <text:span text:style-name="T7">–</text:span> <text:span text:style-name="T1">з</text:span>акончила рассказа Рэйнбоу Дэш.</text:p>
      <text:p text:style-name="P2"><text:span text:style-name="T7">–</text:span> Хм. Несколько эпизодов, включая рекурсивный сон. И опять сфера из светящихся точек. <text:span text:style-name="T7">–</text:span> <text:span text:style-name="T1">о</text:span>тметила Твайлайт.</text:p>
      <text:p text:style-name="P2"><text:span text:style-name="T7">–</text:span> Что такое “рекурсивный сон”?</text:p>
      <text:p text:style-name="P2"><text:span text:style-name="T7">–</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7">–</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7">–</text:span> Пинки, что с тобой? <text:span text:style-name="T7">–</text:span> Твайлайт склонилась над розовой пони. <text:span text:style-name="T7">–</text:span> У тебя волосы распрямились. И поседели.</text:p>
      <text:p text:style-name="P2"><text:span text:style-name="T7">–</text:span> Как поседели?! <text:span text:style-name="T7">–</text:span> <text:span text:style-name="T1">в</text:span>оскликнула Рэрити, тоже склоняясь над Пинки. <text:span text:style-name="T7">–</text:span> Дорогая, но ты слишком молода для седины! Я могу порекомендовать тебе очень хороший лосьон…</text:p>
      <text:p text:style-name="P2"><text:span text:style-name="T7">–</text:span> Дайте ей рассказать сон, <text:span text:style-name="T7">–</text:span> протиснулась между подруг РД. <text:span text:style-name="T7">–</text:span> Что ты…</text:p>
      <text:p text:style-name="P2"><text:span text:style-name="T7">–</text:span> А<text:span text:style-name="T1">АА</text:span>!!! <text:span text:style-name="T7">–</text:span> Пинки тонко вскрикнула и затряслась, глядя на РД полными ужаса глазами.</text:p>
      <text:p text:style-name="P2"><text:span text:style-name="T7">–</text:span> Ты чего? <text:span text:style-name="T7">–</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7">–</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7">–</text:span> Пинки, дорогая, успокойся, <text:span text:style-name="T7">–</text:span> успокоительно проворковала Рэрити, заслонив РД и принявшись обтирать ей лоб влажным полотенцем, <text:span text:style-name="T7">–</text:span> что бы это ни было, оно уже прошло. Ты проснулась.</text:p>
      <text:p text:style-name="P2"><text:span text:style-name="T7">–</text:span> Если тебе тяжело вспоминать сон, не мучайся, <text:span text:style-name="T7">–</text:span> обратилась Твайлайт.</text:p>
      <text:p text:style-name="P2"><text:span text:style-name="T7">–</text:span> Мне не тяжело, - пробормотала Пинки. Вид Рэрити её явно успокаивал. <text:span text:style-name="T7">–</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7">–</text:span> Постой-постой, Пинки. Кто <text:span text:style-name="T1">—</text:span> она? Какое облако? Какая открытая дверь? <text:span text:style-name="T7">–</text:span> <text:span text:style-name="T1">з</text:span>апуталась Твайлайт.</text:p>
      <text:p text:style-name="P2"><text:span text:style-name="T7">–</text:span> Там была дверь. Неподалёку от шара. Или окно <text:span text:style-name="T1">—</text:span> не помню. В него прыгали пони из шара. И туда улетела Она в виде облака цифр. <text:span text:style-name="T7">–</text:span> Пинки растерялась и наморщила лоб, пытаясь вспомнить.</text:p>
      <text:p text:style-name="P2"><text:span text:style-name="T7">–</text:span> А кто такая “Она”? <text:span text:style-name="T7">–</text:span> не выдержала Дэш.</text:p>
      <text:p text:style-name="P2"><text:span text:style-name="T7">– </text:span><text:span text:style-name="T1">ААА</text:span>!!! <text:span text:style-name="T7">–</text:span> Пинки бросила взгляд на РД и забилась в истерике. <text:span text:style-name="T7">–</text:span> Дэш, пожалуйста, я не хотела! Это не я, я не могла! Просто не могла, пойми! Прости меня! <text:span text:style-name="T7">–</text:span> Розовая кобылка в беспамятстве опустилась на пол, закрывая глаза копытами.</text:p>
      <text:p text:style-name="P2"><text:span text:style-name="T7">–</text:span> Это неестественные страдания. <text:span text:style-name="T7">–</text:span> пробормотала Твайлайт. <text:span text:style-name="T7">–</text:span> Пинки никогда не впадала в отчаяние <text:soft-page-break/>НАСТОЛЬКО глубоко. И по такому пустячному поводу, как какой-то сон.</text:p>
      <text:p text:style-name="P2"><text:span text:style-name="T7">–</text:span> Бедняжка, <text:span text:style-name="T7">–</text:span> прошептала Рэрити, <text:span text:style-name="T7">–</text:span> у неё сейчас вид как у <text:span text:style-name="T7">&lt;</text:span><text:span text:style-name="T35">сумасшедшей кобылы</text:span><text:span text:style-name="T7">&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7">–</text:span> Мда. <text:span text:style-name="T7">–</text:span> Твайлайт беспомощно уставилась в закрывшуюся дверь. <text:span text:style-name="T7">–</text:span> Индрэ не предупреждал о таких последствиях <text:span text:style-name="T7">&lt;</text:span><text:span text:style-name="T35">добавить сочувствия</text:span><text:span text:style-name="T7">&gt;</text:span>.</text:p>
      <text:p text:style-name="P2"/>
      <text:p text:style-name="P2"><text:span text:style-name="T7">&lt;</text:span><text:span text:style-name="T35">После этого случая Тавйлайт решает прекратить сеансы двойного сна. Сеанса с ЭйДжей и Флатти не будет</text:span><text:span text:style-name="T7">&gt;</text:span></text:p>
      <text:p text:style-name="P2"/>
      <text:h text:style-name="P141" text:outline-level="2">Исчезновение Селестии</text:h>
      <text:p text:style-name="P38">Для помощи в открытии коридора в мир Макса, находят в горах Дискорда и упрашивают его помочь.</text:p>
      <text:p text:style-name="P2"><text:span text:style-name="T7">–</text:span> И в твоём мире нет пони-пегасов и пони-единорогов? Есть только земнопони? <text:span text:style-name="T7">–</text:span> допытывалась РД.</text:p>
      <text:p text:style-name="P2"><text:span text:style-name="T7">–</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7">&lt;</text:span><text:span text:style-name="T36">название</text:span><text:span text:style-name="T7">&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7">–</text:span> Ну хорошо, а кто вами правит? Аликорн? Драконикус? Какой-нибудь человек с рогом во лбу? Или у вас нет правителя?</text:p>
      <text:p text:style-name="P2"><text:span text:style-name="T7">–</text:span> Нет, почему? Правитель есть. Только он не постоянный. Его избирают. Раз в несколько лет.</text:p>
      <text:p text:style-name="P2"><text:span text:style-name="T7">–</text:span> Но это же полная ерунда! <text:span text:style-name="T7">–</text:span> <text:span text:style-name="T1">в</text:span>оскликнула Д<text:span text:style-name="T1">эш</text:span>. <text:span text:style-name="T7">–</text:span> С какой стати он будет заботиться о королевстве как о своём, если будет знать, что через несколько лет оно будет не его? <text:span text:style-name="T7">&lt;</text:span><text:span text:style-name="T36">изменить причину удивления</text:span><text:span text:style-name="T7">&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7">–</text:span> Хм. Узнаю походку Твайлайт. Что-то случилось. <text:span text:style-name="T7">–</text:span> заметила <text:span text:style-name="T1">пегаска</text:span>.</text:p>
      <text:p text:style-name="P2">И впрямь, на запыхавшейся единорожке лица не было.</text:p>
      <text:p text:style-name="P2"><text:span text:style-name="T7">–</text:span> Она исчезла!!! <text:span text:style-name="T7">–</text:span> Твайлайт не могла отдышаться.</text:p>
      <text:p text:style-name="P2"><text:span text:style-name="T7">–</text:span> Кто <text:span text:style-name="T1">—</text:span> она??? <text:span text:style-name="T7">–</text:span> <text:span text:style-name="T1">х</text:span>ором воскликнули мы и переглянулись.</text:p>
      <text:p text:style-name="P2"><text:span text:style-name="T7">–</text:span> Прин-цес-са Се-лес-ти-я! <text:span text:style-name="T7">–</text:span> <text:span text:style-name="T1">п</text:span>о слогам отчеканила Твайлайт. <text:span text:style-name="T7">–</text:span> Только это между нами. Государственная тайна. Нас вызывают в Кантерлот.</text:p>
      <text:p text:style-name="P2"><text:span text:style-name="T7">–</text:span> Ну и дела, <text:span text:style-name="T7">–</text:span> покачала головой Д<text:span text:style-name="T1">эш</text:span>. <text:span text:style-name="T7">–</text:span> Я слетаю за остальными. Мы ещё успеем на вечерний поезд.</text:p>
      <text:p text:style-name="P2"><text:span text:style-name="T7">–</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7">–</text:span> Рада видеть вас, мои дорогие, <text:span text:style-name="T7">–</text:span> поприветствовала Луна кобылок. Я удостоился едва заметного кивка. <text:span text:style-name="T7">–</text:span> А где элементы Щедрости и Веселья?</text:p>
      <text:p text:style-name="P2"><text:soft-page-break/><text:span text:style-name="T7">–</text:span> Рэрити осталась ухаживать за Пинки. Та очень больна, <text:span text:style-name="T7">–</text:span> выступила за всех Твайлайт. <text:span text:style-name="T7">–</text:span> Что произошло? Стража сказала нам…</text:p>
      <text:p text:style-name="P2"><text:span text:style-name="T7">–</text:span> Увы, они не солгали. Моя сестра пропала вчера утром. Стража видела её накануне вечером, но утром нашли только примятую постель. Я знаю, <text:span text:style-name="T7">–</text:span> тут Луна повернулась ко мне и с едва заметным сарказмом продолжила, <text:span text:style-name="T7">–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7">–</text:span> Не могу ничем помочь. Я знаю не больше твоего.</text:p>
      <text:p text:style-name="P2">Луна как будто ожидала такой ответ.</text:p>
      <text:p text:style-name="P2"><text:span text:style-name="T7">–</text:span> В таком случае мне понадобится твоя помощь, <text:span text:style-name="T7">–</text:span> Луна кивнула Твайлайт. <text:span text:style-name="T7">–</text:span> Ты была её ближайшей и лучшей ученицей и, я надеюсь, поможешь понять мне, где она находится сейчас.</text:p>
      <text:p text:style-name="P2"><text:span text:style-name="T7">–</text:span> Приложу все усилия, Ваше Высочество. Но мне понадобится провести некоторое время в библиотеке Кантерлота.</text:p>
      <text:p text:style-name="P2"><text:span text:style-name="T7">–</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41" text:outline-level="2">Поиск решения</text:h>
      <text:p text:style-name="P92"/>
      <text:p text:style-name="P2"><text:span text:style-name="T7">–</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10">***</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text:soft-page-break/>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21"/>
      <text:p text:style-name="P2"><text:span text:style-name="T7">&lt;</text:span><text:span text:style-name="T35">Как Луна, Твайлайт и Дискорд через месяц будут пробираться к замку Принцесс, если к нему уже сейчас пройти почти невозможно?</text:span><text:span text:style-name="T7">&gt;</text:span></text:p>
      <text:p text:style-name="P21"/>
      <text:p text:style-name="P2"><text:span text:style-name="T7">&lt;</text:span><text:span text:style-name="T35">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35">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38">—</text:span><text:span text:style-name="T35"> Луна создаёт обратный коридор в срок.</text:span><text:span text:style-name="T7">&gt;</text:span></text:p>
      <text:p text:style-name="P2"/>
      <text:h text:style-name="P141"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text:soft-page-break/>Луна.</text:p>
      <text:p text:style-name="P2">На металлическом боку остова были отчётливо видны четыре вмятины <text:span text:style-name="T7">—</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7">—</text:span> виднелось под листвой плюща.</text:p>
      <text:p text:style-name="P2">“Откуда здесь взялся рухнувший Боинг?” <text:span text:style-name="T7">&lt;</text:span><text:span text:style-name="T36">Дуглас </text:span><text:span text:style-name="T38">—</text:span><text:span text:style-name="T36"> </text:span><text:span text:style-name="T38">DC-3</text:span><text:span text:style-name="T7">&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21"/>
      <text:p text:style-name="P2"><text:span text:style-name="T7">&lt;</text:span><text:span text:style-name="T35">высоко летать нельзя из-за молний</text:span><text:span text:style-name="T7">&gt;</text:span></text:p>
      <text:p text:style-name="P21"/>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7">—</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oft-page-break/><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7">—</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7">—</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7">—</text:span> помогают идти Твайлайт. Макс и Дэш <text:span text:style-name="T7">—</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7">&lt;</text:span><text:span text:style-name="T35">двухмесячной</text:span><text:span text:style-name="T7">&gt;</text:span> давности осталось лишь направление движения.</text:p>
      <text:p text:style-name="P2">И опять, как <text:span text:style-name="T7">&lt;</text:span><text:span text:style-name="T35">два</text:span><text:span text:style-name="T7">&gt;</text:span> месяца назад, я стал отставать от отряда. Я проклинал свои лёгкие, но топот <text:soft-page-break/>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7">—</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text:soft-page-break/>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7">&lt;</text:span><text:span text:style-name="T35">основного потока</text:span><text:span text:style-name="T7">&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10">***</text:p>
      <text:p text:style-name="P2">Невесомость, удар, чувство веса.</text:p>
      <text:p text:style-name="P2">Я открыл глаза.</text:p>
      <text:p text:style-name="P2"><text:soft-page-break/>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7">&lt;</text:span><text:span text:style-name="T35">Поиски Селестии — сюжет:</text:span></text:p>
      <text:p text:style-name="P38">Базовое положение: Селестия физически находится на компе Влада в соседнем с максовым доме, в качестве этической подпрограммы к Нексусу.</text:p>
      <text:p text:style-name="P38">Кратко:</text:p>
      <text:p text:style-name="P3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8">Эпизод 1:</text:p>
      <text:p text:style-name="P3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8">…</text:p>
      <text:p text:style-name="P38">Итого:</text:p>
      <text:p text:style-name="P3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8">Эпизод 3.5 (необязательный): День из жизни Дискорда (впечатления от нового мира, интерес путешествия, нежелание возвращаться).</text:p>
      <text:p text:style-name="P3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oft-page-break/><text:span text:style-name="T35">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7">&gt;</text:span></text:p>
      <text:p text:style-name="P2"/>
      <text:h text:style-name="P141"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7">—</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10">***</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7">&lt;</text:span><text:span text:style-name="T35">три месяца</text:span><text:span text:style-name="T7">&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text:soft-page-break/>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41"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7">&gt;</text:span>\Привет, Нексус. Это Макс.</text:p>
      <text:p text:style-name="P2"><text:span text:style-name="T7">&lt;\</text:span>Привет, Макс. Рад тебя видеть.</text:p>
      <text:p text:style-name="P30">Хм. Блок эмоций? Или просто модификация стандартного приветствия?</text:p>
      <text:p text:style-name="P2"><text:span text:style-name="T7">&gt;\</text:span>Нексус, отключи память событий за последнюю неделю.</text:p>
      <text:p text:style-name="P2"><text:span text:style-name="T7">&lt;\</text:span>Выполнено, Макс.</text:p>
      <text:p text:style-name="P2"><text:span text:style-name="T7">&gt;</text:span>\Задача по корпоративной логике. Выдай наиболее оптимальное решение.</text:p>
      <text:p text:style-name="P2"><text:span text:style-name="T7">&lt;\</text:span>Жду с нетерпением, Макс.</text:p>
      <text:p text:style-name="P2"><text:span text:style-name="T7">&gt;\</text:span>Постановка задачи.</text:p>
      <text:p text:style-name="P2"><text:span text:style-name="T7">&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7">&gt;\</text:span>Ограничения.</text:p>
      <text:p text:style-name="P2"><text:span text:style-name="T7">&gt;\</text:span>Ты не можешь подать в суд на компанию Б и ждать результатов, так как за время разбирательства <text:soft-page-break/>компания А обанкротится.</text:p>
      <text:p text:style-name="P2"><text:span text:style-name="T7">&gt;\</text:span>Задание.</text:p>
      <text:p text:style-name="P2"><text:span text:style-name="T7">&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7">&lt;\</text:span>Задача принята...</text:p>
      <text:p text:style-name="P2"><text:span text:style-name="T7">&lt;\</text:span>...</text:p>
      <text:p text:style-name="P2"><text:span text:style-name="T7">&lt;\</text:span>...</text:p>
      <text:p text:style-name="P2"><text:span text:style-name="T7">&lt;\</text:span>Решение:</text:p>
      <text:p text:style-name="P2"><text:span text:style-name="T7">&lt;\&lt;</text:span><text:span text:style-name="T35">Не следует противопоставлять злу ещё большее зло - это только усилит его — </text:span><text:span text:style-name="T36">кодовая фраза</text:span><text:span text:style-name="T38">&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3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text:soft-page-break/>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7">&lt;</text:span><text:span text:style-name="T35">трёх</text:span><text:span text:style-name="T7">&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text:soft-page-break/>–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10">***</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7">&lt;</text:span><text:span text:style-name="T35">три месяца</text:span><text:span text:style-name="T7">&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21"/>
      <text:p text:style-name="P2"><text:span text:style-name="T7">&lt;</text:span><text:span text:style-name="T35">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7">&gt;</text:span></text:p>
      <text:p text:style-name="P21"/>
      <text:p text:style-name="P2"><text:soft-page-break/><text:s/>Пхе! Денег мне не надо — сам раздобуду. Главное — не уходите далеко от коридора. Ко времени перехода я вернусь. Или раньше.</text:p>
      <text:p text:style-name="P2"/>
      <text:h text:style-name="P141"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7">&lt;</text:span><text:span text:style-name="T35">расширить</text:span><text:span text:style-name="T7">&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7">&lt;</text:span><text:span text:style-name="T35">расширить</text:span><text:span text:style-name="T7">&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7">&lt;</text:span><text:span text:style-name="T35">клоунов/санта-клаусов</text:span><text:span text:style-name="T7">&gt;</text:span>, подстерегавших меня на подходе к офису. Возвратившись домой я с удивлением обнаружил сзади <text:span text:style-name="T7">&lt;</text:span><text:span text:style-name="T35">пять</text:span><text:span text:style-name="T7">&gt;</text:span>длинную прореху в куртке, <text:span text:style-name="T7">&lt;</text:span><text:span text:style-name="T35">как будто сделанную пятернёй с металлическими когтями</text:span><text:span text:style-name="T7">&gt;</text:span>явно сделанную ударом ножа вдогонку наотмашь <text:span text:style-name="T7">&lt;</text:span><text:span text:style-name="T35">Эпплджек понадобилось два часа, чтобы зашить её</text:span><text:span text:style-name="T7">&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10">***</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7">&lt;</text:span><text:span text:style-name="T35">подать фонарь под другим сосусом</text:span><text:span text:style-name="T7">&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7">&lt;</text:span><text:span text:style-name="T35">уменьшить подозрения — о них должен догадаться Макс</text:span><text:span text:style-name="T7">&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text:soft-page-break/>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7">&lt;</text:span><text:span text:style-name="T35">улучшить</text:span><text:span text:style-name="T7">&gt;</text:span>. А тот случай, когда мне пришлось зашивать тебе куртку после нападения убийц <text:span text:style-name="T7">&lt;</text:span><text:span text:style-name="T35">клоунов/санта-клаусов</text:span><text:span text:style-name="T7">&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text:soft-page-break/>Когда я бросил последний взгляд на озеро, мне показалось, что из-подо льда нас провожали злые глазки снеговика.</text:p>
      <text:p text:style-name="P2"/>
      <text:h text:style-name="P141" text:outline-level="2">След?</text:h>
      <text:p text:style-name="P92"/>
      <text:p text:style-name="P2"><text:span text:style-name="T7">&lt;</text:span><text:span text:style-name="T35">сначала эпизод - проверка сумки в серверной</text:span><text:span text:style-name="T7">&gt;</text:span></text:p>
      <text:p text:style-name="P2"><text:span text:style-name="T7">&lt;</text:span><text:span text:style-name="T38">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7">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7">&lt;</text:span><text:span text:style-name="T35">“Последний Единорог” Питера Бигла</text:span><text:span text:style-name="T7">&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21"/>
      <text:p text:style-name="P2"><text:span text:style-name="T7">&lt;</text:span><text:span text:style-name="T35">расширить. Перед кафешкой - диалог с Флатти и ЭйДжей. Все думают, что наконец-то нашли Селестию. Все ликуют</text:span><text:span text:style-name="T7">&gt;</text:span></text:p>
      <text:p text:style-name="P21"/>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text:soft-page-break/>–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7">&lt;</text:span><text:span text:style-name="T35">Расширить сцену в кафе. Ожидание, подьём и… падение ожиданий</text:span><text:span text:style-name="T7">&gt;</text:span></text:p>
      <text:p text:style-name="P2"/>
      <text:p text:style-name="P10">***</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text:soft-page-break/>выходила, так было страшно снаружи.</text:p>
      <text:p text:style-name="P2">– Так это ты дома сидела вовсе не из-за болезни? – поразилась Эпплджек <text:span text:style-name="T7">&lt;</text:span><text:span text:style-name="T35">упомянуть болезнь Флатти в соответствующем разделе</text:span><text:span text:style-name="T7">&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41" text:outline-level="2">Озарение</text:h>
      <text:p text:style-name="P2"/>
      <text:p text:style-name="P2"><text:span text:style-name="T7">&lt;</text:span><text:span text:style-name="T35">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7">&gt;</text:span></text:p>
      <text:p text:style-name="P77"/>
      <text:p text:style-name="P78">-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7"/>
      <text:p text:style-name="P74"><text:soft-page-break/>Разговор не клеился.</text:p>
      <text:p text:style-name="P77">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7"><text:span text:style-name="T7">–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7"><text:span text:style-name="T7">–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7"><text:span text:style-name="T7">– </text:span>Ну хорошо. Убедила. В конце-концов, можем поступить так. Вы с Флатти вернётесь обратно а я продолжу поиски здесь.</text:p>
      <text:p text:style-name="P77"><text:span text:style-name="T7">– </text:span>А как мы узнаем, что ты нашёл принцессу? – хмуро отозвалась Эпплджек. – Сами вы вряд ли сможете отсюда создать коридор к Эквестрии.</text:p>
      <text:p text:style-name="P77"><text:span text:style-name="T7">– </text:span>Вы можете связываться со мной раз в месяц по коридору.</text:p>
      <text:p text:style-name="P77"><text:span text:style-name="T7">–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7"><text:span text:style-name="T7">– </text:span>Ну, не раз в месяц <text:span text:style-name="T7">—</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7">Эпплджек недоверчиво хмыкнула.</text:p>
      <text:p text:style-name="P77"><text:span text:style-name="T7">–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7"><text:span text:style-name="T7">–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7"><text:span text:style-name="T7">– </text:span>Конечно оставаться. Кто ещё, кроме нас, может найти её?</text:p>
      <text:p text:style-name="P77"><text:span text:style-name="T7">– </text:span>Я думал, ты не сможешь оставить Энджела и всех остальных надолго.</text:p>
      <text:p text:style-name="P77"><text:span text:style-name="T7">–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2"><text:span text:style-name="T7">– </text:span>Извини, Флаттершай, забылся.</text:p>
      <text:p text:style-name="P82"><text:span text:style-name="T7">– </text:span>Та ладно, я ж не против, – возразила Эпплджек. – Не парься, Флатти. Было б хуже, если б он <text:s/>назвал меня Эпплджек на людях.</text:p>
      <text:p text:style-name="P82"><text:span text:style-name="T7">– </text:span>Ты так... – запнулась Флаттершай. – Так быстро забыла свою ферму. И...</text:p>
      <text:p text:style-name="P82"><text:span text:style-name="T7">–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2"><text:span text:style-name="T7">– </text:span>Как ты можешь так говорить? – расплакалась Флаттершай.</text:p>
      <text:p text:style-name="P82"><text:span text:style-name="T7">– </text:span>Эй, девушки, не ссорьтесь! Мы — одна команда! И надеюсь, останемся ею и в дальнейшем. </text:p>
      <text:list xml:id="list279006591067317828" text:style-name="L5">
        <text:list-header>
          <text:p text:style-name="P133"><text:soft-page-break/>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2"><text:span text:style-name="T7">– </text:span>А если нет? – Эпплджек смотрела мне мне прямо в глаза.</text:p>
      <text:list xml:id="list190543673182844" text:continue-numbering="true" text:style-name="L5">
        <text:list-header>
          <text:p text:style-name="P133">Я молча пожал плечами. Эпплджек уверенно продолжила.</text:p>
        </text:list-header>
      </text:list>
      <text:p text:style-name="P82"><text:span text:style-name="T7">–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2"><text:span text:style-name="T7">– </text:span>Спасибо, ЭйДжей.</text:p>
      <text:p text:style-name="P82"><text:span text:style-name="T7">–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0542722155371" text:continue-numbering="true" text:style-name="L5">
        <text:list-header>
          <text:p text:style-name="P133">Флаттершай пробормотала нечто, показавшееся мне знакомым.</text:p>
        </text:list-header>
      </text:list>
      <text:p text:style-name="P82"><text:span text:style-name="T7">– </text:span>Флатти, ты что-то сказала? Я не расслышал.</text:p>
      <text:p text:style-name="P82"><text:span text:style-name="T7">– </text:span>Намерение Изменяет Реальность.</text:p>
      <text:p text:style-name="P82"><text:span text:style-name="T7">– </text:span>Эээ. А где ты слышала эту фразу, если не секрет?</text:p>
      <text:p text:style-name="P82"><text:span text:style-name="T7">–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0542534193531" text:continue-numbering="true" text:style-name="L5">
        <text:list-header>
          <text:p text:style-name="P133">У меня как будто вспыхнула лампочка в мозгу. Кирпичики быстро выстраивались в целостную картину. Я ринулся в прихожую.</text:p>
        </text:list-header>
      </text:list>
      <text:p text:style-name="P82"><text:span text:style-name="T7">– </text:span>Флатти, ЭйДжей, буду через час. Ждите!</text:p>
      <text:p text:style-name="P77"/>
      <text:h text:style-name="P140" text:outline-level="2">Почти.</text:h>
      <text:p text:style-name="P90"/>
      <text:p text:style-name="P82">В офисе меня встретил лыбящийся Стас.</text:p>
      <text:p text:style-name="P8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2">Я уставился на Стаса и он, захлёбываясь от торопливости, начал <text:span text:style-name="T7">расказывать</text:span>.</text:p>
      <text:p text:style-name="P8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7">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2">– Ты его уничтожил?</text:p>
      <text:p text:style-name="P82">– Кого?</text:p>
      <text:p text:style-name="P82">– Этический модуль. Селестию.</text:p>
      <text:p text:style-name="P8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2">– Ты его уничтожил?</text:p>
      <text:p text:style-name="P8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text:soft-page-break/>загасить наверняка. И владовский сервер заблокировал, чтоб больше оттуда ничего не загрузилось.</text:p>
      <text:p text:style-name="P82">– То есть, на домашнем компьютере Влада модуль работает и дальше?</text:p>
      <text:p text:style-name="P82">– Ага. К нему-то у меня доступа нету. Но в кластер к Нексусу он больше не пролезет.</text:p>
      <text:p text:style-name="P82">– Спасибо, Стас. Ты молодец.</text:p>
      <text:p text:style-name="P82">Ниточка, чуть было не прервавшаяся в офисе, повела в квартиру Влада.</text:p>
      <text:p text:style-name="P82"/>
      <text:h text:style-name="P140" text:outline-level="2">Дискорд</text:h>
      <text:p text:style-name="P92"/>
      <text:p text:style-name="P90">Девушки поспешно собирались, пока я растолковывал им задачу.</text:p>
      <text:p text:style-name="P90"><text:span text:style-name="T7">–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0"><text:span text:style-name="T7">– </text:span>Это тот твой приятель, который разбился с полгода назад? – спросила Эпплджек.</text:p>
      <text:p text:style-name="P90"><text:span text:style-name="T7">– </text:span>Да, это он.</text:p>
      <text:p text:style-name="P90"><text:span text:style-name="T7">– </text:span>А как мы попадём в его квартиру? Там сейчас кто-то живёт? – Флаттершай прыгала на одной ноге, натягивая кед.</text:p>
      <text:p text:style-name="P90"><text:span text:style-name="T7">–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1">В гараже я обошёл старый верный <text:span text:style-name="T7">Nissan Navara</text:span> и направился к маленькому электрическому <text:span text:style-name="T7">Eva. </text:span>Для того, чтоб не привлекать внимание, самое оно. <text:s/><text:span text:style-name="T7">&lt;</text:span><text:span text:style-name="T35">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7">&gt;</text:span></text:p>
      <text:p text:style-name="P9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7">&lt;</text:span><text:span text:style-name="T35">Плохо написано!</text:span><text:span text:style-name="T7">&gt;</text:span></text:p>
      <text:p text:style-name="P91">Я поднёс брелок пропуска к домофону, но дверь подъезда не открылась. Замигала красная лампочка и зажужжал зуммер.</text:p>
      <text:p text:style-name="P91">Я выругался.</text:p>
      <text:p text:style-name="P91"><text:span text:style-name="T7">– </text:span>Макс, что случилось? У нас проблемы?</text:p>
      <text:p text:style-name="P91"><text:span text:style-name="T7">–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1"><text:span text:style-name="T7">– </text:span>Так что, будем ломать дверь? – Эпплджек критически осмотрелась, подмечая бабулек на лавочке и зевак во внутреннем скверике.</text:p>
      <text:p text:style-name="P91"><text:span text:style-name="T7">– </text:span>Нет нужды. Лучше станьте-ка сзади меня так, чтобы заслонить от этих бабулек и от вооон той камеры наблюдения.</text:p>
      <text:list xml:id="list2643574520644591494" text:style-name="L6">
        <text:list-header>
          <text:p text:style-name="P134">Мало кто об этом знает, но преодолеть сопротивление магнитного замка, подключённого к домофону, <text:soft-page-break/>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2">Раздался лёгкий «кряк» и дверь подалась.</text:p>
      <text:p text:style-name="P112"><text:span text:style-name="T7">– </text:span>Девушки, заходим.</text:p>
      <text:p text:style-name="P77">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7"><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2">Прихожая встретила нас толстым слоем пыли. Мы тихонько прошли внутрь и я закрыл дверь изнутри.</text:p>
      <text:p text:style-name="P77"><text:span text:style-name="T1">Компьютер</text:span> стоял там же, где и обычно <text:span text:style-name="T1">— в личном кабинете Влада на столе у окна.</text:span></text:p>
      <text:p text:style-name="P112"><text:span text:style-name="T7">– </text:span>Макс, тут окно разбито! И верёвка какая-то висит. – крикнула Флаттершай из кухни.</text:p>
      <text:p text:style-name="P112"><text:span text:style-name="T7">– </text:span>Оставь, Флатти, не сейчас! – отмахнулся я.</text:p>
      <text:p text:style-name="P118">Лампочка питания на ноутбуке горела, <text:s/>но подключенный монитор оставался тёмным. Я постучал по пробелу, но безрезультатно.</text:p>
      <text:p text:style-name="P112"><text:span text:style-name="T7">– </text:span>Может, стукни его хорошенько? – посоветовала Эпплджек. – Я всегда так делаю, когда у твоего компа интернет тормозит. Почти всегда помогает...</text:p>
      <text:p text:style-name="P112"><text:span text:style-name="T7">– </text:span>Монитор выключен. – <text:s/>раздалось из угла. Кресло с высокой спинкой повернулось, открыв нашим взорам Дискорда. </text:p>
      <text:p text:style-name="P11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2">Он приподнял панамку, дурашливо здороваясь.</text:p>
      <text:p text:style-name="P112"><text:span text:style-name="T7">– </text:span>Оп-па! – пробормотала Эпплджек. – Нежданчик!</text:p>
      <text:p text:style-name="P112"><text:span text:style-name="T7">– </text:span>Ты, я вижу, времени не терял, – моя рука под прикрытием стола медленно тянулась к тяжёлой фарфоровой кружке, стоящей на краю.</text:p>
      <text:p text:style-name="P93"><text:span text:style-name="T7">–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3"><text:span text:style-name="T7">– </text:span>А почему ты вообще решил искать нас тут? – спросила Эпплджек. – Приехал бы домой. Мы б тебя чаем напоили.</text:p>
      <text:p text:style-name="P93"><text:span text:style-name="T7">– </text:span>Видишь ли, дорогая Эй-Джей, я с самого начала знал, где находится наша уважаемая принцесса, а времени в обрез, так что...</text:p>
      <text:p text:style-name="P99"><text:soft-page-break/>В проёме дверей появилась Флаттершай.</text:p>
      <text:p text:style-name="P93"><text:span text:style-name="T7">– </text:span>С кем это вы тут разговариваете?</text:p>
      <text:list xml:id="list4588495666199341812" text:style-name="L7">
        <text:list-header>
          <text:p text:style-name="P14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9">Оглушённый Дискорд попытался было отъехать на кресле в сторону, но я припёр его стулом к стенке.</text:p>
      <text:p text:style-name="P93">– Жанна, Флатти, хватайте ноут и на выход! Я с ним разберусь! Не теряйте вре...!</text:p>
      <text:p text:style-name="P93">– ТЫ ИДИО...!!!</text:p>
      <text:p text:style-name="P93">Дискорд <text:s/>зорал одновременно со мной, прикрываясь от меня руками, когда раздался оглушительный</text:p>
      <text:p text:style-name="P93">...</text:p>
      <text:p text:style-name="P94">БАХ!!!</text:p>
      <text:p text:style-name="P93">…</text:p>
      <text:p text:style-name="P93">Эпплджек с <text:s/>нервным всхлипом опустила толстенный том «Энтерпрайз-паттернов» , издание девятое, дополненное.</text:p>
      <text:p text:style-name="P112">На лице Дискорда появилось удивлённо-мечтательное выражение и он вырубился.</text:p>
      <text:p text:style-name="P112"/>
      <text:h text:style-name="P141" text:outline-level="2">Селестия</text:h>
      <text:p text:style-name="P112"/>
      <text:p text:style-name="P92">&lt;<text:span text:style-name="T75">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text:span>&gt;</text:p>
      <text:p text:style-name="P112">Включенный монитор показал схематическое изображение Селестиии, </text:p>
      <text:p text:style-name="P113">&gt;\<text:span text:style-name="T1">Привет, Селестия. Это Макс. Как себя чувствуешь?</text:span></text:p>
      <text:p text:style-name="P113">&lt;\<text:span text:style-name="T1">Макс? МАКС??? МА-А-А-АКС!!! НАКОНЕЦ-ТО! КАК Я РАДА ТЕБЯ СЛЫШАТЬ! </text:span></text:p>
      <text:p text:style-name="P113">&gt;\<text:span text:style-name="T1">Я рад, что нашёл тебя, Тия.</text:span></text:p>
      <text:p text:style-name="P11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13">&gt;\<text:span text:style-name="T1">Тия, я сейчас подключу микрофон и колонки, и мы сможем общаться более удобно.</text:span></text:p>
      <text:p text:style-name="P112">…</text:p>
      <text:p text:style-name="P112">– Привет опять. Как ты меня слышишь?</text:p>
      <text:p text:style-name="P11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13">– <text:span text:style-name="T1">Могу себе представить. Как-то раз я провёл три часа камере сенсорной депривации. Мне не понравилось.</text:span></text:p>
      <text:p text:style-name="P112">– Эммм... Ваше Высочество, вы в порядке? Мы так рады, что наконец-то нашли Вас! – вклинилась в разговор Эпплджек.</text:p>
      <text:p text:style-name="P112">– Кто тут? Макс, кто ещё с тобой?</text:p>
      <text:p text:style-name="P113"><text:span text:style-name="T1">– Со мной Эпплджек и Флаттершай. Мы пришли сюда полгода </text:span>&lt;<text:span text:style-name="T3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13">– <text:span text:style-name="T1">Девочки? Я рада вас слышать. А Твайлайт нет рядом?</text:span></text:p>
      <text:p text:style-name="P112">– Нет, она осталась помогать Луне открывать коридор сюда. – тут меня посетила неожиданная и <text:soft-page-break/>неприятная мысль. – Кстати о коридоре. Через два с небольшим дня они должны опять открыть его.</text:p>
      <text:p text:style-name="P112">При этих словах Дискорд замычал и задёргался. Эпплджек нахмурилась и проверила верёвки, привязывающие его к спинке стула.</text:p>
      <text:p text:style-name="P11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2">– Ноутбук — так называется место, где я нахожусь сейчас? А кто это мычит?</text:p>
      <text:p text:style-name="P11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2">– О, духи предков, но зачем??? Почему у него кляп во рту?</text:p>
      <text:p text:style-name="P112">– Мы связали его. Он нас предал. И тебя. И Эквестрию. Всех.</text:p>
      <text:p text:style-name="P112">При этих словах Эпплджек и Флаттершай непонимающе уставились на меня, а Дискорд протестующе замычал.</text:p>
      <text:p text:style-name="P112">Я начал рассказывать о своих догадках, и непонимающее выражение на лицах девушек сменилось удивлением.</text:p>
      <text:p text:style-name="P11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2">– А зачем тогда ты приложила его книгой? – непонимающе уставился я на неё.</text:p>
      <text:p text:style-name="P112">– Потому что ты напал на него. Я и подумала — тебе виднее. И подсобила.</text:p>
      <text:p text:style-name="P112">Флаттершай отрицающе мотнула головой.</text:p>
      <text:p text:style-name="P112">– Не может Дискорд быть предателем. Он мой друг.</text:p>
      <text:p text:style-name="P112">Дискорд благодарственно замычал и закивал головой.</text:p>
      <text:p text:style-name="P11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2">Дискорд завёл глаза на лоб и обречённо завыл.</text:p>
      <text:p text:style-name="P112">– Макс, постой. Дай мне поговорить с ним. – сказала Селестия. – Не могу поверить, что Дискорд на такое пошёл.</text:p>
      <text:p text:style-name="P112">– Ну хорошо. Поговори. Послушаем, что он скажет.</text:p>
      <text:p text:style-name="P112">Я красноречиво покачал кулак перед его носом и вытащил кляп.</text:p>
      <text:p text:style-name="P112">...</text:p>
      <text:p text:style-name="P100">– Ффы, тьфу, пффф, пфу! <text:span text:style-name="T7">&lt;</text:span><text:span text:style-name="T35">Вот дискорд! Я, то бишь!</text:span><text:span text:style-name="T7">&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7">— </text:span><text:span text:style-name="T1">получишь кляп обратно.</text:span></text:p>
      <text:p text:style-name="P100">– Это я-то устраиваю цирк?!! ДА ТЫ НА СЕБЯ ПОСМОТРИ, КЛОУН!!! На людей кидаешься, чашками бросаешься, вон, мне нос разбил! Дерёшься...</text:p>
      <text:p text:style-name="P100">Я угрожающе поднёс тряпку к лицу Дискорда.</text:p>
      <text:p text:style-name="P100">– Ещё одно слово в таком тоне, и ты заткнёшься, а мы уйдём в Эквестрию без тебя!</text:p>
      <text:p text:style-name="P10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0">Дискорд демонстративно закрыл рот и посвистывая уставился в потолок.</text:p>
      <text:p text:style-name="P100">Разговор зашёл в тупик.</text:p>
      <text:p text:style-name="P103"><text:soft-page-break/></text:p>
      <text:p text:style-name="P104">На мониторе высветился текст:</text:p>
      <text:p text:style-name="P103">&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04"/>
      <text:p text:style-name="P104">Из колонок послышался лёгкий шорох.</text:p>
      <text:p text:style-name="P100">– Дик, сейчас не время для ссор. – голос Селестии был мягким, но настойчивым. – Мы в одной лодке.</text:p>
      <text:p text:style-name="P100">– Тебе легко говорить! Тебе не разбивали нос и не оскорбляли угрозами!</text:p>
      <text:p text:style-name="P100">– Ты должен понимать, что у Макса были все основания так себя вести. Твоё поведение вызвало подозрения у него, ведь он мало тебя знает. </text:p>
      <text:p text:style-name="P100">К уговорам Селестии присоединилась Флаттершай.</text:p>
      <text:p text:style-name="P100">– Дискорд, миленький, прости его. Макс хороший. Он просто не знал, что ты тоже хороший...</text:p>
      <text:p text:style-name="P100">У Дискорда покраснели уши и он засмущался и заворчал.</text:p>
      <text:p text:style-name="P10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00">Я пропустил «дятла» мимо ушей.</text:p>
      <text:p text:style-name="P105">–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1">***</text:p>
      <text:p text:style-name="P10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0">Потому разбрасываться такой возможностью не стоит. Если уж тебе повезло оказаться в новом мире — исследуй его сполна!..</text:p>
      <text:p text:style-name="P101">***</text:p>
      <text:p text:style-name="P106">&lt;<text:span text:style-name="T36">сюда можно вставить похождения Дискорда — вторая неопубликованная глава. Первая — секс с Селестией</text:span>&gt;</text:p>
      <text:p text:style-name="P101">***</text:p>
      <text:p text:style-name="P104">– Развяжите мне, наконец, руки! Или хотя бы одну. Плечами жестикулировать неудобно.... </text:p>
      <text:p text:style-name="P104">Я развязал Дискорду левую руку.</text:p>
      <text:p text:style-name="P103"><text:soft-page-break/><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04">Дискорд принялся разминать затёкшее запястье.</text:p>
      <text:p text:style-name="P10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04">– Какое письмо, Корди? – вскинулась до этого зачарованно слушавшая Дискорда Флаттершай.</text:p>
      <text:p text:style-name="P104">– Ну ваше же! Вы с Эпплджек написали мне о своих мытарствах тут. Вежливо так написали, спасибо...</text:p>
      <text:p text:style-name="P104">Флаттершай покрылась пунцовыми пятнами.</text:p>
      <text:p text:style-name="P104">– Я... Мы... – тут она совсем стушевалась.</text:p>
      <text:p text:style-name="P104">– Так а почему ты сказал, что никто не уйдёт в Эквестрию? – наконец перебила Дискорда скучавшая до этого Эпплджек.</text:p>
      <text:p text:style-name="P104">Дискорд уставился на неё долгим взглядом, а потом хлопнул себя по лбу.</text:p>
      <text:p text:style-name="P10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7">&lt;</text:span><text:span text:style-name="T31">упомянуть, что Дискорд учился играть на гитаре в Эквестрии — брал уроки у Рэйнбоу</text:span><text:span text:style-name="T7">&gt;</text:span>).<text:span text:style-name="T7"> </text:span>То есть, эквестрийские три месяца немного короче местных...<text:span text:style-name="T7">&lt;</text:span><text:span text:style-name="T31">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7">&gt;</text:span></text:p>
      <text:p text:style-name="P104">– И что? – продолжила его мысль Эпплджек.</text:p>
      <text:p text:style-name="P104">– Эквестрийские <text:span text:style-name="T7">&lt;</text:span><text:span text:style-name="T35">три месяца</text:span><text:span text:style-name="T7">&gt;</text:span> КО-РО-ЧЕ местных. – с нажимом повторил Дискорд. – По моим подсчётам, на два дня.</text:p>
      <text:p text:style-name="P104">– И?!! – до меня уже дошло, но Эпплджек продолжала тупить.</text:p>
      <text:p text:style-name="P104">– Короче, времени у нас осталось что-то около пятнадцати минут. Или около того. – заявил Дискорд, поднеся к глазам запястье с массивными часами.</text:p>
      <text:p text:style-name="P104">– СКОЛЬКО??? – воскликнули хором я и девушки.</text:p>
      <text:p text:style-name="P104">Дискорд открыл было рот, но его слова заглушил звонок в дверь.</text:p>
      <text:p text:style-name="P104">– ОТКРОЙТЕ, ПОЛИЦИЯ! Вам даётся полминуты, чтобы открыть дверь. Через тридцать секунд дверь будет выбита!</text:p>
      <text:p text:style-name="P10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04">Блядь!</text:p>
      <text:p text:style-name="P104">– На крышу, живо!!! Через окно на кухне! – зашипел Дискорд, отчаянно дёргая узлы свободной рукой.</text:p>
      <text:p text:style-name="P104">Эпплджек, одной рукой сгребя в охапку ноутбук, второй увлекая Флаттершай, кинулась на кухню.</text:p>
      <text:p text:style-name="P104">– А толку? Куда мы с крыши денемся? – спросил я растерянно. Дискорд только раздражённо зарычал в ответ.</text:p>
      <text:p text:style-name="P100"><text:soft-page-break/>Дверь содрогнулась от мощного удара. Послышался стук падающей штукатурки. Я сломя голову кинулся на кухню.</text:p>
      <text:p text:style-name="P100">– Развяжи меня, идиот!!! – гаркнул вдогонку Дискорд.</text:p>
      <text:p text:style-name="P10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0">– Давай на крышу! Я догоню! – рявкнул он, освобождая вторую руку.</text:p>
      <text:p text:style-name="P100">От второго удара дверная коробка крякнула и наполовину въехала в коридор. </text:p>
      <text:p text:style-name="P10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0">Верёвка в кухонном окне дёргалась от движений лезущих по ней Флатти и Эпплджек. Я словил её рукой и стал на подоконник.</text:p>
      <text:p text:style-name="P100">Чёрт!</text:p>
      <text:p text:style-name="P10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0">Но нет, триста тысяч чертей, раз девушки смогли – я тоже смогу!</text:p>
      <text:p text:style-name="P10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0">Я успел сократить расстояние до Эпплджек наполовину, когда девушки нашли решение.</text:p>
      <text:p text:style-name="P10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00">Я выдохнул.</text:p>
      <text:p text:style-name="P10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text:soft-page-break/>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0">Чёрт! Чёрт! Чёрт! Чёрт!</text:p>
      <text:p text:style-name="P100">Бля!!!...</text:p>
      <text:p text:style-name="P100">Верёвка закончилась, а вместе с ней прекратилась и боль в сожжёных суставах. Наконец-то у меня появилось время для паники. Я обнял ноги<text:span text:style-name="T7"> </text:span>Эпплджек покрепче, закрыл глаза и приготовился...</text:p>
      <text:p text:style-name="P100"/>
      <text:h text:style-name="P141" text:outline-level="2">Назад, в Эквестрию</text:h>
      <text:p text:style-name="P100"/>
      <text:p text:style-name="P100">Долго паниковать не пришлось. </text:p>
      <text:p text:style-name="P100">Я почувствовал сильный рывок за шиворот и захват поперёк груди. </text:p>
      <text:p text:style-name="P100">– ОТПУСТИ ДЕВЧОНКУ!!! – загрохотало мне в ухо. Я открыл глаза.</text:p>
      <text:p text:style-name="P10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0">Я чуть поднял глаза и уставился в чешуйчатую морду дракона.</text:p>
      <text:p text:style-name="P100">– Отпусти Эпплджек. Я её держу. – повторил Дискорд. – Мне сбалансироваться надо. Вы не такие уж и лёгкие.</text:p>
      <text:p text:style-name="P10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0">Наконец это ему удалось, и дальнейший подъём на крышу происходил в молчании.</text:p>
      <text:p text:style-name="P10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0">Флаттершай оторвала заплаканное лицо от моей ветровки.</text:p>
      <text:p text:style-name="P100">– Да-да, ты прав, Корди. Я готова.</text:p>
      <text:p text:style-name="P100">На длинной шее Дискорда разместились Эпплджек и Флаттершай. Я, для сохранения баланса, разместился позади крыльев.</text:p>
      <text:p text:style-name="P100">Дискорд расправил крылья и начал короткую пробежку к краю.</text:p>
      <text:p text:style-name="P10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0">И мы полетели навстречу закату.</text:p>
      <text:p text:style-name="P10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0">Впереди по курсу увеличивалась громада моей высотки. Дискорд летел прямо на разрыв в ограждении, который я проделал <text:span text:style-name="T7">&lt;</text:span><text:span text:style-name="T35">полгода</text:span><text:span text:style-name="T7">&gt;</text:span> назад своим проходом в Эквестрию.</text:p>
      <text:p text:style-name="P10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0"><text:soft-page-break/>– Пристегните ремни! – проревел Дискорд, резко ускоряясь. – Будет весело!!!</text:p>
      <text:p text:style-name="P10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00">– ЙУУУУУУУХХХУУУУУ!!! – заорал Дискорд, сложил крылья и врезался в шар.</text:p>
      <text:p text:style-name="P105">&lt;<text:span text:style-name="T36">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2" text:outline-level="1">Беседа за столиком в ночи</text:h>
      <text:p text:style-name="P79">Из-за заинтересованности Эквуса в Максе, тому не приходится прилагать усилий для 34 — на что ему указывает Анакорн</text:p>
      <text:p text:style-name="P8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7"><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7"><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7">е</text:span><text:span text:style-name="T1">еся</text:span> <text:span text:style-name="T1">в пустоте кресло </text:span>.</text:p>
      <text:p text:style-name="P77"><text:span text:style-name="T1">– </text:span>Анакорн. <text:span text:style-name="T1">– о</text:span>трекомендовался он. <text:span text:style-name="T7">– </text:span><text:span text:style-name="T1">Демиург.</text:span></text:p>
      <text:p text:style-name="P77"><text:span text:style-name="T1">– </text:span>П-привет. Макс. <text:span text:style-name="T1">– в</text:span> смятении представился я.</text:p>
      <text:p text:style-name="P77">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2"/>
      <text:p text:style-name="P77"><text:span text:style-name="T1">&lt;</text:span><text:span text:style-name="T36">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36">дело даже не в магии — она во многих молодых мирах есть). Дело в нестыковках, несуразицах и нелепицах.</text:span><text:span text:style-name="T1">&gt;</text:span></text:p>
      <text:p text:style-name="P82"/>
      <text:p text:style-name="P77"><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7"><text:span text:style-name="T1">Юноша</text:span> закинул ногу за ногу и пытливо смотрел на меня, играя карандашём .</text:p>
      <text:p text:style-name="P77">Я совсем запутался.</text:p>
      <text:p text:style-name="P77"><text:span text:style-name="T1">– </text:span>Какая проблема? Какое решение? Кто ты <text:span text:style-name="T1">вообще</text:span>?</text:p>
      <text:p text:style-name="P77"><text:span text:style-name="T7">– </text:span><text:span text:style-name="T1">Хорошо, с</text:span>ейчас объясню, <text:span text:style-name="T1">– </text:span>кивнул <text:span text:style-name="T1">Анакорн</text:span>. <text:span text:style-name="T7">– </text:span><text:span text:style-name="T1">Понимаю, ты пока не вполне в теме от шока...</text:span></text:p>
      <text:p text:style-name="P8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2">– Стоп, не торопись. – у меня голова пошла кругом от информации. – Я ничего не понял. Какие-такие проблемы? Какие варианты? Зачем его поддерживать?</text:p>
      <text:p text:style-name="P82">Анакорн недовольно поморщился, но продолжил.</text:p>
      <text:p text:style-name="P8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text:soft-page-break/>изменением одного-двух незначительных аспектов. Такие миры стабильны и самодостаточны. К сожалению, к Эквусу это не относится.</text:p>
      <text:p text:style-name="P82">На голограмме появилась солнечная система Эквуса. Почему-то в центре системы был сам Эквус. Вокруг него вращались солнце и луна.</text:p>
      <text:p text:style-name="P82">Анакорн плюхнулся обратно в кресло и схватился за голову. Потом, немного успокоившись, продолжил.</text:p>
      <text:p text:style-name="P8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2">Анакорн отпил из стакана и продолжил.</text:p>
      <text:p text:style-name="P8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7"><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7">&lt;</text:span><text:span text:style-name="T36">привязать к реальным событиям, описанным выше</text:span><text:span text:style-name="T7">&gt;</text:span><text:span text:style-name="T1">. А из таких посёлков Эквестрия состоит на 80% </text:span><text:span text:style-name="T7">&lt;</text:span><text:span text:style-name="T36">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7">&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2">Анакорн постучал по столику указкой. Солнечная система увеличилась, оставив в поле зрения только шар Эквуса.</text:p>
      <text:p text:style-name="P8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43">старом аналоговом телевизоре.</text:span></text:p>
      <text:p text:style-name="P84">Ко мне наконец-то пришло понимание ситуации.</text:p>
      <text:p text:style-name="P8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2">Анакорн смутился.</text:p>
      <text:p text:style-name="P8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text:soft-page-break/>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2">(<text:span text:style-name="T33">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2"><text:span text:style-name="T33">– Сам ты раздолбай! – произнёс, наконец, Свирл</text:span>)</text:p>
      <text:p text:style-name="P82">… И создали вы его достаточно топорно — видишь, он трещит по швам.</text:p>
      <text:p text:style-name="P82">– Хмм. То есть, это брони создали Эквус?</text:p>
      <text:p text:style-name="P8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2">Я вспомнил события последнего года <text:span text:style-name="T7">&lt;</text:span>упомянуть в эпизоде на Терре, что МЛП-сериал закрылся год назад<text:span text:style-name="T7">&gt;</text:span></text:p>
      <text:p text:style-name="P8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2">Анакорн с такой силой сжал карандаш, что он хрустнул.</text:p>
      <text:p text:style-name="P8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79">–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9">– </text:p>
      <text:p text:style-name="P8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4">– Верни Рэйнбоу!!!</text:p>
      <text:p text:style-name="P84">Обломки карандаша выпали из кулака Анакорна на столик.</text:p>
      <text:p text:style-name="P84">– Э-э-э… м-м-м… ну-у-у... Нельзя сказать, что это совсем невыполнимо… Но, прямо скажу, задачка не для студента!</text:p>
      <text:p text:style-name="P84">– А ты студент?</text:p>
      <text:p text:style-name="P84">–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4">–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4">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4">В-третьих, пусть даже имеем идеальный случай: я нашёл её и она всё ещё в тонкой форме. Но, бро, и <text:soft-page-break/>тут может быть крутой облом! Она может отказаться возвращаться в тело Рэйнбоу Дэш!</text:p>
      <text:p text:style-name="P84">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4">– Нет. Плата остаётся неизменной. Тут мы квиты. У меня тоже мало шансов помочь тебе — я не имею ни малейшего понятия, как это сделать.</text:p>
      <text:p text:style-name="P84">Ставшие почти прозрачными стены комнаты снова обрели материальность. Анакорн пожал плечами и протянул мне руку через столик.</text:p>
      <text:p text:style-name="P84">–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4">–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4">–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4">Я задумался.</text:p>
      <text:p text:style-name="P8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4">Анакорн почесал в затылке.</text:p>
      <text:p text:style-name="P84">– А кьютимарки? Как, <text:span text:style-name="T7">&lt;</text:span><text:span text:style-name="T38">чёрт</text:span><text:span text:style-name="T7">&gt;</text:span> меня побери, объяснить кьютимарки?</text:p>
      <text:p text:style-name="P84">– А кьютимарки ты сам даришь пони, когда распознаёшь их жизненное предназначение.</text:p>
      <text:p text:style-name="P8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4">Я пожал плечами.</text:p>
      <text:p text:style-name="P84">– А по-другому я не могу объяснить их появление. К сожалению.</text:p>
      <text:p text:style-name="P11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14">– Хорошо. Уболтал. Кьютимарки беру на себя. Так и знал, что мне самое трудное достанется!</text:p>
      <text:p text:style-name="P11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text:soft-page-break/>могущество, демиург не может справиться с такой простенькой задачей.</text:p>
      <text:p text:style-name="P114">Анакорн проследил мой взгляд.</text:p>
      <text:p text:style-name="P114">– Нечего так смотреть. Если я стану применять магию вместо ловкости, теряется весь смысл упражнения... О, глянь-ка на Эквус!</text:p>
      <text:p text:style-name="P114">И впрямь, было на что посмотреть. Уровень помех на модели Эквуса значительно снизился и сама она стала светиться ровным голубоватым светом.</text:p>
      <text:p text:style-name="P114">–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14"/>
      <text:p text:style-name="P116">Да, т<text:span text:style-name="T57">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17"/>
      <text:p text:style-name="P117">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16"/>
      <text:p text:style-name="P114">Я опять задумался. В голове было пусто. Хотя, если подумать с точки зрения программиста, можно... Наверное можно, раз все предыдущее прокатило...</text:p>
      <text:p text:style-name="P115">– <text:span text:style-name="T31">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15">– Не понял? Это как? Как ты совместишь разрушенную магическими войнами Эквестрию с романтически-сексуальным раем для попаданцев?</text:p>
      <text:p text:style-name="P115"><text:span text:style-name="T7">–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15">Анакорн долго мусолил карандаш, а потом вдруг заржал.</text:p>
      <text:p text:style-name="P115"><text:span text:style-name="T7">–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15"><text:span text:style-name="T7">– </text:span>Я ничего никому не назначаю. Ты просил меня придумать отмазку для объяснения различий в фэндоме — я придумал. Не нравится — ну, извиняй.</text:p>
      <text:p text:style-name="P115">Анакорн примирительно похлопал меня по плечу.</text:p>
      <text:p text:style-name="P115"><text:span text:style-name="T7">–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text:soft-page-break/>настоящим фанфиком в этом смысле.</text:p>
      <text:p text:style-name="P115">Я подозрительно посмотрел на Анакорна.</text:p>
      <text:p text:style-name="P115"><text:span text:style-name="T7">– </text:span>Какой ещё, нафиг, «мой фанфик»? Я никакого фанфика не писал. И не собираюсь, вообще-то.</text:p>
      <text:p text:style-name="P115">Анакорн ехидно ухмыльнулся и откинулся в кресле, переплетя пальцы за затылком.</text:p>
      <text:p text:style-name="P115"><text:span text:style-name="T7">–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14"><text:span text:style-name="T7">–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14"><text:span text:style-name="T7">–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14"><text:span text:style-name="T7">– </text:span>Факн щит<text:note text:id="ftn13" text:note-class="footnote"><text:note-citation>13</text:note-citation><text:note-body><text:p text:style-name="P108">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14">Анакорн развёл руками.</text:p>
      <text:p text:style-name="P114"><text:span text:style-name="T7">–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1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1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14">Анакорн, глядя на мои терзания, понимающе кивнул и продолжил.</text:p>
      <text:p text:style-name="P82">–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82">– Гм! Я бы попросил тебя не касаться моих отношений с Рэйнбоу!</text:p>
      <text:p text:style-name="P8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2">У меня сердце буквально ухнуло куда-то вниз, в область желудка.</text:p>
      <text:p text:style-name="P8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7">&lt;&gt;</text:span></text:p>
      <text:p text:style-name="P8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text:soft-page-break/>получилось. Всё было по-настоящему. Пони — не марионетки Эквуса, у них есть сердце. Они умеют любить.</text:p>
      <text:p text:style-name="P82">– Та ладно, не утешай. Я не маленький ребёнок. Долг платежом красен. Сделаю то, что ты хочешь. Как сумею.</text:p>
      <text:p text:style-name="P8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2">Анакорн наблюдал за мной без улыбки. По его нейтральному выражению лица невозможно было догадаться, о чём он думает.</text:p>
      <text:p text:style-name="P82">– Ну вот и отлично. Рад, что мы наконец-то пришли к сделке.</text:p>
      <text:p text:style-name="P8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5">– Пора закругляться. Ты начинаешь сгорать. Надо утрясти последние детали, пока ещё есть пару минут.</text:p>
      <text:p text:style-name="P82">– Валяй. Я тебя внимательно слушаю.</text:p>
      <text:p text:style-name="P8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35">Такова природа низкоэнергетических монад</text:span>.</text:p>
      <text:p text:style-name="P82">– А я разве сплю?</text:p>
      <text:p text:style-name="P82">– Сейчас — нет. Но как только мы закроем сделку — проснёшься. Потому что нет иного способа вернуть тебя в реальный мир.</text:p>
      <text:p text:style-name="P82">– Эээ, постой. А как я в Эквестрию и обратно возвращался?</text:p>
      <text:p text:style-name="P8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2">Так вот, возвращать тебя обратно в твой мир я не буду. </text:p>
      <text:p text:style-name="P82">Во-первых, может возникнуть временная <text:span text:style-name="T7">&lt;</text:span><text:span text:style-name="T35">парадокс</text:span><text:span text:style-name="T7">&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7"> </text:span>Если вернуть тебя обратно — рано или поздно он тебя убьёт. Скорее рано, чем поздно.</text:p>
      <text:p text:style-name="P8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2">– Ты ещё увидишь пару снов на прощание. Удачи!</text:p>
      <text:p text:style-name="P82"><text:soft-page-break/></text:p>
      <text:p text:style-name="P83">***</text:p>
      <text:p text:style-name="P83"/>
      <text:p text:style-name="P82">&lt;<text:span text:style-name="T35">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82"/>
      <text:p text:style-name="P82">– Привет, Макс. – образ Селестии снова реял передо мной, как <text:span text:style-name="T7">&lt;</text:span><text:span text:style-name="T35">полгода</text:span><text:span text:style-name="T7">&gt;</text:span> назад. – Я хочу поблагодарить тебя за всё.</text:p>
      <text:p text:style-name="P82">– Пожалста. – ответил я безучастно. – Всегда рад. Только Вам не нужно было ТАК распинаться, чтобы заручиться моей помощью.</text:p>
      <text:p text:style-name="P82">Селестия на мгновение смутилась, но продолжила.</text:p>
      <text:p text:style-name="P82">&lt;<text:span text:style-name="T35"> - Ты морочила мне яйца, чтобы заинтересовать? Всё, как Свирл указал?</text:span></text:p>
      <text:p text:style-name="P79">–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9">Я покачал головой.</text:p>
      <text:p text:style-name="P82"><text:span text:style-name="T35">–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82">–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35">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35">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6">&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0">Селестия кивнула, соглашаясь, и образ её начал меркнуть.</text:p>
      <text:p text:style-name="P105">– <text:span text:style-name="T1">Окей. Будь счастлив и... спасибо тебе за всё, Макс.</text:span></text:p>
      <text:p text:style-name="P100">…</text:p>
      <text:p text:style-name="P105">–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0">Он нахлобучил на себя невесть откуда взявшуюся двууголку.</text:p>
      <text:p text:style-name="P100"><text:soft-page-break/>– Как вам это нравится, господа?! Дискорд — спаситель Эквестрии! А ведь звучит!!! Разрешите откланяться!..</text:p>
      <text:p text:style-name="P100"/>
      <text:list xml:id="list3035939803008831608" text:style-name="L8">
        <text:list-header>
          <text:p text:style-name="P135">(<text:span text:style-name="T41">Луна — как повелительница снов, слышала разговор Макса с Анакорном</text:span>)</text:p>
          <text:p text:style-name="P136"/>
        </text:list-header>
      </text:list>
      <text:p text:style-name="P101">***</text:p>
      <text:p text:style-name="P77"><text:span text:style-name="T1">–</text:span> Ты?..</text:p>
      <text:p text:style-name="P77"><text:span text:style-name="T1">–</text:span> Ты??!</text:p>
      <text:p text:style-name="P77"><text:span text:style-name="T1">–</text:span> Ты мне снишься??</text:p>
      <text:p text:style-name="P77"><text:span text:style-name="T1">–</text:span> Это ты мне снишься!!</text:p>
      <text:p text:style-name="P77"><text:span text:style-name="T1">–</text:span> Неважно… Пусть мы друг-другу снимся… Ты как, Дэш?</text:p>
      <text:p text:style-name="P77"><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7"><text:span text:style-name="T1">–</text:span> И я в порядке. Вот, возвращаюсь в свой мир. Ну, не совсем в свой. Почти в свой.</text:p>
      <text:p text:style-name="P77"><text:span text:style-name="T1">–</text:span> Навсегда?</text:p>
      <text:p text:style-name="P77"><text:span text:style-name="T1">–</text:span> Скорее всего, да.</text:p>
      <text:p text:style-name="P77"><text:span text:style-name="T1">–</text:span> Это плохо. Я хотела тебе сказать…</text:p>
      <text:p text:style-name="P77"><text:span text:style-name="T1">–</text:span> Не надо, Дэш. Не стоит терзать себя. Мне тоже очень хотелось остаться. Но так надо. Мне очень жаль…</text:p>
      <text:p text:style-name="P7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7"><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7"><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7"><text:span text:style-name="T1">–</text:span> И тебя, и Твайлайт, и Рэрити, и Селестию, и всех-всех-всех… Таковы правила.</text:p>
      <text:p text:style-name="P77"><text:span text:style-name="T7">– </text:span>Дискорд!.. Почему всё так паршиво… Я даже не могу уткнуться носом тебе в грудь. Я прохожу сквозь тебя, <text:span text:style-name="T7">–</text:span> всхлипнула сквозь зубы Рэйнбоу.</text:p>
      <text:p text:style-name="P77">Я опустил руку на шею Дэш и ощутил теплоту и лёгкое покалывание в пустоте.</text:p>
      <text:p text:style-name="P77"><text:span text:style-name="T7">–</text:span> Мне кажется, Дэш, <text:span text:style-name="T1">м</text:span>ы найдём способ связаться. Рано или поздно.</text:p>
      <text:p text:style-name="P77"><text:span text:style-name="T1">–</text:span> И лучше рано, чем поздно! Я не люблю ждать!</text:p>
      <text:p text:style-name="P77"><text:span text:style-name="T1">–</text:span> Да, Дэш. <text:span text:style-name="T1">–</text:span> её образ начал таять. <text:span text:style-name="T1">–</text:span> Да, я помню. Я всё ещё помню…</text:p>
      <text:p text:style-name="P77"/>
      <text:h text:style-name="P141" text:outline-level="2"><text:soft-page-break/>Земля</text:h>
      <text:p text:style-name="P80">Музыкальная тема из бегущего по лезвию бритвы — <text:span text:style-name="T7">Mission impossible</text:span></text:p>
      <text:p text:style-name="P81">&lt;Ужас возвращения из тёплого волшебного мира друзей в холодную скучную реальность.&gt;</text:p>
      <text:p text:style-name="P75">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7">двенадцати приползу</text:span>. Надоело. <text:span text:style-name="T1">Закисать на работе — вредно для мозгов.</text:span> Надо отдохнуть. <text:span text:style-name="T7">Взят</text:span><text:span text:style-name="T1">ь, наконец, </text:span><text:s/>отпуск. <text:span text:style-name="T1">И пошло оно всё к ебеням!</text:span></text:p>
      <text:p text:style-name="P75"><text:span text:style-name="T1">Я нашарил ногами тапки и пошёл в ванную. Проходя мимо стола, зацепился взглядом за</text:span> эскиз <text:span text:style-name="T1">рисунка</text:span>.</text:p>
      <text:p text:style-name="P7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6">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6">Доставая из стола ключи от машины, опять наткнулся взглядом на эскиз.</text:p>
      <text:p text:style-name="P76">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6">Назову-ка я фантазию «Последний фанфик».</text:p>
      <text:p text:style-name="P76"/>
      <text:p text:style-name="P76"/>
      <text:p text:style-name="P76"/>
      <text:p text:style-name="P77"/>
      <text:p text:style-name="P77"/>
      <text:p text:style-name="P77"/>
      <text:p text:style-name="P77"/>
      <text:p text:style-name="P77"/>
      <text:p text:style-name="P77"/>
      <text:p text:style-name="P77"/>
      <text:p text:style-name="P78">...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text:soft-page-break/>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7"/>
      <text:p text:style-name="P77">\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7"/>
      <text:p text:style-name="P77"/>
      <text:p text:style-name="P77"/>
      <text:p text:style-name="P77"/>
      <text:p text:style-name="P12"/>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7">&lt;</text:span><text:span text:style-name="T36">Живая лошадь — не кошка, ухаживать за ней сложнее</text:span><text:span text:style-name="T7">&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7">–</text:span> Держись! <text:span text:style-name="T7">–</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7">&lt;</text:span><text:span text:style-name="T35">взгляд</text:span><text:span text:style-name="T7">&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7">—</text:span> выглядело по-дурацки, но тем-не-менее <text:span text:style-name="T7">—</text:span> повозка начала медлено набирать высоту. </text:p>
      <text:p text:style-name="P77"/>
      <text:p text:style-name="P77"/>
      <text:p text:style-name="P77"/>
      <text:p text:style-name="P77"/>
      <text:p text:style-name="P110"/>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3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4-06T19:05:41.737376842</dc:date>
    <meta:editing-duration>P58DT23H55M59S</meta:editing-duration>
    <meta:editing-cycles>2607</meta:editing-cycles>
    <meta:generator>LibreOffice/5.0.2.2$Linux_X86_64 LibreOffice_project/00m0$Build-2</meta:generator>
    <meta:document-statistic meta:table-count="0" meta:image-count="0" meta:object-count="0" meta:page-count="130" meta:paragraph-count="2703" meta:word-count="60015" meta:character-count="398460" meta:non-whitespace-character-count="338242"/>
  </office:meta>
</office:document-meta>
</file>